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90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Heading_20_1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P32" style:family="paragraph" style:parent-style-name="Heading_20_1">
      <style:paragraph-properties fo:break-before="auto" fo:line-height="115%" style:writing-mode="lr-tb"/>
    </style:style>
    <style:style style:name="T32_1" style:family="text"/>
    <style:style style:name="P33" style:family="paragraph" style:parent-style-name="Heading_20_2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>
      <style:text-properties fo:font-weight="bold" style:font-weight-asian="bold" style:font-weight-complex="bold"/>
    </style:style>
    <style:style style:name="T34_28" style:family="text">
      <style:text-properties fo:font-weight="bold" style:font-weight-asian="bold" style:font-weight-complex="bold"/>
    </style:style>
    <style:style style:name="T34_29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>
      <style:text-properties fo:font-weight="bold" style:font-weight-asian="bold" style:font-weight-complex="bold"/>
    </style:style>
    <style:style style:name="T35_16" style:family="text">
      <style:text-properties fo:font-weight="bold" style:font-weight-asian="bold" style:font-weight-complex="bold"/>
    </style:style>
    <style:style style:name="T35_17" style:family="text">
      <style:text-properties fo:font-weight="bold" style:font-weight-asian="bold" style:font-weight-complex="bold"/>
    </style:style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>
      <style:text-properties fo:font-weight="bold" style:font-weight-asian="bold" style:font-weight-complex="bold"/>
    </style:style>
    <style:style style:name="T36_21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T37_11" style:family="text">
      <style:text-properties fo:font-weight="bold" style:font-weight-asian="bold" style:font-weight-complex="bold"/>
    </style:style>
    <style:style style:name="T37_12" style:family="text">
      <style:text-properties fo:font-weight="bold" style:font-weight-asian="bold" style:font-weight-complex="bold"/>
    </style:style>
    <style:style style:name="T37_13" style:family="text">
      <style:text-properties fo:font-weight="bold" style:font-weight-asian="bold" style:font-weight-complex="bold"/>
    </style:style>
    <style:style style:name="T37_14" style:family="text">
      <style:text-properties fo:font-weight="bold" style:font-weight-asian="bold" style:font-weight-complex="bold"/>
    </style:style>
    <style:style style:name="T37_15" style:family="text">
      <style:text-properties fo:font-weight="bold" style:font-weight-asian="bold" style:font-weight-complex="bold"/>
    </style:style>
    <style:style style:name="T37_16" style:family="text">
      <style:text-properties fo:font-weight="bold" style:font-weight-asian="bold" style:font-weight-complex="bold"/>
    </style:style>
    <style:style style:name="T37_17" style:family="text">
      <style:text-properties fo:font-weight="bold" style:font-weight-asian="bold" style:font-weight-complex="bold"/>
    </style:style>
    <style:style style:name="T37_18" style:family="text">
      <style:text-properties fo:font-weight="bold" style:font-weight-asian="bold" style:font-weight-complex="bold"/>
    </style:style>
    <style:style style:name="T37_19" style:family="text">
      <style:text-properties fo:font-weight="bold" style:font-weight-asian="bold" style:font-weight-complex="bold"/>
    </style:style>
    <style:style style:name="T37_20" style:family="text">
      <style:text-properties fo:font-weight="bold" style:font-weight-asian="bold" style:font-weight-complex="bold"/>
    </style:style>
    <style:style style:name="T37_21" style:family="text">
      <style:text-properties fo:font-weight="bold" style:font-weight-asian="bold" style:font-weight-complex="bold"/>
    </style:style>
    <style:style style:name="T37_22" style:family="text">
      <style:text-properties fo:font-weight="bold" style:font-weight-asian="bold" style:font-weight-complex="bold"/>
    </style:style>
    <style:style style:name="T37_23" style:family="text">
      <style:text-properties fo:font-weight="bold" style:font-weight-asian="bold" style:font-weight-complex="bold"/>
    </style:style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>
      <style:text-properties fo:font-weight="bold" style:font-weight-asian="bold" style:font-weight-complex="bold"/>
    </style:style>
    <style:style style:name="T37_50" style:family="text">
      <style:text-properties fo:font-weight="bold" style:font-weight-asian="bold" style:font-weight-complex="bold"/>
    </style:style>
    <style:style style:name="T37_51" style:family="text">
      <style:text-properties fo:font-weight="bold" style:font-weight-asian="bold" style:font-weight-complex="bold"/>
    </style:style>
    <style:style style:name="T37_52" style:family="text">
      <style:text-properties fo:font-weight="bold" style:font-weight-asian="bold" style:font-weight-complex="bold"/>
    </style:style>
    <style:style style:name="T37_53" style:family="text">
      <style:text-properties fo:font-weight="bold" style:font-weight-asian="bold" style:font-weight-complex="bold"/>
    </style:style>
    <style:style style:name="T37_54" style:family="text">
      <style:text-properties fo:font-weight="bold" style:font-weight-asian="bold" style:font-weight-complex="bold"/>
    </style:style>
    <style:style style:name="T37_55" style:family="text">
      <style:text-properties fo:font-weight="bold" style:font-weight-asian="bold" style:font-weight-complex="bold"/>
    </style:style>
    <style:style style:name="T37_56" style:family="text">
      <style:text-properties fo:font-weight="bold" style:font-weight-asian="bold" style:font-weight-complex="bold"/>
    </style:style>
    <style:style style:name="T37_57" style:family="text">
      <style:text-properties fo:font-weight="bold" style:font-weight-asian="bold" style:font-weight-complex="bold"/>
    </style:style>
    <style:style style:name="T37_58" style:family="text">
      <style:text-properties fo:font-weight="bold" style:font-weight-asian="bold" style:font-weight-complex="bold"/>
    </style:style>
    <style:style style:name="T37_59" style:family="text">
      <style:text-properties fo:font-weight="bold" style:font-weight-asian="bold" style:font-weight-complex="bold"/>
    </style:style>
    <style:style style:name="T37_60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>
      <style:text-properties fo:font-weight="bold" style:font-weight-asian="bold" style:font-weight-complex="bold"/>
    </style:style>
    <style:style style:name="T38_24" style:family="text">
      <style:text-properties fo:font-weight="bold" style:font-weight-asian="bold" style:font-weight-complex="bold"/>
    </style:style>
    <style:style style:name="T38_25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>
      <style:text-properties fo:font-weight="bold" style:font-weight-asian="bold" style:font-weight-complex="bold"/>
    </style:style>
    <style:style style:name="T42_8" style:family="text">
      <style:text-properties fo:font-weight="bold" style:font-weight-asian="bold" style:font-weight-complex="bold"/>
    </style:style>
    <style:style style:name="T42_9" style:family="text">
      <style:text-properties fo:font-weight="bold" style:font-weight-asian="bold" style:font-weight-complex="bold"/>
    </style:style>
    <style:style style:name="T42_10" style:family="text">
      <style:text-properties fo:font-weight="bold" style:font-weight-asian="bold" style:font-weight-complex="bold"/>
    </style:style>
    <style:style style:name="T42_11" style:family="text">
      <style:text-properties fo:font-weight="bold" style:font-weight-asian="bold" style:font-weight-complex="bold"/>
    </style:style>
    <style:style style:name="T42_12" style:family="text">
      <style:text-properties fo:font-weight="bold" style:font-weight-asian="bold" style:font-weight-complex="bold"/>
    </style:style>
    <style:style style:name="T42_13" style:family="text">
      <style:text-properties fo:font-weight="bold" style:font-weight-asian="bold" style:font-weight-complex="bold"/>
    </style:style>
    <style:style style:name="T42_14" style:family="text">
      <style:text-properties fo:font-weight="bold" style:font-weight-asian="bold" style:font-weight-complex="bold"/>
    </style:style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>
      <style:text-properties fo:font-weight="bold" style:font-weight-asian="bold" style:font-weight-complex="bold"/>
    </style:style>
    <style:style style:name="T42_20" style:family="text">
      <style:text-properties fo:font-weight="bold" style:font-weight-asian="bold" style:font-weight-complex="bold"/>
    </style:style>
    <style:style style:name="T42_21" style:family="text">
      <style:text-properties fo:font-weight="bold" style:font-weight-asian="bold" style:font-weight-complex="bold"/>
    </style:style>
    <style:style style:name="T42_22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P46" style:family="paragraph" style:parent-style-name="Heading_20_2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2cm" fo:margin-left="0cm"/>
    </style:style>
    <style:style style:name="Column1" style:family="table-column">
      <style:table-column-properties style:column-width="1.617cm"/>
    </style:style>
    <style:style style:name="Column2" style:family="table-column">
      <style:table-column-properties style:column-width="1.252cm"/>
    </style:style>
    <style:style style:name="Column3" style:family="table-column">
      <style:table-column-properties style:column-width="2.046cm"/>
    </style:style>
    <style:style style:name="Column4" style:family="table-column">
      <style:table-column-properties style:column-width="3.741cm"/>
    </style:style>
    <style:style style:name="Column5" style:family="table-column">
      <style:table-column-properties style:column-width="7.855cm"/>
    </style:style>
    <style:style style:name="Row1" style:family="table-row"/>
    <style:style style:name="Cell1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8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9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9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2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7_1" style:family="text"/>
    <style:style style:name="T5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_3" style:family="text"/>
    <style:style style:name="T5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_5" style:family="text"/>
    <style:style style:name="T5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_7" style:family="text"/>
    <style:style style:name="T5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_9" style:family="text"/>
    <style:style style:name="T5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_11" style:family="text"/>
    <style:style style:name="T5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_13" style:family="text"/>
    <style:style style:name="T5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_15" style:family="text"/>
    <style:style style:name="T5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_17" style:family="text"/>
    <style:style style:name="T5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_19" style:family="text"/>
    <style:style style:name="T5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11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8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59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2_1" style:family="text"/>
    <style:style style:name="T62_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2_3" style:family="text"/>
    <style:style style:name="T62_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2_5" style:family="text"/>
    <style:style style:name="T62_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2_7" style:family="text"/>
    <style:style style:name="T62_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2_9" style:family="text"/>
    <style:style style:name="T62_1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2_11" style:family="text"/>
    <style:style style:name="T62_1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2_13" style:family="text"/>
    <style:style style:name="T62_1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2_15" style:family="text"/>
    <style:style style:name="T62_1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2_17" style:family="text"/>
    <style:style style:name="T62_1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2_19" style:family="text"/>
    <style:style style:name="T62_2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4" style:family="table-row"/>
    <style:style style:name="Cell16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" style:family="text"/>
    <style:style style:name="T6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5" style:family="text"/>
    <style:style style:name="T6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7" style:family="text"/>
    <style:style style:name="T6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9" style:family="text"/>
    <style:style style:name="T6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1" style:family="text"/>
    <style:style style:name="T6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3" style:family="text"/>
    <style:style style:name="T6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5" style:family="text"/>
    <style:style style:name="T6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7" style:family="text"/>
    <style:style style:name="T6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9" style:family="text"/>
    <style:style style:name="T6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1" style:family="text"/>
    <style:style style:name="T6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3" style:family="text"/>
    <style:style style:name="T6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5" style:family="text"/>
    <style:style style:name="T67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7" style:family="text"/>
    <style:style style:name="T67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9" style:family="text"/>
    <style:style style:name="T67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1" style:family="text"/>
    <style:style style:name="T67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3" style:family="text"/>
    <style:style style:name="T67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5" style:family="text"/>
    <style:style style:name="T67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7" style:family="text"/>
    <style:style style:name="T67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9" style:family="text"/>
    <style:style style:name="T67_4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1" style:family="text"/>
    <style:style style:name="T67_4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3" style:family="text"/>
    <style:style style:name="T67_4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5" style:family="text"/>
    <style:style style:name="T67_4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7" style:family="text"/>
    <style:style style:name="T67_4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9" style:family="text"/>
    <style:style style:name="T67_5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5" style:family="table-row"/>
    <style:style style:name="Cell21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69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1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2_1" style:family="text"/>
    <style:style style:name="T72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3" style:family="text"/>
    <style:style style:name="T72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5" style:family="text"/>
    <style:style style:name="T72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7" style:family="text"/>
    <style:style style:name="T72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9" style:family="text"/>
    <style:style style:name="T72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1" style:family="text"/>
    <style:style style:name="T72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3" style:family="text"/>
    <style:style style:name="T72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5" style:family="text"/>
    <style:style style:name="T72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7" style:family="text"/>
    <style:style style:name="T72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9" style:family="text"/>
    <style:style style:name="T72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6" style:family="table-row"/>
    <style:style style:name="Cell26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3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74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5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7_1" style:family="text"/>
    <style:style style:name="T77_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3" style:family="text"/>
    <style:style style:name="T77_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5" style:family="text"/>
    <style:style style:name="T77_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7" style:family="text"/>
    <style:style style:name="T77_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9" style:family="text"/>
    <style:style style:name="T77_1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11" style:family="text"/>
    <style:style style:name="T77_1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13" style:family="text"/>
    <style:style style:name="T77_1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15" style:family="text"/>
    <style:style style:name="T77_1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17" style:family="text"/>
    <style:style style:name="T77_1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19" style:family="text"/>
    <style:style style:name="T77_2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21" style:family="text"/>
    <style:style style:name="T77_2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23" style:family="text"/>
    <style:style style:name="T77_2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25" style:family="text"/>
    <style:style style:name="T77_2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27" style:family="text"/>
    <style:style style:name="T77_2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29" style:family="text"/>
    <style:style style:name="T77_3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31" style:family="text"/>
    <style:style style:name="T77_3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33" style:family="text"/>
    <style:style style:name="T77_3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35" style:family="text"/>
    <style:style style:name="T77_3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37" style:family="text"/>
    <style:style style:name="T77_3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39" style:family="text"/>
    <style:style style:name="T77_4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41" style:family="text"/>
    <style:style style:name="T77_4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43" style:family="text"/>
    <style:style style:name="T77_4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45" style:family="text"/>
    <style:style style:name="T77_4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47" style:family="text"/>
    <style:style style:name="T77_4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49" style:family="text"/>
    <style:style style:name="T77_5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51" style:family="text"/>
    <style:style style:name="T77_5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53" style:family="text"/>
    <style:style style:name="T77_5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55" style:family="text"/>
    <style:style style:name="T77_5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57" style:family="text"/>
    <style:style style:name="T77_5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59" style:family="text"/>
    <style:style style:name="T77_6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61" style:family="text"/>
    <style:style style:name="T77_6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63" style:family="text"/>
    <style:style style:name="T77_6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65" style:family="text"/>
    <style:style style:name="T77_6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67" style:family="text"/>
    <style:style style:name="T77_6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69" style:family="text"/>
    <style:style style:name="T77_7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7" style:family="table-row"/>
    <style:style style:name="Cell31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79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2_1" style:family="text"/>
    <style:style style:name="T82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2_3" style:family="text"/>
    <style:style style:name="T82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2_5" style:family="text"/>
    <style:style style:name="T82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2_7" style:family="text"/>
    <style:style style:name="T82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2_9" style:family="text"/>
    <style:style style:name="T82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2_11" style:family="text"/>
    <style:style style:name="T82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2_13" style:family="text"/>
    <style:style style:name="T82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2_15" style:family="text"/>
    <style:style style:name="T82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2_17" style:family="text"/>
    <style:style style:name="T82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2_19" style:family="text"/>
    <style:style style:name="T82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8" style:family="table-row"/>
    <style:style style:name="Cell36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7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7_1" style:family="text"/>
    <style:style style:name="T8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3" style:family="text"/>
    <style:style style:name="T8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5" style:family="text"/>
    <style:style style:name="T8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7" style:family="text"/>
    <style:style style:name="T8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9" style:family="text"/>
    <style:style style:name="T8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1" style:family="text"/>
    <style:style style:name="T8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3" style:family="text"/>
    <style:style style:name="T8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5" style:family="text"/>
    <style:style style:name="T8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7" style:family="text"/>
    <style:style style:name="T8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19" style:family="text"/>
    <style:style style:name="T8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21" style:family="text"/>
    <style:style style:name="T8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23" style:family="text"/>
    <style:style style:name="T8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25" style:family="text"/>
    <style:style style:name="T87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27" style:family="text"/>
    <style:style style:name="T87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7_29" style:family="text"/>
    <style:style style:name="T87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9" style:family="table-row"/>
    <style:style style:name="Cell41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8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89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2_1" style:family="text"/>
    <style:style style:name="T92_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3" style:family="text"/>
    <style:style style:name="T92_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5" style:family="text"/>
    <style:style style:name="T92_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7" style:family="text"/>
    <style:style style:name="T92_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9" style:family="text"/>
    <style:style style:name="T92_1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1" style:family="text"/>
    <style:style style:name="T92_12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3" style:family="text"/>
    <style:style style:name="T92_14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5" style:family="text"/>
    <style:style style:name="T92_16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7" style:family="text"/>
    <style:style style:name="T92_18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9" style:family="text"/>
    <style:style style:name="T92_20" style:family="text">
      <style:text-properties fo:background-color="#ffffff"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0" style:family="table-row"/>
    <style:style style:name="Cell46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94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5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1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7_1" style:family="text"/>
    <style:style style:name="T9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3" style:family="text"/>
    <style:style style:name="T9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5" style:family="text"/>
    <style:style style:name="T9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7" style:family="text"/>
    <style:style style:name="T9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9" style:family="text"/>
    <style:style style:name="T9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11" style:family="text"/>
    <style:style style:name="T9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13" style:family="text"/>
    <style:style style:name="T9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15" style:family="text"/>
    <style:style style:name="T9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17" style:family="text"/>
    <style:style style:name="T9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19" style:family="text"/>
    <style:style style:name="T9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1" style:family="table-row"/>
    <style:style style:name="Cell51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2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99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3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2_1" style:family="text"/>
    <style:style style:name="T102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3" style:family="text"/>
    <style:style style:name="T102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5" style:family="text"/>
    <style:style style:name="T102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7" style:family="text"/>
    <style:style style:name="T102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9" style:family="text"/>
    <style:style style:name="T102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11" style:family="text"/>
    <style:style style:name="T102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13" style:family="text"/>
    <style:style style:name="T102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15" style:family="text"/>
    <style:style style:name="T102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17" style:family="text"/>
    <style:style style:name="T102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19" style:family="text"/>
    <style:style style:name="T102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21" style:family="text"/>
    <style:style style:name="T102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23" style:family="text"/>
    <style:style style:name="T102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25" style:family="text"/>
    <style:style style:name="T102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27" style:family="text"/>
    <style:style style:name="T102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29" style:family="text"/>
    <style:style style:name="T102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2" style:family="table-row"/>
    <style:style style:name="Cell56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7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8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9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7_1" style:family="text"/>
    <style:style style:name="T10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" style:family="text"/>
    <style:style style:name="T10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5" style:family="text"/>
    <style:style style:name="T10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7" style:family="text"/>
    <style:style style:name="T10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9" style:family="text"/>
    <style:style style:name="T10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1" style:family="text"/>
    <style:style style:name="T10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3" style:family="text"/>
    <style:style style:name="T10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5" style:family="text"/>
    <style:style style:name="T10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7" style:family="text"/>
    <style:style style:name="T10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9" style:family="text"/>
    <style:style style:name="T10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1" style:family="text"/>
    <style:style style:name="T10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3" style:family="text"/>
    <style:style style:name="T10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5" style:family="text"/>
    <style:style style:name="T107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7" style:family="text"/>
    <style:style style:name="T107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9" style:family="text"/>
    <style:style style:name="T107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3" style:family="table-row"/>
    <style:style style:name="Cell61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09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3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1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5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2_1" style:family="text"/>
    <style:style style:name="T112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3" style:family="text"/>
    <style:style style:name="T112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5" style:family="text"/>
    <style:style style:name="T112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7" style:family="text"/>
    <style:style style:name="T112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9" style:family="text"/>
    <style:style style:name="T112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11" style:family="text"/>
    <style:style style:name="T112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13" style:family="text"/>
    <style:style style:name="T112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15" style:family="text"/>
    <style:style style:name="T112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17" style:family="text"/>
    <style:style style:name="T112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19" style:family="text"/>
    <style:style style:name="T112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21" style:family="text"/>
    <style:style style:name="T112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23" style:family="text"/>
    <style:style style:name="T112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25" style:family="text"/>
    <style:style style:name="T112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27" style:family="text"/>
    <style:style style:name="T112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29" style:family="text"/>
    <style:style style:name="T112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31" style:family="text"/>
    <style:style style:name="T112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33" style:family="text"/>
    <style:style style:name="T112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35" style:family="text"/>
    <style:style style:name="T112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2_37" style:family="text"/>
    <style:style style:name="T112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4" style:family="table-row"/>
    <style:style style:name="Cell66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8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9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7_1" style:family="text"/>
    <style:style style:name="T11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3" style:family="text"/>
    <style:style style:name="T11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5" style:family="text"/>
    <style:style style:name="T11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7" style:family="text"/>
    <style:style style:name="T11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9" style:family="text"/>
    <style:style style:name="T11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11" style:family="text"/>
    <style:style style:name="T11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13" style:family="text"/>
    <style:style style:name="T11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15" style:family="text"/>
    <style:style style:name="T11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17" style:family="text"/>
    <style:style style:name="T11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19" style:family="text"/>
    <style:style style:name="T11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21" style:family="text"/>
    <style:style style:name="T11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23" style:family="text"/>
    <style:style style:name="T11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25" style:family="text"/>
    <style:style style:name="T117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27" style:family="text"/>
    <style:style style:name="T117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29" style:family="text"/>
    <style:style style:name="T117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31" style:family="text"/>
    <style:style style:name="T117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33" style:family="text"/>
    <style:style style:name="T117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35" style:family="text"/>
    <style:style style:name="T117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7_37" style:family="text"/>
    <style:style style:name="T117_3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5" style:family="table-row"/>
    <style:style style:name="Cell71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19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3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76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fo:background-color="#fff2cc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6_1" style:family="text">
      <style:text-properties fo:background-color="#fff2cc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80" style:family="table-cell">
      <style:table-cell-properties fo:background-color="#fff2cc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27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127_1" style:family="text">
      <style:text-properties fo:background-color="#fff2cc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7" style:family="table-row"/>
    <style:style style:name="Cell81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2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86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7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3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8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9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3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0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0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7_1" style:family="text"/>
    <style:style style:name="T13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3" style:family="text"/>
    <style:style style:name="T13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5" style:family="text"/>
    <style:style style:name="T13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7" style:family="text"/>
    <style:style style:name="T13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9" style:family="text"/>
    <style:style style:name="T13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1" style:family="text"/>
    <style:style style:name="T13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3" style:family="text"/>
    <style:style style:name="T13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5" style:family="text"/>
    <style:style style:name="T13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7" style:family="text"/>
    <style:style style:name="T13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9" style:family="text"/>
    <style:style style:name="T13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1" style:family="text"/>
    <style:style style:name="T13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3" style:family="text"/>
    <style:style style:name="T13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5" style:family="text"/>
    <style:style style:name="T137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7" style:family="text"/>
    <style:style style:name="T137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9" style:family="text"/>
    <style:style style:name="T137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31" style:family="text"/>
    <style:style style:name="T137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33" style:family="text"/>
    <style:style style:name="T137_3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35" style:family="text"/>
    <style:style style:name="T137_3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9" style:family="table-row"/>
    <style:style style:name="Cell91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2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39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3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4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4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1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5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4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2_1" style:family="text"/>
    <style:style style:name="T142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3" style:family="text"/>
    <style:style style:name="T142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5" style:family="text"/>
    <style:style style:name="T142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7" style:family="text"/>
    <style:style style:name="T142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9" style:family="text"/>
    <style:style style:name="T142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11" style:family="text"/>
    <style:style style:name="T142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13" style:family="text"/>
    <style:style style:name="T142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15" style:family="text"/>
    <style:style style:name="T142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17" style:family="text"/>
    <style:style style:name="T142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19" style:family="text"/>
    <style:style style:name="T142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21" style:family="text"/>
    <style:style style:name="T142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23" style:family="text"/>
    <style:style style:name="T142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25" style:family="text"/>
    <style:style style:name="T142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27" style:family="text"/>
    <style:style style:name="T142_2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29" style:family="text"/>
    <style:style style:name="T142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2_31" style:family="text"/>
    <style:style style:name="T142_3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20" style:family="table-row"/>
    <style:style style:name="Cell96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7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44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8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4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9" style:family="table-cell">
      <style:table-cell-properties fo:background-color="#ffffff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6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0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4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7_1" style:family="text"/>
    <style:style style:name="T147_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3" style:family="text"/>
    <style:style style:name="T147_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5" style:family="text"/>
    <style:style style:name="T147_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7" style:family="text"/>
    <style:style style:name="T147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9" style:family="text"/>
    <style:style style:name="T147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1" style:family="text"/>
    <style:style style:name="T147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3" style:family="text"/>
    <style:style style:name="T147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5" style:family="text"/>
    <style:style style:name="T147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7" style:family="text"/>
    <style:style style:name="T147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19" style:family="text"/>
    <style:style style:name="T147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21" style:family="text"/>
    <style:style style:name="T147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23" style:family="text"/>
    <style:style style:name="T147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47_25" style:family="text"/>
    <style:style style:name="T147_2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21" style:family="table-row"/>
    <style:style style:name="Cell101" style:family="table-cell">
      <style:table-cell-properties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fo:background-color="#fff2cc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51_1" style:family="text">
      <style:text-properties fo:background-color="#fff2cc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5" style:family="table-cell">
      <style:table-cell-properties fo:background-color="#fff2cc" style:vertical-align="bottom" fo:border-top="#000000 0.035cm solid" fo:border-bottom="#000000 0.035cm solid" fo:padding-left="0.071cm" fo:border-left="#000000 0.035cm solid" fo:padding-right="0.071cm" fo:border-right="#000000 0.035cm solid"/>
    </style:style>
    <style:style style:name="P152" style:family="paragraph" style:parent-style-name="Standard">
      <style:paragraph-properties fo:text-align="right" fo:break-before="auto" fo:text-indent="0cm" fo:line-height="115%" fo:margin-top="0cm" fo:margin-bottom="0cm" fo:margin-left="0cm" fo:margin-right="0cm" fo:orphans="2" fo:widows="2" style:writing-mode="lr-tb"/>
    </style:style>
    <style:style style:name="T152_1" style:family="text">
      <style:text-properties fo:background-color="#fff2cc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Heading_20_2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>
      <style:text-properties fo:color="#1155cc" style:text-underline-style="solid" style:text-underline-color="font-color"/>
    </style:style>
    <style:style style:name="T159_17" style:family="text"/>
    <style:style style:name="T159_18" style:family="text">
      <style:text-properties fo:color="#1155cc" style:text-underline-style="solid" style:text-underline-color="font-color"/>
    </style:style>
    <style:style style:name="T159_19" style:family="text"/>
    <style:style style:name="T159_20" style:family="text">
      <style:text-properties fo:color="#1155cc" style:text-underline-style="solid" style:text-underline-color="font-color"/>
    </style:style>
    <style:style style:name="T159_21" style:family="text"/>
    <style:style style:name="T159_22" style:family="text">
      <style:text-properties fo:color="#1155cc" style:text-underline-style="solid" style:text-underline-color="font-color"/>
    </style:style>
    <style:style style:name="T159_23" style:family="text"/>
    <style:style style:name="T159_24" style:family="text">
      <style:text-properties fo:color="#1155cc" style:text-underline-style="solid" style:text-underline-color="font-color"/>
    </style:style>
    <style:style style:name="T159_25" style:family="text"/>
    <style:style style:name="T159_26" style:family="text">
      <style:text-properties fo:color="#1155cc" style:text-underline-style="solid" style:text-underline-color="font-color"/>
    </style:style>
    <style:style style:name="T159_27" style:family="text"/>
    <style:style style:name="T159_28" style:family="text">
      <style:text-properties fo:color="#1155cc" style:text-underline-style="solid" style:text-underline-color="font-color"/>
    </style:style>
    <style:style style:name="T159_29" style:family="text"/>
    <style:style style:name="T159_30" style:family="text">
      <style:text-properties fo:color="#1155cc" style:text-underline-style="solid" style:text-underline-color="font-color"/>
    </style:style>
    <style:style style:name="T159_31" style:family="text"/>
    <style:style style:name="T159_32" style:family="text">
      <style:text-properties fo:color="#1155cc" style:text-underline-style="solid" style:text-underline-color="font-color"/>
    </style:style>
    <style:style style:name="T159_33" style:family="text"/>
    <style:style style:name="T159_34" style:family="text">
      <style:text-properties fo:color="#1155cc" style:text-underline-style="solid" style:text-underline-color="font-color"/>
    </style:style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P161" style:family="paragraph" style:parent-style-name="Standard">
      <style:paragraph-properties fo:break-before="auto" fo:line-height="115%" fo:margin-top="0cm" fo:margin-bottom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>
      <style:text-properties fo:font-weight="bold" style:font-weight-asian="bold" style:font-weight-complex="bold"/>
    </style:style>
    <style:style style:name="T174_5" style:family="text">
      <style:text-properties fo:font-weight="bold" style:font-weight-asian="bold" style:font-weight-complex="bold"/>
    </style:style>
    <style:style style:name="T174_6" style:family="text">
      <style:text-properties fo:font-weight="bold" style:font-weight-asian="bold" style:font-weight-complex="bold"/>
    </style:style>
    <style:style style:name="T174_7" style:family="text">
      <style:text-properties fo:font-weight="bold" style:font-weight-asian="bold" style:font-weight-complex="bold"/>
    </style:style>
    <style:style style:name="T174_8" style:family="text">
      <style:text-properties fo:font-weight="bold" style:font-weight-asian="bold" style:font-weight-complex="bold"/>
    </style:style>
    <style:style style:name="T174_9" style:family="text">
      <style:text-properties fo:font-weight="bold" style:font-weight-asian="bold" style:font-weight-complex="bold"/>
    </style:style>
    <style:style style:name="T174_10" style:family="text">
      <style:text-properties fo:font-weight="bold" style:font-weight-asian="bold" style:font-weight-complex="bold"/>
    </style:style>
    <style:style style:name="T174_11" style:family="text">
      <style:text-properties fo:font-weight="bold" style:font-weight-asian="bold" style:font-weight-complex="bold"/>
    </style:style>
    <style:style style:name="T174_12" style:family="text">
      <style:text-properties fo:font-weight="bold" style:font-weight-asian="bold" style:font-weight-complex="bold"/>
    </style:style>
    <style:style style:name="T174_13" style:family="text">
      <style:text-properties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P185" style:family="paragraph" style:parent-style-name="Standard">
      <style:paragraph-properties fo:break-before="auto" fo:line-height="115%" fo:margin-top="0cm" fo:margin-bottom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P193" style:family="paragraph" style:parent-style-name="Standard">
      <style:paragraph-properties fo:break-before="auto" fo:line-height="115%" fo:margin-top="0cm" fo:margin-bottom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P194" style:family="paragraph" style:parent-style-name="Heading_20_2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P195" style:family="paragraph" style:parent-style-name="Heading_20_3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>
      <style:text-properties fo:font-weight="bold" style:font-weight-asian="bold" style:font-weight-complex="bold"/>
    </style:style>
    <style:style style:name="T196_6" style:family="text">
      <style:text-properties fo:font-weight="bold" style:font-weight-asian="bold" style:font-weight-complex="bold"/>
    </style:style>
    <style:style style:name="T196_7" style:family="text"/>
    <style:style style:name="T196_8" style:family="text">
      <style:text-properties fo:color="#1155cc" style:text-underline-style="solid" style:text-underline-color="font-color"/>
    </style:style>
    <style:style style:name="T196_9" style:family="text"/>
    <style:style style:name="T196_10" style:family="text">
      <style:text-properties fo:color="#1155cc" style:text-underline-style="solid" style:text-underline-color="font-color"/>
    </style:style>
    <style:style style:name="T196_11" style:family="text"/>
    <style:style style:name="T196_12" style:family="text">
      <style:text-properties fo:color="#1155cc" style:text-underline-style="solid" style:text-underline-color="font-color"/>
    </style:style>
    <style:style style:name="T196_13" style:family="text"/>
    <style:style style:name="T196_14" style:family="text">
      <style:text-properties fo:color="#1155cc" style:text-underline-style="solid" style:text-underline-color="font-color"/>
    </style:style>
    <style:style style:name="T196_15" style:family="text"/>
    <style:style style:name="T196_16" style:family="text">
      <style:text-properties fo:color="#1155cc" style:text-underline-style="solid" style:text-underline-color="font-color"/>
    </style:style>
    <style:style style:name="T196_17" style:family="text"/>
    <style:style style:name="T196_18" style:family="text">
      <style:text-properties fo:color="#1155cc" style:text-underline-style="solid" style:text-underline-color="font-color"/>
    </style:style>
    <style:style style:name="T196_19" style:family="text"/>
    <style:style style:name="T196_20" style:family="text">
      <style:text-properties fo:color="#1155cc" style:text-underline-style="solid" style:text-underline-color="font-color"/>
    </style:style>
    <style:style style:name="T196_21" style:family="text"/>
    <style:style style:name="T196_22" style:family="text">
      <style:text-properties fo:color="#1155cc" style:text-underline-style="solid" style:text-underline-color="font-color"/>
    </style:style>
    <style:style style:name="T196_23" style:family="text"/>
    <style:style style:name="T196_24" style:family="text">
      <style:text-properties fo:color="#1155cc" style:text-underline-style="solid" style:text-underline-color="font-color"/>
    </style:style>
    <style:style style:name="T196_25" style:family="text"/>
    <style:style style:name="T196_26" style:family="text">
      <style:text-properties fo:color="#1155cc" style:text-underline-style="solid" style:text-underline-color="font-color"/>
    </style:style>
    <style:style style:name="T196_27" style:family="text"/>
    <style:style style:name="T196_28" style:family="text">
      <style:text-properties fo:color="#1155cc" style:text-underline-style="solid" style:text-underline-color="font-color"/>
    </style:style>
    <style:style style:name="T196_29" style:family="text"/>
    <style:style style:name="T196_30" style:family="text">
      <style:text-properties fo:color="#1155cc" style:text-underline-style="solid" style:text-underline-color="font-color"/>
    </style:style>
    <style:style style:name="T196_31" style:family="text"/>
    <style:style style:name="T196_32" style:family="text">
      <style:text-properties fo:color="#1155cc" style:text-underline-style="solid" style:text-underline-color="font-color"/>
    </style:style>
    <style:style style:name="T196_33" style:family="text"/>
    <style:style style:name="T196_34" style:family="text">
      <style:text-properties fo:color="#1155cc" style:text-underline-style="solid" style:text-underline-color="font-color"/>
    </style:style>
    <style:style style:name="T196_35" style:family="text"/>
    <style:style style:name="T196_36" style:family="text">
      <style:text-properties fo:color="#1155cc" style:text-underline-style="solid" style:text-underline-color="font-color"/>
    </style:style>
    <style:style style:name="T196_37" style:family="text"/>
    <style:style style:name="T196_38" style:family="text"/>
    <style:style style:name="T196_39" style:family="text">
      <style:text-properties style:text-line-through-style="solid"/>
    </style:style>
    <style:style style:name="T196_40" style:family="text">
      <style:text-properties style:text-line-through-style="solid"/>
    </style:style>
    <style:style style:name="T196_41" style:family="text">
      <style:text-properties style:text-line-through-style="solid"/>
    </style:style>
    <style:style style:name="T196_42" style:family="text">
      <style:text-properties style:text-line-through-style="solid"/>
    </style:style>
    <style:style style:name="T196_43" style:family="text">
      <style:text-properties style:text-line-through-style="solid"/>
    </style:style>
    <style:style style:name="T196_44" style:family="text">
      <style:text-properties style:text-line-through-style="solid"/>
    </style:style>
    <style:style style:name="T196_45" style:family="text">
      <style:text-properties style:text-line-through-style="solid"/>
    </style:style>
    <style:style style:name="T196_46" style:family="text">
      <style:text-properties style:text-line-through-style="solid"/>
    </style:style>
    <style:style style:name="T196_47" style:family="text"/>
    <style:style style:name="T196_48" style:family="text">
      <style:text-properties style:text-line-through-style="solid" fo:color="#1155cc" style:text-underline-style="solid" style:text-underline-color="font-color"/>
    </style:style>
    <style:style style:name="T196_49" style:family="text"/>
    <style:style style:name="T196_50" style:family="text">
      <style:text-properties style:text-line-through-style="solid" fo:color="#1155cc" style:text-underline-style="solid" style:text-underline-color="font-color"/>
    </style:style>
    <style:style style:name="T196_51" style:family="text"/>
    <style:style style:name="T196_52" style:family="text">
      <style:text-properties style:text-line-through-style="solid" fo:color="#1155cc" style:text-underline-style="solid" style:text-underline-color="font-color"/>
    </style:style>
    <style:style style:name="T196_53" style:family="text"/>
    <style:style style:name="T196_54" style:family="text">
      <style:text-properties style:text-line-through-style="solid" fo:color="#1155cc" style:text-underline-style="solid" style:text-underline-color="font-color"/>
    </style:style>
    <style:style style:name="T196_55" style:family="text"/>
    <style:style style:name="T196_56" style:family="text">
      <style:text-properties style:text-line-through-style="solid" fo:color="#1155cc" style:text-underline-style="solid" style:text-underline-color="font-color"/>
    </style:style>
    <style:style style:name="T196_57" style:family="text"/>
    <style:style style:name="T196_58" style:family="text">
      <style:text-properties style:text-line-through-style="solid" fo:color="#1155cc" style:text-underline-style="solid" style:text-underline-color="font-color"/>
    </style:style>
    <style:style style:name="T196_59" style:family="text"/>
    <style:style style:name="T196_60" style:family="text">
      <style:text-properties style:text-line-through-style="solid" fo:color="#1155cc" style:text-underline-style="solid" style:text-underline-color="font-color"/>
    </style:style>
    <style:style style:name="T196_61" style:family="text"/>
    <style:style style:name="T196_62" style:family="text">
      <style:text-properties style:text-line-through-style="solid" fo:color="#1155cc" style:text-underline-style="solid" style:text-underline-color="font-color"/>
    </style:style>
    <style:style style:name="T196_63" style:family="text"/>
    <style:style style:name="T196_64" style:family="text">
      <style:text-properties style:text-line-through-style="solid" fo:color="#1155cc" style:text-underline-style="solid" style:text-underline-color="font-color"/>
    </style:style>
    <style:style style:name="T196_65" style:family="text"/>
    <style:style style:name="T196_66" style:family="text">
      <style:text-properties style:text-line-through-style="solid" fo:color="#1155cc" style:text-underline-style="solid" style:text-underline-color="font-color"/>
    </style:style>
    <style:style style:name="T196_67" style:family="text"/>
    <style:style style:name="T196_68" style:family="text">
      <style:text-properties style:text-line-through-style="solid" fo:color="#1155cc" style:text-underline-style="solid" style:text-underline-color="font-color"/>
    </style:style>
    <style:style style:name="T196_69" style:family="text"/>
    <style:style style:name="T196_70" style:family="text">
      <style:text-properties style:text-line-through-style="solid" fo:color="#1155cc" style:text-underline-style="solid" style:text-underline-color="font-color"/>
    </style:style>
    <style:style style:name="T196_71" style:family="text"/>
    <style:style style:name="T196_72" style:family="text">
      <style:text-properties style:text-line-through-style="solid" fo:color="#1155cc" style:text-underline-style="solid" style:text-underline-color="font-color"/>
    </style:style>
    <style:style style:name="T196_73" style:family="text"/>
    <style:style style:name="T196_74" style:family="text">
      <style:text-properties style:text-line-through-style="solid" fo:color="#1155cc" style:text-underline-style="solid" style:text-underline-color="font-color"/>
    </style:style>
    <style:style style:name="T196_75" style:family="text"/>
    <style:style style:name="T196_76" style:family="text">
      <style:text-properties style:text-line-through-style="solid" fo:color="#1155cc" style:text-underline-style="solid" style:text-underline-color="font-color"/>
    </style:style>
    <style:style style:name="T196_77" style:family="text">
      <style:text-properties style:text-line-through-style="solid"/>
    </style:style>
    <style:style style:name="T196_78" style:family="text">
      <style:text-properties style:text-line-through-style="solid"/>
    </style:style>
    <style:style style:name="T196_79" style:family="text">
      <style:text-properties style:text-line-through-style="solid"/>
    </style:style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T198_2" style:family="text"/>
    <style:style style:name="T198_3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>
      <style:text-properties fo:color="#1155cc" style:text-underline-style="solid" style:text-underline-color="font-color"/>
    </style:style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T202_2" style:family="text"/>
    <style:style style:name="T202_3" style:family="text"/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>
      <style:text-properties fo:color="#1155cc" style:text-underline-style="solid" style:text-underline-color="font-color"/>
    </style:style>
    <style:style style:name="T203_9" style:family="text"/>
    <style:style style:name="T203_10" style:family="text">
      <style:text-properties fo:color="#1155cc" style:text-underline-style="solid" style:text-underline-color="font-color"/>
    </style:style>
    <style:style style:name="T203_11" style:family="text"/>
    <style:style style:name="T203_12" style:family="text">
      <style:text-properties fo:color="#1155cc" style:text-underline-style="solid" style:text-underline-color="font-color"/>
    </style:style>
    <style:style style:name="T203_13" style:family="text"/>
    <style:style style:name="T203_14" style:family="text">
      <style:text-properties fo:color="#1155cc" style:text-underline-style="solid" style:text-underline-color="font-color"/>
    </style:style>
    <style:style style:name="T203_15" style:family="text"/>
    <style:style style:name="T203_16" style:family="text">
      <style:text-properties fo:color="#1155cc" style:text-underline-style="solid" style:text-underline-color="font-color"/>
    </style:style>
    <style:style style:name="T203_17" style:family="text"/>
    <style:style style:name="T203_18" style:family="text">
      <style:text-properties fo:color="#1155cc" style:text-underline-style="solid" style:text-underline-color="font-color"/>
    </style:style>
    <style:style style:name="T203_19" style:family="text"/>
    <style:style style:name="T203_20" style:family="text">
      <style:text-properties fo:color="#1155cc" style:text-underline-style="solid" style:text-underline-color="font-color"/>
    </style:style>
    <style:style style:name="T203_21" style:family="text"/>
    <style:style style:name="T203_22" style:family="text">
      <style:text-properties fo:color="#1155cc" style:text-underline-style="solid" style:text-underline-color="font-color"/>
    </style:style>
    <style:style style:name="T203_23" style:family="text"/>
    <style:style style:name="T203_24" style:family="text">
      <style:text-properties fo:color="#1155cc" style:text-underline-style="solid" style:text-underline-color="font-color"/>
    </style:style>
    <style:style style:name="T203_25" style:family="text"/>
    <style:style style:name="T203_26" style:family="text">
      <style:text-properties fo:color="#1155cc" style:text-underline-style="solid" style:text-underline-color="font-color"/>
    </style:style>
    <style:style style:name="T203_27" style:family="text"/>
    <style:style style:name="T203_28" style:family="text">
      <style:text-properties fo:color="#1155cc" style:text-underline-style="solid" style:text-underline-color="font-color"/>
    </style:style>
    <style:style style:name="T203_29" style:family="text"/>
    <style:style style:name="T203_30" style:family="text">
      <style:text-properties fo:color="#1155cc" style:text-underline-style="solid" style:text-underline-color="font-color"/>
    </style:style>
    <style:style style:name="T203_31" style:family="text"/>
    <style:style style:name="T203_32" style:family="text">
      <style:text-properties fo:color="#1155cc" style:text-underline-style="solid" style:text-underline-color="font-color"/>
    </style:style>
    <style:style style:name="T203_33" style:family="text"/>
    <style:style style:name="T203_34" style:family="text">
      <style:text-properties fo:color="#1155cc" style:text-underline-style="solid" style:text-underline-color="font-color"/>
    </style:style>
    <style:style style:name="T203_35" style:family="text"/>
    <style:style style:name="T203_36" style:family="text">
      <style:text-properties fo:color="#1155cc" style:text-underline-style="solid" style:text-underline-color="font-color"/>
    </style:style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>
      <style:text-properties fo:color="#1155cc" style:text-underline-style="solid" style:text-underline-color="font-color"/>
    </style:style>
    <style:style style:name="T204_10" style:family="text"/>
    <style:style style:name="T204_11" style:family="text">
      <style:text-properties fo:color="#1155cc" style:text-underline-style="solid" style:text-underline-color="font-color"/>
    </style:style>
    <style:style style:name="T204_12" style:family="text"/>
    <style:style style:name="T204_13" style:family="text">
      <style:text-properties fo:color="#1155cc" style:text-underline-style="solid" style:text-underline-color="font-color"/>
    </style:style>
    <style:style style:name="T204_14" style:family="text"/>
    <style:style style:name="T204_15" style:family="text">
      <style:text-properties fo:color="#1155cc" style:text-underline-style="solid" style:text-underline-color="font-color"/>
    </style:style>
    <style:style style:name="T204_16" style:family="text"/>
    <style:style style:name="T204_17" style:family="text">
      <style:text-properties fo:color="#1155cc" style:text-underline-style="solid" style:text-underline-color="font-color"/>
    </style:style>
    <style:style style:name="T204_18" style:family="text"/>
    <style:style style:name="T204_19" style:family="text">
      <style:text-properties fo:color="#1155cc" style:text-underline-style="solid" style:text-underline-color="font-color"/>
    </style:style>
    <style:style style:name="T204_20" style:family="text"/>
    <style:style style:name="T204_21" style:family="text">
      <style:text-properties fo:color="#1155cc" style:text-underline-style="solid" style:text-underline-color="font-color"/>
    </style:style>
    <style:style style:name="T204_22" style:family="text"/>
    <style:style style:name="T204_23" style:family="text">
      <style:text-properties fo:color="#1155cc" style:text-underline-style="solid" style:text-underline-color="font-color"/>
    </style:style>
    <style:style style:name="T204_24" style:family="text"/>
    <style:style style:name="T204_25" style:family="text">
      <style:text-properties fo:color="#1155cc" style:text-underline-style="solid" style:text-underline-color="font-color"/>
    </style:style>
    <style:style style:name="T204_26" style:family="text"/>
    <style:style style:name="T204_27" style:family="text">
      <style:text-properties fo:color="#1155cc" style:text-underline-style="solid" style:text-underline-color="font-color"/>
    </style:style>
    <style:style style:name="T204_28" style:family="text"/>
    <style:style style:name="T204_29" style:family="text">
      <style:text-properties fo:color="#1155cc" style:text-underline-style="solid" style:text-underline-color="font-color"/>
    </style:style>
    <style:style style:name="T204_30" style:family="text"/>
    <style:style style:name="T204_31" style:family="text">
      <style:text-properties fo:color="#1155cc" style:text-underline-style="solid" style:text-underline-color="font-color"/>
    </style:style>
    <style:style style:name="T204_32" style:family="text"/>
    <style:style style:name="T204_33" style:family="text">
      <style:text-properties fo:color="#1155cc" style:text-underline-style="solid" style:text-underline-color="font-color"/>
    </style:style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fo:margin-top="0cm" fo:margin-bottom="0cm" style:writing-mode="lr-tb"/>
    </style:style>
    <style:style style:name="T209_1" style:family="text"/>
    <style:style style:name="P210" style:family="paragraph" style:parent-style-name="Heading_20_3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/>
    <style:style style:name="T211_2" style:family="text"/>
    <style:style style:name="T211_3" style:family="text"/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/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T217_2" style:family="text"/>
    <style:style style:name="T217_3" style:family="text"/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/>
    <style:style style:name="T218_2" style:family="text"/>
    <style:style style:name="T218_3" style:family="text"/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/>
    <style:style style:name="T221_2" style:family="text"/>
    <style:style style:name="T221_3" style:family="text"/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fo:margin-top="0cm" fo:margin-bottom="0cm" style:writing-mode="lr-tb"/>
    </style:style>
    <style:style style:name="T224_1" style:family="text"/>
  </office:automatic-styles>
  <office:body>
    <office:text>
      <text:p text:style-name="P1"><text:span text:style-name="T1_1">Table</text:span><text:span text:style-name="T1_2"><text:s/></text:span><text:span text:style-name="T1_3">of</text:span><text:span text:style-name="T1_4"><text:s/></text:span><text:span text:style-name="T1_5">Contents</text:span></text:p>
      <text:p text:style-name="P2"><text:span text:style-name="T2_1"><text:a xlink:type="simple" xlink:href="#h.ebdy7mpjswq6"><text:span text:style-name="T2_2">Work</text:span></text:a></text:span><text:span text:style-name="T2_3"><text:a xlink:type="simple" xlink:href="#h.ebdy7mpjswq6"><text:span text:style-name="T2_4"><text:s/></text:span></text:a></text:span><text:span text:style-name="T2_5"><text:a xlink:type="simple" xlink:href="#h.ebdy7mpjswq6"><text:span text:style-name="T2_6">Log</text:span></text:a></text:span></text:p>
      <text:p text:style-name="P3"><text:span text:style-name="T3_1"><text:a xlink:type="simple" xlink:href="#h.bv3vt1vp58v7"><text:span text:style-name="T3_2">Work</text:span></text:a></text:span><text:span text:style-name="T3_3"><text:a xlink:type="simple" xlink:href="#h.bv3vt1vp58v7"><text:span text:style-name="T3_4"><text:s/></text:span></text:a></text:span><text:span text:style-name="T3_5"><text:a xlink:type="simple" xlink:href="#h.bv3vt1vp58v7"><text:span text:style-name="T3_6">todo</text:span></text:a></text:span></text:p>
      <text:p text:style-name="P4"><text:span text:style-name="T4_1"><text:a xlink:type="simple" xlink:href="#h.w20906lphy3i"><text:span text:style-name="T4_2">Documentation</text:span></text:a></text:span></text:p>
      <text:p text:style-name="P5"><text:span text:style-name="T5_1"><text:a xlink:type="simple" xlink:href="#h.9c37bbnlvtcn"><text:span text:style-name="T5_2">SOAR</text:span></text:a></text:span></text:p>
      <text:p text:style-name="P6"><text:span text:style-name="T6_1"><text:a xlink:type="simple" xlink:href="#h.rf1eaa7jfpui"><text:span text:style-name="T6_2">Bill</text:span></text:a></text:span><text:span text:style-name="T6_3"><text:a xlink:type="simple" xlink:href="#h.rf1eaa7jfpui"><text:span text:style-name="T6_4"><text:s/></text:span></text:a></text:span><text:span text:style-name="T6_5"><text:a xlink:type="simple" xlink:href="#h.rf1eaa7jfpui"><text:span text:style-name="T6_6">of</text:span></text:a></text:span><text:span text:style-name="T6_7"><text:a xlink:type="simple" xlink:href="#h.rf1eaa7jfpui"><text:span text:style-name="T6_8"><text:s/></text:span></text:a></text:span><text:span text:style-name="T6_9"><text:a xlink:type="simple" xlink:href="#h.rf1eaa7jfpui"><text:span text:style-name="T6_10">Materials</text:span></text:a></text:span></text:p>
      <text:p text:style-name="P7"><text:span text:style-name="T7_1"><text:a xlink:type="simple" xlink:href="#h.gz979ca3nst5"><text:span text:style-name="T7_2">Assembly</text:span></text:a></text:span><text:span text:style-name="T7_3"><text:a xlink:type="simple" xlink:href="#h.gz979ca3nst5"><text:span text:style-name="T7_4"><text:s/></text:span></text:a></text:span><text:span text:style-name="T7_5"><text:a xlink:type="simple" xlink:href="#h.gz979ca3nst5"><text:span text:style-name="T7_6">Instructions</text:span></text:a></text:span></text:p>
      <text:p text:style-name="P8"><text:span text:style-name="T8_1"><text:a xlink:type="simple" xlink:href="#h.27drc2l8n1sy"><text:span text:style-name="T8_2">Labs</text:span></text:a></text:span><text:span text:style-name="T8_3"><text:a xlink:type="simple" xlink:href="#h.27drc2l8n1sy"><text:span text:style-name="T8_4"><text:s/></text:span></text:a></text:span><text:span text:style-name="T8_5"><text:a xlink:type="simple" xlink:href="#h.27drc2l8n1sy"><text:span text:style-name="T8_6">Completion</text:span></text:a></text:span><text:span text:style-name="T8_7"><text:a xlink:type="simple" xlink:href="#h.27drc2l8n1sy"><text:span text:style-name="T8_8"><text:s/></text:span></text:a></text:span><text:span text:style-name="T8_9"><text:a xlink:type="simple" xlink:href="#h.27drc2l8n1sy"><text:span text:style-name="T8_10">Status</text:span></text:a></text:span></text:p>
      <text:p text:style-name="P9"><text:span text:style-name="T9_1"><text:a xlink:type="simple" xlink:href="#h.a1axqzqwidyt"><text:span text:style-name="T9_2">Design</text:span></text:a></text:span><text:span text:style-name="T9_3"><text:a xlink:type="simple" xlink:href="#h.a1axqzqwidyt"><text:span text:style-name="T9_4"><text:s/></text:span></text:a></text:span><text:span text:style-name="T9_5"><text:a xlink:type="simple" xlink:href="#h.a1axqzqwidyt"><text:span text:style-name="T9_6">Labs</text:span></text:a></text:span></text:p>
      <text:p text:style-name="P10"><text:span text:style-name="T10_1"><text:a xlink:type="simple" xlink:href="#h.ni1r7z4h0gac"><text:span text:style-name="T10_2">Software</text:span></text:a></text:span><text:span text:style-name="T10_3"><text:a xlink:type="simple" xlink:href="#h.ni1r7z4h0gac"><text:span text:style-name="T10_4"><text:s/></text:span></text:a></text:span><text:span text:style-name="T10_5"><text:a xlink:type="simple" xlink:href="#h.ni1r7z4h0gac"><text:span text:style-name="T10_6">Labs</text:span></text:a></text:span></text:p>
      <text:h text:style-name="P11" text:outline-level="10"><text:bookmark-start text:name="h.ebdy7mpjswq6"/><text:bookmark-end text:name="h.ebdy7mpjswq6"/><text:span text:style-name="T11_1">Work</text:span><text:span text:style-name="T11_2"><text:s/></text:span><text:span text:style-name="T11_3">Log</text:span><text:span text:style-name="T11_4"><text:s/>(</text:span><text:span text:style-name="T11_5">since</text:span><text:span text:style-name="T11_6"><text:s/>1</text:span><text:span text:style-name="T11_7">st</text:span><text:span text:style-name="T11_8"><text:s/></text:span><text:span text:style-name="T11_9">meeting</text:span><text:span text:style-name="T11_10"><text:s/></text:span><text:span text:style-name="T11_11">with</text:span><text:span text:style-name="T11_12"><text:s/></text:span><text:span text:style-name="T11_13">Prof</text:span><text:span text:style-name="T11_14">.<text:s/></text:span><text:span text:style-name="T11_15">Chuang</text:span><text:span text:style-name="T11_16">)</text:span></text:h>
      <text:p text:style-name="P12"><text:span text:style-name="T12_1">Assembled</text:span><text:span text:style-name="T12_2"><text:s/></text:span><text:span text:style-name="T12_3">a</text:span><text:span text:style-name="T12_4"><text:s/></text:span><text:span text:style-name="T12_5">new</text:span><text:span text:style-name="T12_6"><text:s/></text:span><text:span text:style-name="T12_7">hardware</text:span><text:span text:style-name="T12_8"><text:s/></text:span><text:span text:style-name="T12_9">platform</text:span></text:p>
      <text:list text:style-name="LS1" xml:id="list0">
        <text:list-item>
          <text:p text:style-name="P13"><text:span text:style-name="T13_1">Total</text:span><text:span text:style-name="T13_2"><text:s/>=<text:s/>$231<text:s/>($169<text:s/></text:span><text:span text:style-name="T13_3">without</text:span><text:span text:style-name="T13_4"><text:s/></text:span><text:span text:style-name="T13_5">wireless</text:span><text:span text:style-name="T13_6">)<text:s/></text:span><text:span text:style-name="T13_7">in</text:span><text:span text:style-name="T13_8"><text:s/></text:span><text:span text:style-name="T13_9">quantity</text:span><text:span text:style-name="T13_10"><text:s/></text:span><text:span text:style-name="T13_11">one</text:span></text:p>
        </text:list-item>
      </text:list>
      <text:p text:style-name="P14"><text:span text:style-name="T14_1">Debugged</text:span><text:span text:style-name="T14_2"><text:s/></text:span><text:span text:style-name="T14_3">optical</text:span><text:span text:style-name="T14_4"><text:s/></text:span><text:span text:style-name="T14_5">encoders</text:span><text:span text:style-name="T14_6"><text:s/>("3.3</text:span><text:span text:style-name="T14_7">V</text:span><text:span text:style-name="T14_8">"<text:s/></text:span><text:span text:style-name="T14_9">ones</text:span><text:span text:style-name="T14_10"><text:s/></text:span><text:span text:style-name="T14_11">work</text:span><text:span text:style-name="T14_12"><text:s/></text:span><text:span text:style-name="T14_13">when</text:span><text:span text:style-name="T14_14"><text:s/></text:span><text:span text:style-name="T14_15">supplied</text:span><text:span text:style-name="T14_16"><text:s/></text:span><text:span text:style-name="T14_17">at</text:span><text:span text:style-name="T14_18"><text:s/>5</text:span><text:span text:style-name="T14_19">V</text:span><text:span text:style-name="T14_20">…)</text:span></text:p>
      <text:p text:style-name="P15"><text:span text:style-name="T15_1">Debugged</text:span><text:span text:style-name="T15_2"><text:s/></text:span><text:span text:style-name="T15_3">xbee</text:span><text:span text:style-name="T15_4"><text:s/></text:span><text:span text:style-name="T15_5">wireless</text:span><text:span text:style-name="T15_6"><text:s/>(</text:span><text:span text:style-name="T15_7">don</text:span><text:span text:style-name="T15_8">'</text:span><text:span text:style-name="T15_9">t</text:span><text:span text:style-name="T15_10"><text:s/></text:span><text:span text:style-name="T15_11">use</text:span><text:span text:style-name="T15_12"><text:s/>115200,<text:s/></text:span><text:span text:style-name="T15_13">make</text:span><text:span text:style-name="T15_14"><text:s/></text:span><text:span text:style-name="T15_15">sure</text:span><text:span text:style-name="T15_16"><text:s/></text:span><text:span text:style-name="T15_17">to</text:span><text:span text:style-name="T15_18"><text:s/></text:span><text:span text:style-name="T15_19">slowly</text:span><text:span text:style-name="T15_20"><text:s/></text:span><text:span text:style-name="T15_21">read</text:span><text:span text:style-name="T15_22"><text:s/></text:span><text:span text:style-name="T15_23">packets</text:span><text:span text:style-name="T15_24">)</text:span></text:p>
      <text:p text:style-name="P16"><text:span text:style-name="T16_1">Head</text:span><text:span text:style-name="T16_2"><text:s/></text:span><text:span text:style-name="T16_3">working</text:span><text:span text:style-name="T16_4"><text:s/>(</text:span><text:span text:style-name="T16_5">high</text:span><text:span text:style-name="T16_6"><text:s/></text:span><text:span text:style-name="T16_7">current</text:span><text:span text:style-name="T16_8"><text:s/></text:span><text:span text:style-name="T16_9">op</text:span><text:span text:style-name="T16_10">-</text:span><text:span text:style-name="T16_11">amp</text:span><text:span text:style-name="T16_12">)</text:span></text:p>
      <text:p text:style-name="P17"><text:span text:style-name="T17_1">Documented</text:span><text:span text:style-name="T17_2"><text:s/></text:span><text:span text:style-name="T17_3">our</text:span><text:span text:style-name="T17_4"><text:s/></text:span><text:span text:style-name="T17_5">work</text:span></text:p>
      <text:h text:style-name="P18" text:outline-level="10"><text:bookmark-start text:name="h.bv3vt1vp58v7"/><text:bookmark-end text:name="h.bv3vt1vp58v7"/><text:span text:style-name="T18_1">Work</text:span><text:span text:style-name="T18_2"><text:s/></text:span><text:span text:style-name="T18_3">todo</text:span></text:h>
      <text:list text:style-name="LS2" xml:id="list1">
        <text:list-item>
          <text:p text:style-name="P19"><text:span text:style-name="T19_1">Enlarge</text:span><text:span text:style-name="T19_2"><text:s/>(</text:span><text:span text:style-name="T19_3">so</text:span><text:span text:style-name="T19_4"><text:s/></text:span><text:span text:style-name="T19_5">that</text:span><text:span text:style-name="T19_6"><text:s/></text:span><text:span text:style-name="T19_7">romeo</text:span><text:span text:style-name="T19_8"><text:s/></text:span><text:span text:style-name="T19_9">controller</text:span><text:span text:style-name="T19_10"><text:s/></text:span><text:span text:style-name="T19_11">can</text:span><text:span text:style-name="T19_12"><text:s/></text:span><text:span text:style-name="T19_13">sit</text:span><text:span text:style-name="T19_14"><text:s/></text:span><text:span text:style-name="T19_15">between</text:span><text:span text:style-name="T19_16"><text:s/></text:span><text:span text:style-name="T19_17">motors</text:span><text:span text:style-name="T19_18">)<text:s/></text:span><text:span text:style-name="T19_19">or</text:span><text:span text:style-name="T19_20"><text:s/></text:span><text:span text:style-name="T19_21">add</text:span><text:span text:style-name="T19_22"><text:s/></text:span><text:span text:style-name="T19_23">third</text:span><text:span text:style-name="T19_24"><text:s/></text:span><text:span text:style-name="T19_25">layer</text:span><text:span text:style-name="T19_26"><text:s/></text:span><text:span text:style-name="T19_27">to</text:span><text:span text:style-name="T19_28"><text:s/></text:span><text:span text:style-name="T19_29">chassis</text:span><text:span text:style-name="T19_30">:<text:s/></text:span><text:span text:style-name="T19_31">mount</text:span><text:span text:style-name="T19_32"><text:s/></text:span><text:span text:style-name="T19_33">servo</text:span><text:span text:style-name="T19_34"><text:s/></text:span><text:span text:style-name="T19_35">head</text:span><text:span text:style-name="T19_36"><text:s/></text:span><text:span text:style-name="T19_37">and</text:span><text:span text:style-name="T19_38"><text:s/></text:span><text:span text:style-name="T19_39">photodiode</text:span><text:span text:style-name="T19_40">,<text:s/></text:span><text:span text:style-name="T19_41">mount</text:span><text:span text:style-name="T19_42"><text:s/></text:span><text:span text:style-name="T19_43">full</text:span><text:span text:style-name="T19_44"><text:s/></text:span><text:span text:style-name="T19_45">breadboard</text:span><text:span text:style-name="T19_46">,<text:s/></text:span><text:span text:style-name="T19_47">mount</text:span><text:span text:style-name="T19_48"><text:s/></text:span><text:span text:style-name="T19_49">IR</text:span><text:span text:style-name="T19_50"><text:s/></text:span><text:span text:style-name="T19_51">sensors</text:span><text:span text:style-name="T19_52"><text:s/></text:span><text:span text:style-name="T19_53">properly</text:span><text:span text:style-name="T19_54"><text:s/></text:span><text:span text:style-name="T19_55">without</text:span><text:span text:style-name="T19_56"><text:s/></text:span><text:span text:style-name="T19_57">velcro</text:span><text:span text:style-name="T19_58">.</text:span></text:p>
        </text:list-item>
        <text:list-item>
          <text:p text:style-name="P20"><text:span text:style-name="T20_1">Possibly</text:span><text:span text:style-name="T20_2"><text:s/></text:span><text:span text:style-name="T20_3">roll</text:span><text:span text:style-name="T20_4"><text:s/></text:span><text:span text:style-name="T20_5">our</text:span><text:span text:style-name="T20_6"><text:s/></text:span><text:span text:style-name="T20_7">own</text:span><text:span text:style-name="T20_8"><text:s/></text:span><text:span text:style-name="T20_9">board</text:span><text:span text:style-name="T20_10"><text:s/></text:span><text:span text:style-name="T20_11">that</text:span><text:span text:style-name="T20_12"><text:s/></text:span></text:p>
          <text:list>
            <text:list-item>
              <text:p text:style-name="P21"><text:span text:style-name="T21_1">includes</text:span><text:span text:style-name="T21_2"><text:s/></text:span><text:span text:style-name="T21_3">a</text:span><text:span text:style-name="T21_4"><text:s/>2<text:s/></text:span><text:span text:style-name="T21_5">cell</text:span><text:span text:style-name="T21_6"><text:s/></text:span><text:span text:style-name="T21_7">lipo</text:span><text:span text:style-name="T21_8"><text:s/></text:span><text:span text:style-name="T21_9">charging</text:span><text:span text:style-name="T21_10"><text:s/></text:span><text:span text:style-name="T21_11">circuit</text:span></text:p>
            </text:list-item>
            <text:list-item>
              <text:p text:style-name="P22"><text:span text:style-name="T22_1">is</text:span><text:span text:style-name="T22_2"><text:s/></text:span><text:span text:style-name="T22_3">smaller</text:span></text:p>
            </text:list-item>
            <text:list-item>
              <text:p text:style-name="P23"><text:span text:style-name="T23_1">or</text:span><text:span text:style-name="T23_2"><text:s/></text:span><text:span text:style-name="T23_3">a</text:span><text:span text:style-name="T23_4"><text:s/></text:span><text:span text:style-name="T23_5">PCB</text:span><text:span text:style-name="T23_6"><text:s/></text:span><text:span text:style-name="T23_7">chassis</text:span></text:p>
            </text:list-item>
            <text:list-item>
              <text:p text:style-name="P24"><text:span text:style-name="T24_1">add</text:span><text:span text:style-name="T24_2"><text:s/></text:span><text:span text:style-name="T24_3">a</text:span><text:span text:style-name="T24_4"><text:s/></text:span><text:span text:style-name="T24_5">piezo</text:span></text:p>
            </text:list-item>
            <text:list-item>
              <text:p text:style-name="P25"><text:span text:style-name="T25_1">Easily</text:span><text:span text:style-name="T25_2"><text:s/></text:span><text:span text:style-name="T25_3">accessible</text:span><text:span text:style-name="T25_4"><text:s/></text:span><text:span text:style-name="T25_5">on</text:span><text:span text:style-name="T25_6">/</text:span><text:span text:style-name="T25_7">off</text:span><text:span text:style-name="T25_8"><text:s/></text:span><text:span text:style-name="T25_9">switches</text:span></text:p>
            </text:list-item>
          </text:list>
        </text:list-item>
        <text:list-item>
          <text:p text:style-name="P26"><text:span text:style-name="T26_1">Otherwise</text:span><text:span text:style-name="T26_2">,<text:s/></text:span><text:span text:style-name="T26_3">lasercut</text:span><text:span text:style-name="T26_4"><text:s/></text:span><text:span text:style-name="T26_5">our</text:span><text:span text:style-name="T26_6"><text:s/></text:span><text:span text:style-name="T26_7">chassis</text:span><text:span text:style-name="T26_8"><text:s/></text:span><text:span text:style-name="T26_9">and</text:span><text:span text:style-name="T26_10"><text:s/></text:span><text:span text:style-name="T26_11">IR</text:span><text:span text:style-name="T26_12"><text:s/></text:span><text:span text:style-name="T26_13">sensor</text:span><text:span text:style-name="T26_14"><text:s/></text:span><text:span text:style-name="T26_15">mounts</text:span><text:span text:style-name="T26_16"><text:s/></text:span><text:span text:style-name="T26_17">possibly</text:span></text:p>
        </text:list-item>
        <text:list-item>
          <text:p text:style-name="P27"><text:span text:style-name="T27_1">Order</text:span><text:span text:style-name="T27_2"><text:s/></text:span><text:span text:style-name="T27_3">servos</text:span><text:span text:style-name="T27_4"><text:s/></text:span><text:span text:style-name="T27_5">from</text:span><text:span text:style-name="T27_6"><text:s/></text:span><text:span text:style-name="T27_7">factory</text:span></text:p>
        </text:list-item>
        <text:list-item>
          <text:p text:style-name="P28"><text:span text:style-name="T28_1">Documentation</text:span></text:p>
        </text:list-item>
        <text:list-item>
          <text:p text:style-name="P29"><text:span text:style-name="T29_1">GUI</text:span><text:span text:style-name="T29_2"><text:s/></text:span><text:span text:style-name="T29_3">for</text:span><text:span text:style-name="T29_4"><text:s/></text:span><text:span text:style-name="T29_5">pioneer</text:span><text:span text:style-name="T29_6"><text:s/></text:span><text:span text:style-name="T29_7">to</text:span><text:span text:style-name="T29_8"><text:s/></text:span><text:span text:style-name="T29_9">change</text:span><text:span text:style-name="T29_10"><text:s/></text:span><text:span text:style-name="T29_11">the</text:span><text:span text:style-name="T29_12"><text:s/></text:span><text:span text:style-name="T29_13">port</text:span></text:p>
        </text:list-item>
        <text:list-item>
          <text:p text:style-name="P30"><text:span text:style-name="T30_1">Try</text:span><text:span text:style-name="T30_2"><text:s/></text:span><text:span text:style-name="T30_3">out</text:span><text:span text:style-name="T30_4"><text:s/>300:1<text:s/></text:span><text:span text:style-name="T30_5">motors</text:span></text:p>
        </text:list-item>
        <text:list-item>
          <text:p text:style-name="P31"><text:span text:style-name="T31_1">A</text:span><text:span text:style-name="T31_2"><text:s/></text:span><text:span text:style-name="T31_3">debugging</text:span><text:span text:style-name="T31_4"><text:s/></text:span><text:span text:style-name="T31_5">stand</text:span><text:span text:style-name="T31_6"><text:s/>(</text:span><text:span text:style-name="T31_7">for</text:span><text:span text:style-name="T31_8"><text:s/></text:span><text:span text:style-name="T31_9">lab</text:span><text:span text:style-name="T31_10"><text:s/>10<text:s/></text:span><text:span text:style-name="T31_11">pet</text:span><text:span text:style-name="T31_12"><text:s/></text:span><text:span text:style-name="T31_13">robot</text:span><text:span text:style-name="T31_14">)<text:s/>--<text:s/></text:span><text:span text:style-name="T31_15">currently</text:span><text:span text:style-name="T31_16"><text:s/></text:span><text:span text:style-name="T31_17">wire</text:span><text:span text:style-name="T31_18"><text:s/></text:span><text:span text:style-name="T31_19">spools</text:span></text:p>
        </text:list-item>
      </text:list>
      <text:h text:style-name="P32" text:outline-level="10"><text:bookmark-start text:name="h.w20906lphy3i"/><text:bookmark-end text:name="h.w20906lphy3i"/><text:span text:style-name="T32_1">Documentation</text:span></text:h>
      <text:h text:style-name="P33" text:outline-level="10"><text:bookmark-start text:name="h.9c37bbnlvtcn"/><text:bookmark-end text:name="h.9c37bbnlvtcn"/><text:span text:style-name="T33_1">SOAR</text:span></text:h>
      <text:list text:style-name="LS3" xml:id="list14">
        <text:list-item>
          <text:p text:style-name="P34"><text:span text:style-name="T34_1">Replace</text:span><text:span text:style-name="T34_2"><text:s/>/</text:span><text:span text:style-name="T34_3">usr</text:span><text:span text:style-name="T34_4">/</text:span><text:span text:style-name="T34_5">local</text:span><text:span text:style-name="T34_6">/</text:span><text:span text:style-name="T34_7">lib</text:span><text:span text:style-name="T34_8">/</text:span><text:span text:style-name="T34_9">python</text:span><text:span text:style-name="T34_10">2.7/</text:span><text:span text:style-name="T34_11">dist</text:span><text:span text:style-name="T34_12">-</text:span><text:span text:style-name="T34_13">packages</text:span><text:span text:style-name="T34_14">/</text:span><text:span text:style-name="T34_15">soar</text:span><text:span text:style-name="T34_16">/</text:span><text:span text:style-name="T34_17">outputs</text:span><text:span text:style-name="T34_18">/</text:span><text:span text:style-name="T34_19">pioneer</text:span><text:span text:style-name="T34_20">.</text:span><text:span text:style-name="T34_21">py</text:span><text:span text:style-name="T34_22"><text:s/></text:span><text:span text:style-name="T34_23">with</text:span><text:span text:style-name="T34_24"><text:s/></text:span><text:span text:style-name="T34_25">our</text:span><text:span text:style-name="T34_26"><text:s/></text:span><text:span text:style-name="T34_27">pioneer</text:span><text:span text:style-name="T34_28">.</text:span><text:span text:style-name="T34_29">py</text:span></text:p>
        </text:list-item>
        <text:list-item>
          <text:p text:style-name="P35"><text:span text:style-name="T35_1">Plug</text:span><text:span text:style-name="T35_2"><text:s/></text:span><text:span text:style-name="T35_3">in</text:span><text:span text:style-name="T35_4"><text:s/></text:span><text:span text:style-name="T35_5">xbee</text:span><text:span text:style-name="T35_6">.<text:s/></text:span><text:span text:style-name="T35_7">In</text:span><text:span text:style-name="T35_8"><text:s/></text:span><text:span text:style-name="T35_9">a</text:span><text:span text:style-name="T35_10"><text:s/></text:span><text:span text:style-name="T35_11">terminal</text:span><text:span text:style-name="T35_12">,<text:s/></text:span><text:span text:style-name="T35_13">run</text:span><text:span text:style-name="T35_14"><text:s/></text:span><text:span text:style-name="T35_15">dmesg</text:span><text:span text:style-name="T35_16"><text:s/>|<text:s/></text:span><text:span text:style-name="T35_17">tail</text:span><text:span text:style-name="T35_18"><text:s/>--<text:s/></text:span><text:span text:style-name="T35_19">it</text:span><text:span text:style-name="T35_20"><text:s/></text:span><text:span text:style-name="T35_21">should</text:span><text:span text:style-name="T35_22"><text:s/></text:span><text:span text:style-name="T35_23">say</text:span><text:span text:style-name="T35_24"><text:s/></text:span><text:span text:style-name="T35_25">something</text:span><text:span text:style-name="T35_26"><text:s/></text:span><text:span text:style-name="T35_27">like</text:span><text:span text:style-name="T35_28">:</text:span></text:p>
        </text:list-item>
      </text:list>
      <text:p text:style-name="P36"><text:span text:style-name="T36_1">[41246.969987]<text:s/></text:span><text:span text:style-name="T36_2">usb</text:span><text:span text:style-name="T36_3"><text:s/>3-1:<text:s/></text:span><text:span text:style-name="T36_4">FTDI</text:span><text:span text:style-name="T36_5"><text:s/></text:span><text:span text:style-name="T36_6">USB</text:span><text:span text:style-name="T36_7"><text:s/></text:span><text:span text:style-name="T36_8">Serial</text:span><text:span text:style-name="T36_9"><text:s/></text:span><text:span text:style-name="T36_10">Device</text:span><text:span text:style-name="T36_11"><text:s/></text:span><text:span text:style-name="T36_12">converter</text:span><text:span text:style-name="T36_13"><text:s/></text:span><text:span text:style-name="T36_14">now</text:span><text:span text:style-name="T36_15"><text:s/></text:span><text:span text:style-name="T36_16">attached</text:span><text:span text:style-name="T36_17"><text:s/></text:span><text:span text:style-name="T36_18">to</text:span><text:span text:style-name="T36_19"><text:s/></text:span><text:span text:style-name="T36_20">ttyUSB</text:span><text:span text:style-name="T36_21">0</text:span></text:p>
      <text:list text:style-name="LS3" xml:id="list16" text:continue-list="list14">
        <text:list-item>
          <text:p text:style-name="P37"><text:span text:style-name="T37_1">sudo</text:span><text:span text:style-name="T37_2"><text:s/></text:span><text:span text:style-name="T37_3">gedit</text:span><text:span text:style-name="T37_4"><text:s/>/</text:span><text:span text:style-name="T37_5">usr</text:span><text:span text:style-name="T37_6">/</text:span><text:span text:style-name="T37_7">local</text:span><text:span text:style-name="T37_8">/</text:span><text:span text:style-name="T37_9">lib</text:span><text:span text:style-name="T37_10">/</text:span><text:span text:style-name="T37_11">python</text:span><text:span text:style-name="T37_12">2.7/</text:span><text:span text:style-name="T37_13">dist</text:span><text:span text:style-name="T37_14">-</text:span><text:span text:style-name="T37_15">packages</text:span><text:span text:style-name="T37_16">/</text:span><text:span text:style-name="T37_17">soar</text:span><text:span text:style-name="T37_18">/</text:span><text:span text:style-name="T37_19">outputs</text:span><text:span text:style-name="T37_20">/</text:span><text:span text:style-name="T37_21">pioneer</text:span><text:span text:style-name="T37_22">.</text:span><text:span text:style-name="T37_23">py</text:span><text:span text:style-name="T37_24"><text:s/></text:span><text:span text:style-name="T37_25">and</text:span><text:span text:style-name="T37_26"><text:s/></text:span><text:span text:style-name="T37_27">change</text:span><text:span text:style-name="T37_28"><text:s/></text:span><text:span text:style-name="T37_29">it</text:span><text:span text:style-name="T37_30"><text:s/></text:span><text:span text:style-name="T37_31">to</text:span><text:span text:style-name="T37_32"><text:s/></text:span><text:span text:style-name="T37_33">the</text:span><text:span text:style-name="T37_34"><text:s/></text:span><text:span text:style-name="T37_35">right</text:span><text:span text:style-name="T37_36"><text:s/></text:span><text:span text:style-name="T37_37">port</text:span><text:span text:style-name="T37_38"><text:s/></text:span><text:span text:style-name="T37_39">for</text:span><text:span text:style-name="T37_40"><text:s/></text:span><text:span text:style-name="T37_41">your</text:span><text:span text:style-name="T37_42"><text:s/></text:span><text:span text:style-name="T37_43">connection</text:span><text:span text:style-name="T37_44">,<text:s/></text:span><text:span text:style-name="T37_45">e</text:span><text:span text:style-name="T37_46">.</text:span><text:span text:style-name="T37_47">g</text:span><text:span text:style-name="T37_48">.:<text:line-break/></text:span><text:span text:style-name="T37_49">settings</text:span><text:span text:style-name="T37_50">.</text:span><text:span text:style-name="T37_51">SERIAL</text:span><text:span text:style-name="T37_52">_</text:span><text:span text:style-name="T37_53">PORT</text:span><text:span text:style-name="T37_54">_</text:span><text:span text:style-name="T37_55">NAME</text:span><text:span text:style-name="T37_56"><text:s/>=<text:s/>"/</text:span><text:span text:style-name="T37_57">dev</text:span><text:span text:style-name="T37_58">/</text:span><text:span text:style-name="T37_59">ttyUSB</text:span><text:span text:style-name="T37_60">0"</text:span></text:p>
          <text:list>
            <text:list-item>
              <text:p text:style-name="P38"><text:span text:style-name="T38_1">If</text:span><text:span text:style-name="T38_2"><text:s/></text:span><text:span text:style-name="T38_3">you</text:span><text:span text:style-name="T38_4"><text:s/></text:span><text:span text:style-name="T38_5">want</text:span><text:span text:style-name="T38_6"><text:s/></text:span><text:span text:style-name="T38_7">to</text:span><text:span text:style-name="T38_8"><text:s/></text:span><text:span text:style-name="T38_9">see</text:span><text:span text:style-name="T38_10"><text:s/></text:span><text:span text:style-name="T38_11">verbose</text:span><text:span text:style-name="T38_12"><text:s/></text:span><text:span text:style-name="T38_13">output</text:span><text:span text:style-name="T38_14"><text:s/></text:span><text:span text:style-name="T38_15">for</text:span><text:span text:style-name="T38_16"><text:s/></text:span><text:span text:style-name="T38_17">debugging</text:span><text:span text:style-name="T38_18"><text:s/></text:span><text:span text:style-name="T38_19">purposes</text:span><text:span text:style-name="T38_20">,<text:s/></text:span><text:span text:style-name="T38_21">set</text:span><text:span text:style-name="T38_22"><text:s/></text:span><text:span text:style-name="T38_23">debug</text:span><text:span text:style-name="T38_24"><text:s/>=<text:s/></text:span><text:span text:style-name="T38_25">True</text:span></text:p>
            </text:list-item>
            <text:list-item>
              <text:p text:style-name="P39"><text:span text:style-name="T39_1">If</text:span><text:span text:style-name="T39_2"><text:s/></text:span><text:span text:style-name="T39_3">not</text:span><text:span text:style-name="T39_4">,<text:s/></text:span><text:span text:style-name="T39_5">set</text:span><text:span text:style-name="T39_6"><text:s/></text:span><text:span text:style-name="T39_7">debug</text:span><text:span text:style-name="T39_8"><text:s/>=<text:s/></text:span><text:span text:style-name="T39_9">skip</text:span></text:p>
            </text:list-item>
          </text:list>
        </text:list-item>
        <text:list-item>
          <text:p text:style-name="P40"><text:span text:style-name="T40_1">Run</text:span><text:span text:style-name="T40_2"><text:s/></text:span><text:span text:style-name="T40_3">soar</text:span></text:p>
        </text:list-item>
        <text:list-item>
          <text:p text:style-name="P41"><text:span text:style-name="T41_1">Click</text:span><text:span text:style-name="T41_2"><text:s/></text:span><text:span text:style-name="T41_3">on</text:span><text:span text:style-name="T41_4"><text:s/></text:span><text:span text:style-name="T41_5">Pioneer</text:span></text:p>
          <text:list>
            <text:list-item>
              <text:p text:style-name="P42"><text:span text:style-name="T42_1">If</text:span><text:span text:style-name="T42_2"><text:s/></text:span><text:span text:style-name="T42_3">should</text:span><text:span text:style-name="T42_4"><text:s/></text:span><text:span text:style-name="T42_5">say</text:span><text:span text:style-name="T42_6"><text:s/></text:span><text:span text:style-name="T42_7">P</text:span><text:span text:style-name="T42_8">2</text:span><text:span text:style-name="T42_9">OS</text:span><text:span text:style-name="T42_10"><text:s/></text:span><text:span text:style-name="T42_11">Interface</text:span><text:span text:style-name="T42_12"><text:s/></text:span><text:span text:style-name="T42_13">Ready</text:span><text:span text:style-name="T42_14"><text:s/></text:span><text:span text:style-name="T42_15">and</text:span><text:span text:style-name="T42_16"><text:s/></text:span><text:span text:style-name="T42_17">also</text:span><text:span text:style-name="T42_18"><text:s/></text:span><text:span text:style-name="T42_19">denny</text:span><text:span text:style-name="T42_20">:<text:s/></text:span><text:span text:style-name="T42_21">battery</text:span><text:span text:style-name="T42_22"><text:s/>=</text:span></text:p>
            </text:list-item>
            <text:list-item>
              <text:p text:style-name="P43"><text:span text:style-name="T43_1">If</text:span><text:span text:style-name="T43_2"><text:s/></text:span><text:span text:style-name="T43_3">the</text:span><text:span text:style-name="T43_4"><text:s/></text:span><text:span text:style-name="T43_5">button</text:span><text:span text:style-name="T43_6"><text:s/></text:span><text:span text:style-name="T43_7">unclicks</text:span><text:span text:style-name="T43_8"><text:s/></text:span><text:span text:style-name="T43_9">right</text:span><text:span text:style-name="T43_10"><text:s/></text:span><text:span text:style-name="T43_11">away</text:span><text:span text:style-name="T43_12">,<text:s/></text:span><text:span text:style-name="T43_13">probably</text:span><text:span text:style-name="T43_14"><text:s/></text:span><text:span text:style-name="T43_15">your</text:span><text:span text:style-name="T43_16"><text:s/></text:span><text:span text:style-name="T43_17">serial</text:span><text:span text:style-name="T43_18"><text:s/></text:span><text:span text:style-name="T43_19">port</text:span><text:span text:style-name="T43_20"><text:s/></text:span><text:span text:style-name="T43_21">is</text:span><text:span text:style-name="T43_22"><text:s/></text:span><text:span text:style-name="T43_23">incorrect</text:span></text:p>
            </text:list-item>
          </text:list>
        </text:list-item>
        <text:list-item>
          <text:p text:style-name="P44"><text:span text:style-name="T44_1">Load</text:span><text:span text:style-name="T44_2"><text:s/></text:span><text:span text:style-name="T44_3">a</text:span><text:span text:style-name="T44_4"><text:s/></text:span><text:span text:style-name="T44_5">brain</text:span></text:p>
        </text:list-item>
        <text:list-item>
          <text:p text:style-name="P45"><text:span text:style-name="T45_1">Hit</text:span><text:span text:style-name="T45_2"><text:s/></text:span><text:span text:style-name="T45_3">the</text:span><text:span text:style-name="T45_4"><text:s/></text:span><text:span text:style-name="T45_5">run</text:span><text:span text:style-name="T45_6"><text:s/></text:span><text:span text:style-name="T45_7">button</text:span></text:p>
        </text:list-item>
      </text:list>
      <text:h text:style-name="P46" text:outline-level="10"><text:bookmark-start text:name="h.rf1eaa7jfpui"/><text:bookmark-end text:name="h.rf1eaa7jfpui"/><text:span text:style-name="T46_1">Bill</text:span><text:span text:style-name="T46_2"><text:s/></text:span><text:span text:style-name="T46_3">of</text:span><text:span text:style-name="T46_4"><text:s/></text:span><text:span text:style-name="T46_5">Materials</text:span></text:h>
      <text:p text:style-name="P4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48"><text:span text:style-name="T48_1">Name</text:span></text:p>
          </table:table-cell>
          <table:table-cell table:style-name="Cell2">
            <text:p text:style-name="P49"><text:span text:style-name="T49_1">Total</text:span><text:span text:style-name="T49_2"><text:s/></text:span><text:span text:style-name="T49_3">Cost</text:span></text:p>
          </table:table-cell>
          <table:table-cell table:style-name="Cell3">
            <text:p text:style-name="P50"/>
          </table:table-cell>
          <table:table-cell table:style-name="Cell4">
            <text:p text:style-name="P51"><text:span text:style-name="T51_1">Product</text:span><text:span text:style-name="T51_2"><text:s/></text:span><text:span text:style-name="T51_3">Name</text:span></text:p>
          </table:table-cell>
          <table:table-cell table:style-name="Cell5">
            <text:p text:style-name="P52"><text:span text:style-name="T52_1">URL</text:span></text:p>
          </table:table-cell>
        </table:table-row>
        <table:table-row table:style-name="Row2">
          <table:table-cell table:style-name="Cell6">
            <text:p text:style-name="P53"><text:span text:style-name="T53_1">Lasercut</text:span><text:span text:style-name="T53_2"><text:s/></text:span><text:span text:style-name="T53_3">Chassis</text:span></text:p>
          </table:table-cell>
          <table:table-cell table:style-name="Cell7">
            <text:p text:style-name="P54"><text:span text:style-name="T54_1">7.95</text:span></text:p>
          </table:table-cell>
          <table:table-cell table:style-name="Cell8">
            <text:p text:style-name="P55"><text:span text:style-name="T55_1">pololu</text:span></text:p>
          </table:table-cell>
          <table:table-cell table:style-name="Cell9">
            <text:p text:style-name="P56"><text:span text:style-name="T56_1">#1507<text:s/></text:span><text:span text:style-name="T56_2">Pololu</text:span><text:span text:style-name="T56_3"><text:s/>5"<text:s/></text:span><text:span text:style-name="T56_4">Robot</text:span><text:span text:style-name="T56_5"><text:s/></text:span><text:span text:style-name="T56_6">Chassis</text:span><text:span text:style-name="T56_7"><text:s/></text:span><text:span text:style-name="T56_8">RRC</text:span><text:span text:style-name="T56_9">04</text:span><text:span text:style-name="T56_10">A</text:span><text:span text:style-name="T56_11"><text:s/></text:span><text:span text:style-name="T56_12">Transparent</text:span><text:span text:style-name="T56_13"><text:s/></text:span><text:span text:style-name="T56_14">Light</text:span><text:span text:style-name="T56_15">-</text:span><text:span text:style-name="T56_16">Blue</text:span></text:p>
          </table:table-cell>
          <table:table-cell table:style-name="Cell10">
            <text:p text:style-name="P57"><text:span text:style-name="T57_1"><text:a xlink:type="simple" xlink:href="http://www.pololu.com/product/1507"><text:span text:style-name="T57_2">http</text:span></text:a></text:span><text:span text:style-name="T57_3"><text:a xlink:type="simple" xlink:href="http://www.pololu.com/product/1507"><text:span text:style-name="T57_4">://</text:span></text:a></text:span><text:span text:style-name="T57_5"><text:a xlink:type="simple" xlink:href="http://www.pololu.com/product/1507"><text:span text:style-name="T57_6">www</text:span></text:a></text:span><text:span text:style-name="T57_7"><text:a xlink:type="simple" xlink:href="http://www.pololu.com/product/1507"><text:span text:style-name="T57_8">.</text:span></text:a></text:span><text:span text:style-name="T57_9"><text:a xlink:type="simple" xlink:href="http://www.pololu.com/product/1507"><text:span text:style-name="T57_10">pololu</text:span></text:a></text:span><text:span text:style-name="T57_11"><text:a xlink:type="simple" xlink:href="http://www.pololu.com/product/1507"><text:span text:style-name="T57_12">.</text:span></text:a></text:span><text:span text:style-name="T57_13"><text:a xlink:type="simple" xlink:href="http://www.pololu.com/product/1507"><text:span text:style-name="T57_14">com</text:span></text:a></text:span><text:span text:style-name="T57_15"><text:a xlink:type="simple" xlink:href="http://www.pololu.com/product/1507"><text:span text:style-name="T57_16">/</text:span></text:a></text:span><text:span text:style-name="T57_17"><text:a xlink:type="simple" xlink:href="http://www.pololu.com/product/1507"><text:span text:style-name="T57_18">product</text:span></text:a></text:span><text:span text:style-name="T57_19"><text:a xlink:type="simple" xlink:href="http://www.pololu.com/product/1507"><text:span text:style-name="T57_20">/1507</text:span></text:a></text:span></text:p>
          </table:table-cell>
        </table:table-row>
        <table:table-row table:style-name="Row3">
          <table:table-cell table:style-name="Cell11">
            <text:p text:style-name="P58"><text:span text:style-name="T58_1">Lipo</text:span><text:span text:style-name="T58_2"><text:s/></text:span><text:span text:style-name="T58_3">Battery</text:span><text:span text:style-name="T58_4"><text:s/></text:span><text:span text:style-name="T58_5">Connector</text:span></text:p>
          </table:table-cell>
          <table:table-cell table:style-name="Cell12">
            <text:p text:style-name="P59"><text:span text:style-name="T59_1">0.99</text:span></text:p>
          </table:table-cell>
          <table:table-cell table:style-name="Cell13">
            <text:p text:style-name="P60"><text:span text:style-name="T60_1">pololu</text:span></text:p>
          </table:table-cell>
          <table:table-cell table:style-name="Cell14">
            <text:p text:style-name="P61"><text:span text:style-name="T61_1">JST</text:span><text:span text:style-name="T61_2"><text:s/></text:span><text:span text:style-name="T61_3">RCY</text:span><text:span text:style-name="T61_4"><text:s/></text:span><text:span text:style-name="T61_5">Plug</text:span><text:span text:style-name="T61_6"><text:s/></text:span><text:span text:style-name="T61_7">with</text:span><text:span text:style-name="T61_8"><text:s/>10</text:span><text:span text:style-name="T61_9">cm</text:span><text:span text:style-name="T61_10"><text:s/></text:span><text:span text:style-name="T61_11">Leads</text:span><text:span text:style-name="T61_12">,<text:s/></text:span><text:span text:style-name="T61_13">Male</text:span></text:p>
          </table:table-cell>
          <table:table-cell table:style-name="Cell15">
            <text:p text:style-name="P62"><text:span text:style-name="T62_1"><text:a xlink:type="simple" xlink:href="http://www.pololu.com/product/2181"><text:span text:style-name="T62_2">http</text:span></text:a></text:span><text:span text:style-name="T62_3"><text:a xlink:type="simple" xlink:href="http://www.pololu.com/product/2181"><text:span text:style-name="T62_4">://</text:span></text:a></text:span><text:span text:style-name="T62_5"><text:a xlink:type="simple" xlink:href="http://www.pololu.com/product/2181"><text:span text:style-name="T62_6">www</text:span></text:a></text:span><text:span text:style-name="T62_7"><text:a xlink:type="simple" xlink:href="http://www.pololu.com/product/2181"><text:span text:style-name="T62_8">.</text:span></text:a></text:span><text:span text:style-name="T62_9"><text:a xlink:type="simple" xlink:href="http://www.pololu.com/product/2181"><text:span text:style-name="T62_10">pololu</text:span></text:a></text:span><text:span text:style-name="T62_11"><text:a xlink:type="simple" xlink:href="http://www.pololu.com/product/2181"><text:span text:style-name="T62_12">.</text:span></text:a></text:span><text:span text:style-name="T62_13"><text:a xlink:type="simple" xlink:href="http://www.pololu.com/product/2181"><text:span text:style-name="T62_14">com</text:span></text:a></text:span><text:span text:style-name="T62_15"><text:a xlink:type="simple" xlink:href="http://www.pololu.com/product/2181"><text:span text:style-name="T62_16">/</text:span></text:a></text:span><text:span text:style-name="T62_17"><text:a xlink:type="simple" xlink:href="http://www.pololu.com/product/2181"><text:span text:style-name="T62_18">product</text:span></text:a></text:span><text:span text:style-name="T62_19"><text:a xlink:type="simple" xlink:href="http://www.pololu.com/product/2181"><text:span text:style-name="T62_20">/2181</text:span></text:a></text:span></text:p>
          </table:table-cell>
        </table:table-row>
        <table:table-row table:style-name="Row4">
          <table:table-cell table:style-name="Cell16">
            <text:p text:style-name="P63"><text:span text:style-name="T63_1">Lipo</text:span><text:span text:style-name="T63_2"><text:s/></text:span><text:span text:style-name="T63_3">Battery</text:span></text:p>
          </table:table-cell>
          <table:table-cell table:style-name="Cell17">
            <text:p text:style-name="P64"><text:span text:style-name="T64_1">4.65</text:span></text:p>
          </table:table-cell>
          <table:table-cell table:style-name="Cell18">
            <text:p text:style-name="P65"><text:span text:style-name="T65_1">hobbyking</text:span></text:p>
          </table:table-cell>
          <table:table-cell table:style-name="Cell19">
            <text:p text:style-name="P66"><text:span text:style-name="T66_1">Turnigy</text:span><text:span text:style-name="T66_2"><text:s/>1000</text:span><text:span text:style-name="T66_3">mAh</text:span><text:span text:style-name="T66_4"><text:s/>2</text:span><text:span text:style-name="T66_5">S</text:span><text:span text:style-name="T66_6"><text:s/>20</text:span><text:span text:style-name="T66_7">C</text:span><text:span text:style-name="T66_8"><text:s/></text:span><text:span text:style-name="T66_9">Lipo</text:span><text:span text:style-name="T66_10"><text:s/></text:span><text:span text:style-name="T66_11">Pack</text:span></text:p>
          </table:table-cell>
          <table:table-cell table:style-name="Cell20">
            <text:p text:style-name="P67"><text:span text:style-name="T67_1"><text:a xlink:type="simple" xlink:href="http://www.hobbyking.com/hobbyking/store/__9170__Turnigy_1000mAh_2S_20C_Lipo_Pack.html"><text:span text:style-name="T67_2">http</text:span></text:a></text:span><text:span text:style-name="T67_3"><text:a xlink:type="simple" xlink:href="http://www.hobbyking.com/hobbyking/store/__9170__Turnigy_1000mAh_2S_20C_Lipo_Pack.html"><text:span text:style-name="T67_4">://</text:span></text:a></text:span><text:span text:style-name="T67_5"><text:a xlink:type="simple" xlink:href="http://www.hobbyking.com/hobbyking/store/__9170__Turnigy_1000mAh_2S_20C_Lipo_Pack.html"><text:span text:style-name="T67_6">www</text:span></text:a></text:span><text:span text:style-name="T67_7"><text:a xlink:type="simple" xlink:href="http://www.hobbyking.com/hobbyking/store/__9170__Turnigy_1000mAh_2S_20C_Lipo_Pack.html"><text:span text:style-name="T67_8">.</text:span></text:a></text:span><text:span text:style-name="T67_9"><text:a xlink:type="simple" xlink:href="http://www.hobbyking.com/hobbyking/store/__9170__Turnigy_1000mAh_2S_20C_Lipo_Pack.html"><text:span text:style-name="T67_10">hobbyking</text:span></text:a></text:span><text:span text:style-name="T67_11"><text:a xlink:type="simple" xlink:href="http://www.hobbyking.com/hobbyking/store/__9170__Turnigy_1000mAh_2S_20C_Lipo_Pack.html"><text:span text:style-name="T67_12">.</text:span></text:a></text:span><text:span text:style-name="T67_13"><text:a xlink:type="simple" xlink:href="http://www.hobbyking.com/hobbyking/store/__9170__Turnigy_1000mAh_2S_20C_Lipo_Pack.html"><text:span text:style-name="T67_14">com</text:span></text:a></text:span><text:span text:style-name="T67_15"><text:a xlink:type="simple" xlink:href="http://www.hobbyking.com/hobbyking/store/__9170__Turnigy_1000mAh_2S_20C_Lipo_Pack.html"><text:span text:style-name="T67_16">/</text:span></text:a></text:span><text:span text:style-name="T67_17"><text:a xlink:type="simple" xlink:href="http://www.hobbyking.com/hobbyking/store/__9170__Turnigy_1000mAh_2S_20C_Lipo_Pack.html"><text:span text:style-name="T67_18">hobbyking</text:span></text:a></text:span><text:span text:style-name="T67_19"><text:a xlink:type="simple" xlink:href="http://www.hobbyking.com/hobbyking/store/__9170__Turnigy_1000mAh_2S_20C_Lipo_Pack.html"><text:span text:style-name="T67_20">/</text:span></text:a></text:span><text:span text:style-name="T67_21"><text:a xlink:type="simple" xlink:href="http://www.hobbyking.com/hobbyking/store/__9170__Turnigy_1000mAh_2S_20C_Lipo_Pack.html"><text:span text:style-name="T67_22">store</text:span></text:a></text:span><text:span text:style-name="T67_23"><text:a xlink:type="simple" xlink:href="http://www.hobbyking.com/hobbyking/store/__9170__Turnigy_1000mAh_2S_20C_Lipo_Pack.html"><text:span text:style-name="T67_24">/__9170__</text:span></text:a></text:span><text:span text:style-name="T67_25"><text:a xlink:type="simple" xlink:href="http://www.hobbyking.com/hobbyking/store/__9170__Turnigy_1000mAh_2S_20C_Lipo_Pack.html"><text:span text:style-name="T67_26">Turnigy</text:span></text:a></text:span><text:span text:style-name="T67_27"><text:a xlink:type="simple" xlink:href="http://www.hobbyking.com/hobbyking/store/__9170__Turnigy_1000mAh_2S_20C_Lipo_Pack.html"><text:span text:style-name="T67_28">_1000</text:span></text:a></text:span><text:span text:style-name="T67_29"><text:a xlink:type="simple" xlink:href="http://www.hobbyking.com/hobbyking/store/__9170__Turnigy_1000mAh_2S_20C_Lipo_Pack.html"><text:span text:style-name="T67_30">mAh</text:span></text:a></text:span><text:span text:style-name="T67_31"><text:a xlink:type="simple" xlink:href="http://www.hobbyking.com/hobbyking/store/__9170__Turnigy_1000mAh_2S_20C_Lipo_Pack.html"><text:span text:style-name="T67_32">_2</text:span></text:a></text:span><text:span text:style-name="T67_33"><text:a xlink:type="simple" xlink:href="http://www.hobbyking.com/hobbyking/store/__9170__Turnigy_1000mAh_2S_20C_Lipo_Pack.html"><text:span text:style-name="T67_34">S</text:span></text:a></text:span><text:span text:style-name="T67_35"><text:a xlink:type="simple" xlink:href="http://www.hobbyking.com/hobbyking/store/__9170__Turnigy_1000mAh_2S_20C_Lipo_Pack.html"><text:span text:style-name="T67_36">_20</text:span></text:a></text:span><text:span text:style-name="T67_37"><text:a xlink:type="simple" xlink:href="http://www.hobbyking.com/hobbyking/store/__9170__Turnigy_1000mAh_2S_20C_Lipo_Pack.html"><text:span text:style-name="T67_38">C</text:span></text:a></text:span><text:span text:style-name="T67_39"><text:a xlink:type="simple" xlink:href="http://www.hobbyking.com/hobbyking/store/__9170__Turnigy_1000mAh_2S_20C_Lipo_Pack.html"><text:span text:style-name="T67_40">_</text:span></text:a></text:span><text:span text:style-name="T67_41"><text:a xlink:type="simple" xlink:href="http://www.hobbyking.com/hobbyking/store/__9170__Turnigy_1000mAh_2S_20C_Lipo_Pack.html"><text:span text:style-name="T67_42">Lipo</text:span></text:a></text:span><text:span text:style-name="T67_43"><text:a xlink:type="simple" xlink:href="http://www.hobbyking.com/hobbyking/store/__9170__Turnigy_1000mAh_2S_20C_Lipo_Pack.html"><text:span text:style-name="T67_44">_</text:span></text:a></text:span><text:span text:style-name="T67_45"><text:a xlink:type="simple" xlink:href="http://www.hobbyking.com/hobbyking/store/__9170__Turnigy_1000mAh_2S_20C_Lipo_Pack.html"><text:span text:style-name="T67_46">Pack</text:span></text:a></text:span><text:span text:style-name="T67_47"><text:a xlink:type="simple" xlink:href="http://www.hobbyking.com/hobbyking/store/__9170__Turnigy_1000mAh_2S_20C_Lipo_Pack.html"><text:span text:style-name="T67_48">.</text:span></text:a></text:span><text:span text:style-name="T67_49"><text:a xlink:type="simple" xlink:href="http://www.hobbyking.com/hobbyking/store/__9170__Turnigy_1000mAh_2S_20C_Lipo_Pack.html"><text:span text:style-name="T67_50">html</text:span></text:a></text:span></text:p>
          </table:table-cell>
        </table:table-row>
        <table:table-row table:style-name="Row5">
          <table:table-cell table:style-name="Cell21">
            <text:p text:style-name="P68"><text:span text:style-name="T68_1">3</text:span><text:span text:style-name="T68_2">x</text:span><text:span text:style-name="T68_3"><text:s/></text:span><text:span text:style-name="T68_4">Sharp</text:span><text:span text:style-name="T68_5"><text:s/></text:span><text:span text:style-name="T68_6">IR</text:span><text:span text:style-name="T68_7"><text:s/></text:span><text:span text:style-name="T68_8">Sensor</text:span></text:p>
          </table:table-cell>
          <table:table-cell table:style-name="Cell22">
            <text:p text:style-name="P69"><text:span text:style-name="T69_1">29.85</text:span></text:p>
          </table:table-cell>
          <table:table-cell table:style-name="Cell23">
            <text:p text:style-name="P70"><text:span text:style-name="T70_1">pololu</text:span></text:p>
          </table:table-cell>
          <table:table-cell table:style-name="Cell24">
            <text:p text:style-name="P71"><text:span text:style-name="T71_1">#136<text:s/></text:span><text:span text:style-name="T71_2">Sharp</text:span><text:span text:style-name="T71_3"><text:s/></text:span><text:span text:style-name="T71_4">GP</text:span><text:span text:style-name="T71_5">2</text:span><text:span text:style-name="T71_6">Y</text:span><text:span text:style-name="T71_7">0</text:span><text:span text:style-name="T71_8">A</text:span><text:span text:style-name="T71_9">21</text:span><text:span text:style-name="T71_10">YK</text:span><text:span text:style-name="T71_11">0</text:span><text:span text:style-name="T71_12">F</text:span><text:span text:style-name="T71_13"><text:s/></text:span><text:span text:style-name="T71_14">Analog</text:span><text:span text:style-name="T71_15"><text:s/></text:span><text:span text:style-name="T71_16">Distance</text:span><text:span text:style-name="T71_17"><text:s/></text:span><text:span text:style-name="T71_18">Sensor</text:span><text:span text:style-name="T71_19"><text:s/>10-80</text:span><text:span text:style-name="T71_20">cm</text:span></text:p>
          </table:table-cell>
          <table:table-cell table:style-name="Cell25">
            <text:p text:style-name="P72"><text:span text:style-name="T72_1"><text:a xlink:type="simple" xlink:href="http://www.pololu.com/product/136"><text:span text:style-name="T72_2">http</text:span></text:a></text:span><text:span text:style-name="T72_3"><text:a xlink:type="simple" xlink:href="http://www.pololu.com/product/136"><text:span text:style-name="T72_4">://</text:span></text:a></text:span><text:span text:style-name="T72_5"><text:a xlink:type="simple" xlink:href="http://www.pololu.com/product/136"><text:span text:style-name="T72_6">www</text:span></text:a></text:span><text:span text:style-name="T72_7"><text:a xlink:type="simple" xlink:href="http://www.pololu.com/product/136"><text:span text:style-name="T72_8">.</text:span></text:a></text:span><text:span text:style-name="T72_9"><text:a xlink:type="simple" xlink:href="http://www.pololu.com/product/136"><text:span text:style-name="T72_10">pololu</text:span></text:a></text:span><text:span text:style-name="T72_11"><text:a xlink:type="simple" xlink:href="http://www.pololu.com/product/136"><text:span text:style-name="T72_12">.</text:span></text:a></text:span><text:span text:style-name="T72_13"><text:a xlink:type="simple" xlink:href="http://www.pololu.com/product/136"><text:span text:style-name="T72_14">com</text:span></text:a></text:span><text:span text:style-name="T72_15"><text:a xlink:type="simple" xlink:href="http://www.pololu.com/product/136"><text:span text:style-name="T72_16">/</text:span></text:a></text:span><text:span text:style-name="T72_17"><text:a xlink:type="simple" xlink:href="http://www.pololu.com/product/136"><text:span text:style-name="T72_18">product</text:span></text:a></text:span><text:span text:style-name="T72_19"><text:a xlink:type="simple" xlink:href="http://www.pololu.com/product/136"><text:span text:style-name="T72_20">/136</text:span></text:a></text:span></text:p>
          </table:table-cell>
        </table:table-row>
        <table:table-row table:style-name="Row6">
          <table:table-cell table:style-name="Cell26">
            <text:p text:style-name="P73"><text:span text:style-name="T73_1">3</text:span><text:span text:style-name="T73_2">x</text:span><text:span text:style-name="T73_3"><text:s/></text:span><text:span text:style-name="T73_4">Sharp</text:span><text:span text:style-name="T73_5"><text:s/></text:span><text:span text:style-name="T73_6">IR</text:span><text:span text:style-name="T73_7"><text:s/></text:span><text:span text:style-name="T73_8">mount</text:span></text:p>
          </table:table-cell>
          <table:table-cell table:style-name="Cell27">
            <text:p text:style-name="P74"><text:span text:style-name="T74_1">$15</text:span></text:p>
          </table:table-cell>
          <table:table-cell table:style-name="Cell28">
            <text:p text:style-name="P75"><text:span text:style-name="T75_1">robotmesh</text:span></text:p>
          </table:table-cell>
          <table:table-cell table:style-name="Cell29">
            <text:p text:style-name="P76"><text:span text:style-name="T76_1">Sharp</text:span><text:span text:style-name="T76_2"><text:s/></text:span><text:span text:style-name="T76_3">IR</text:span><text:span text:style-name="T76_4"><text:s/></text:span><text:span text:style-name="T76_5">Sensor</text:span><text:span text:style-name="T76_6"><text:s/></text:span><text:span text:style-name="T76_7">Mounting</text:span><text:span text:style-name="T76_8"><text:s/></text:span><text:span text:style-name="T76_9">Bracket</text:span><text:span text:style-name="T76_10">-</text:span><text:span text:style-name="T76_11">GP</text:span><text:span text:style-name="T76_12">2</text:span><text:span text:style-name="T76_13">Y</text:span><text:span text:style-name="T76_14">0</text:span><text:span text:style-name="T76_15">A</text:span><text:span text:style-name="T76_16">21/</text:span><text:span text:style-name="T76_17">GP</text:span><text:span text:style-name="T76_18">2</text:span><text:span text:style-name="T76_19">Y</text:span><text:span text:style-name="T76_20">0</text:span><text:span text:style-name="T76_21">A</text:span><text:span text:style-name="T76_22">02</text:span><text:span text:style-name="T76_23">YK</text:span></text:p>
          </table:table-cell>
          <table:table-cell table:style-name="Cell30">
            <text:p text:style-name="P77"><text:span text:style-name="T77_1"><text:a xlink:type="simple" xlink:href="http://www.robotmesh.com/sharp-ir-sensor-mounting-bracket-gp2y0a21-gp2y0a02yk?___SID=U"><text:span text:style-name="T77_2">http</text:span></text:a></text:span><text:span text:style-name="T77_3"><text:a xlink:type="simple" xlink:href="http://www.robotmesh.com/sharp-ir-sensor-mounting-bracket-gp2y0a21-gp2y0a02yk?___SID=U"><text:span text:style-name="T77_4">://</text:span></text:a></text:span><text:span text:style-name="T77_5"><text:a xlink:type="simple" xlink:href="http://www.robotmesh.com/sharp-ir-sensor-mounting-bracket-gp2y0a21-gp2y0a02yk?___SID=U"><text:span text:style-name="T77_6">www</text:span></text:a></text:span><text:span text:style-name="T77_7"><text:a xlink:type="simple" xlink:href="http://www.robotmesh.com/sharp-ir-sensor-mounting-bracket-gp2y0a21-gp2y0a02yk?___SID=U"><text:span text:style-name="T77_8">.</text:span></text:a></text:span><text:span text:style-name="T77_9"><text:a xlink:type="simple" xlink:href="http://www.robotmesh.com/sharp-ir-sensor-mounting-bracket-gp2y0a21-gp2y0a02yk?___SID=U"><text:span text:style-name="T77_10">robotmesh</text:span></text:a></text:span><text:span text:style-name="T77_11"><text:a xlink:type="simple" xlink:href="http://www.robotmesh.com/sharp-ir-sensor-mounting-bracket-gp2y0a21-gp2y0a02yk?___SID=U"><text:span text:style-name="T77_12">.</text:span></text:a></text:span><text:span text:style-name="T77_13"><text:a xlink:type="simple" xlink:href="http://www.robotmesh.com/sharp-ir-sensor-mounting-bracket-gp2y0a21-gp2y0a02yk?___SID=U"><text:span text:style-name="T77_14">com</text:span></text:a></text:span><text:span text:style-name="T77_15"><text:a xlink:type="simple" xlink:href="http://www.robotmesh.com/sharp-ir-sensor-mounting-bracket-gp2y0a21-gp2y0a02yk?___SID=U"><text:span text:style-name="T77_16">/</text:span></text:a></text:span><text:span text:style-name="T77_17"><text:a xlink:type="simple" xlink:href="http://www.robotmesh.com/sharp-ir-sensor-mounting-bracket-gp2y0a21-gp2y0a02yk?___SID=U"><text:span text:style-name="T77_18">sharp</text:span></text:a></text:span><text:span text:style-name="T77_19"><text:a xlink:type="simple" xlink:href="http://www.robotmesh.com/sharp-ir-sensor-mounting-bracket-gp2y0a21-gp2y0a02yk?___SID=U"><text:span text:style-name="T77_20">-</text:span></text:a></text:span><text:span text:style-name="T77_21"><text:a xlink:type="simple" xlink:href="http://www.robotmesh.com/sharp-ir-sensor-mounting-bracket-gp2y0a21-gp2y0a02yk?___SID=U"><text:span text:style-name="T77_22">ir</text:span></text:a></text:span><text:span text:style-name="T77_23"><text:a xlink:type="simple" xlink:href="http://www.robotmesh.com/sharp-ir-sensor-mounting-bracket-gp2y0a21-gp2y0a02yk?___SID=U"><text:span text:style-name="T77_24">-</text:span></text:a></text:span><text:span text:style-name="T77_25"><text:a xlink:type="simple" xlink:href="http://www.robotmesh.com/sharp-ir-sensor-mounting-bracket-gp2y0a21-gp2y0a02yk?___SID=U"><text:span text:style-name="T77_26">sensor</text:span></text:a></text:span><text:span text:style-name="T77_27"><text:a xlink:type="simple" xlink:href="http://www.robotmesh.com/sharp-ir-sensor-mounting-bracket-gp2y0a21-gp2y0a02yk?___SID=U"><text:span text:style-name="T77_28">-</text:span></text:a></text:span><text:span text:style-name="T77_29"><text:a xlink:type="simple" xlink:href="http://www.robotmesh.com/sharp-ir-sensor-mounting-bracket-gp2y0a21-gp2y0a02yk?___SID=U"><text:span text:style-name="T77_30">mounting</text:span></text:a></text:span><text:span text:style-name="T77_31"><text:a xlink:type="simple" xlink:href="http://www.robotmesh.com/sharp-ir-sensor-mounting-bracket-gp2y0a21-gp2y0a02yk?___SID=U"><text:span text:style-name="T77_32">-</text:span></text:a></text:span><text:span text:style-name="T77_33"><text:a xlink:type="simple" xlink:href="http://www.robotmesh.com/sharp-ir-sensor-mounting-bracket-gp2y0a21-gp2y0a02yk?___SID=U"><text:span text:style-name="T77_34">bracket</text:span></text:a></text:span><text:span text:style-name="T77_35"><text:a xlink:type="simple" xlink:href="http://www.robotmesh.com/sharp-ir-sensor-mounting-bracket-gp2y0a21-gp2y0a02yk?___SID=U"><text:span text:style-name="T77_36">-</text:span></text:a></text:span><text:span text:style-name="T77_37"><text:a xlink:type="simple" xlink:href="http://www.robotmesh.com/sharp-ir-sensor-mounting-bracket-gp2y0a21-gp2y0a02yk?___SID=U"><text:span text:style-name="T77_38">gp</text:span></text:a></text:span><text:span text:style-name="T77_39"><text:a xlink:type="simple" xlink:href="http://www.robotmesh.com/sharp-ir-sensor-mounting-bracket-gp2y0a21-gp2y0a02yk?___SID=U"><text:span text:style-name="T77_40">2</text:span></text:a></text:span><text:span text:style-name="T77_41"><text:a xlink:type="simple" xlink:href="http://www.robotmesh.com/sharp-ir-sensor-mounting-bracket-gp2y0a21-gp2y0a02yk?___SID=U"><text:span text:style-name="T77_42">y</text:span></text:a></text:span><text:span text:style-name="T77_43"><text:a xlink:type="simple" xlink:href="http://www.robotmesh.com/sharp-ir-sensor-mounting-bracket-gp2y0a21-gp2y0a02yk?___SID=U"><text:span text:style-name="T77_44">0</text:span></text:a></text:span><text:span text:style-name="T77_45"><text:a xlink:type="simple" xlink:href="http://www.robotmesh.com/sharp-ir-sensor-mounting-bracket-gp2y0a21-gp2y0a02yk?___SID=U"><text:span text:style-name="T77_46">a</text:span></text:a></text:span><text:span text:style-name="T77_47"><text:a xlink:type="simple" xlink:href="http://www.robotmesh.com/sharp-ir-sensor-mounting-bracket-gp2y0a21-gp2y0a02yk?___SID=U"><text:span text:style-name="T77_48">21-</text:span></text:a></text:span><text:span text:style-name="T77_49"><text:a xlink:type="simple" xlink:href="http://www.robotmesh.com/sharp-ir-sensor-mounting-bracket-gp2y0a21-gp2y0a02yk?___SID=U"><text:span text:style-name="T77_50">gp</text:span></text:a></text:span><text:span text:style-name="T77_51"><text:a xlink:type="simple" xlink:href="http://www.robotmesh.com/sharp-ir-sensor-mounting-bracket-gp2y0a21-gp2y0a02yk?___SID=U"><text:span text:style-name="T77_52">2</text:span></text:a></text:span><text:span text:style-name="T77_53"><text:a xlink:type="simple" xlink:href="http://www.robotmesh.com/sharp-ir-sensor-mounting-bracket-gp2y0a21-gp2y0a02yk?___SID=U"><text:span text:style-name="T77_54">y</text:span></text:a></text:span><text:span text:style-name="T77_55"><text:a xlink:type="simple" xlink:href="http://www.robotmesh.com/sharp-ir-sensor-mounting-bracket-gp2y0a21-gp2y0a02yk?___SID=U"><text:span text:style-name="T77_56">0</text:span></text:a></text:span><text:span text:style-name="T77_57"><text:a xlink:type="simple" xlink:href="http://www.robotmesh.com/sharp-ir-sensor-mounting-bracket-gp2y0a21-gp2y0a02yk?___SID=U"><text:span text:style-name="T77_58">a</text:span></text:a></text:span><text:span text:style-name="T77_59"><text:a xlink:type="simple" xlink:href="http://www.robotmesh.com/sharp-ir-sensor-mounting-bracket-gp2y0a21-gp2y0a02yk?___SID=U"><text:span text:style-name="T77_60">02</text:span></text:a></text:span><text:span text:style-name="T77_61"><text:a xlink:type="simple" xlink:href="http://www.robotmesh.com/sharp-ir-sensor-mounting-bracket-gp2y0a21-gp2y0a02yk?___SID=U"><text:span text:style-name="T77_62">yk</text:span></text:a></text:span><text:span text:style-name="T77_63"><text:a xlink:type="simple" xlink:href="http://www.robotmesh.com/sharp-ir-sensor-mounting-bracket-gp2y0a21-gp2y0a02yk?___SID=U"><text:span text:style-name="T77_64">?___</text:span></text:a></text:span><text:span text:style-name="T77_65"><text:a xlink:type="simple" xlink:href="http://www.robotmesh.com/sharp-ir-sensor-mounting-bracket-gp2y0a21-gp2y0a02yk?___SID=U"><text:span text:style-name="T77_66">SID</text:span></text:a></text:span><text:span text:style-name="T77_67"><text:a xlink:type="simple" xlink:href="http://www.robotmesh.com/sharp-ir-sensor-mounting-bracket-gp2y0a21-gp2y0a02yk?___SID=U"><text:span text:style-name="T77_68">=</text:span></text:a></text:span><text:span text:style-name="T77_69"><text:a xlink:type="simple" xlink:href="http://www.robotmesh.com/sharp-ir-sensor-mounting-bracket-gp2y0a21-gp2y0a02yk?___SID=U"><text:span text:style-name="T77_70">U</text:span></text:a></text:span></text:p>
          </table:table-cell>
        </table:table-row>
        <table:table-row table:style-name="Row7">
          <table:table-cell table:style-name="Cell31">
            <text:p text:style-name="P78"><text:span text:style-name="T78_1">2</text:span><text:span text:style-name="T78_2">x</text:span><text:span text:style-name="T78_3"><text:s/>100:1<text:s/></text:span><text:span text:style-name="T78_4">Gearmotor</text:span></text:p>
          </table:table-cell>
          <table:table-cell table:style-name="Cell32">
            <text:p text:style-name="P79"><text:span text:style-name="T79_1">33.9</text:span></text:p>
          </table:table-cell>
          <table:table-cell table:style-name="Cell33">
            <text:p text:style-name="P80"><text:span text:style-name="T80_1">pololu</text:span></text:p>
          </table:table-cell>
          <table:table-cell table:style-name="Cell34">
            <text:p text:style-name="P81"><text:span text:style-name="T81_1">#2214<text:s/>100:1<text:s/></text:span><text:span text:style-name="T81_2">Micro</text:span><text:span text:style-name="T81_3"><text:s/></text:span><text:span text:style-name="T81_4">Metal</text:span><text:span text:style-name="T81_5"><text:s/></text:span><text:span text:style-name="T81_6">Gearmotor</text:span><text:span text:style-name="T81_7"><text:s/></text:span><text:span text:style-name="T81_8">HP</text:span><text:span text:style-name="T81_9"><text:s/></text:span><text:span text:style-name="T81_10">with</text:span><text:span text:style-name="T81_11"><text:s/></text:span><text:span text:style-name="T81_12">Extended</text:span><text:span text:style-name="T81_13"><text:s/></text:span><text:span text:style-name="T81_14">Motor</text:span><text:span text:style-name="T81_15"><text:s/></text:span><text:span text:style-name="T81_16">Shaft</text:span></text:p>
          </table:table-cell>
          <table:table-cell table:style-name="Cell35">
            <text:p text:style-name="P82"><text:span text:style-name="T82_1"><text:a xlink:type="simple" xlink:href="http://www.pololu.com/product/2214"><text:span text:style-name="T82_2">http</text:span></text:a></text:span><text:span text:style-name="T82_3"><text:a xlink:type="simple" xlink:href="http://www.pololu.com/product/2214"><text:span text:style-name="T82_4">://</text:span></text:a></text:span><text:span text:style-name="T82_5"><text:a xlink:type="simple" xlink:href="http://www.pololu.com/product/2214"><text:span text:style-name="T82_6">www</text:span></text:a></text:span><text:span text:style-name="T82_7"><text:a xlink:type="simple" xlink:href="http://www.pololu.com/product/2214"><text:span text:style-name="T82_8">.</text:span></text:a></text:span><text:span text:style-name="T82_9"><text:a xlink:type="simple" xlink:href="http://www.pololu.com/product/2214"><text:span text:style-name="T82_10">pololu</text:span></text:a></text:span><text:span text:style-name="T82_11"><text:a xlink:type="simple" xlink:href="http://www.pololu.com/product/2214"><text:span text:style-name="T82_12">.</text:span></text:a></text:span><text:span text:style-name="T82_13"><text:a xlink:type="simple" xlink:href="http://www.pololu.com/product/2214"><text:span text:style-name="T82_14">com</text:span></text:a></text:span><text:span text:style-name="T82_15"><text:a xlink:type="simple" xlink:href="http://www.pololu.com/product/2214"><text:span text:style-name="T82_16">/</text:span></text:a></text:span><text:span text:style-name="T82_17"><text:a xlink:type="simple" xlink:href="http://www.pololu.com/product/2214"><text:span text:style-name="T82_18">product</text:span></text:a></text:span><text:span text:style-name="T82_19"><text:a xlink:type="simple" xlink:href="http://www.pololu.com/product/2214"><text:span text:style-name="T82_20">/2214</text:span></text:a></text:span></text:p>
          </table:table-cell>
        </table:table-row>
        <table:table-row table:style-name="Row8">
          <table:table-cell table:style-name="Cell36">
            <text:p text:style-name="P83"><text:span text:style-name="T83_1">42</text:span><text:span text:style-name="T83_2">x</text:span><text:span text:style-name="T83_3">19</text:span><text:span text:style-name="T83_4">mm</text:span><text:span text:style-name="T83_5"><text:s/></text:span><text:span text:style-name="T83_6">Wheel</text:span><text:span text:style-name="T83_7">,<text:s/></text:span><text:span text:style-name="T83_8">pair</text:span></text:p>
          </table:table-cell>
          <table:table-cell table:style-name="Cell37">
            <text:p text:style-name="P84"><text:span text:style-name="T84_1">3.85</text:span></text:p>
          </table:table-cell>
          <table:table-cell table:style-name="Cell38">
            <text:p text:style-name="P85"><text:span text:style-name="T85_1">robotmesh</text:span></text:p>
          </table:table-cell>
          <table:table-cell table:style-name="Cell39">
            <text:p text:style-name="P86"><text:span text:style-name="T86_1">Wheel</text:span><text:span text:style-name="T86_2"><text:s/>42</text:span><text:span text:style-name="T86_3">x</text:span><text:span text:style-name="T86_4">19</text:span><text:span text:style-name="T86_5">mm</text:span><text:span text:style-name="T86_6"><text:s/>(</text:span><text:span text:style-name="T86_7">Pair</text:span><text:span text:style-name="T86_8">)</text:span></text:p>
          </table:table-cell>
          <table:table-cell table:style-name="Cell40">
            <text:p text:style-name="P87"><text:span text:style-name="T87_1"><text:a xlink:type="simple" xlink:href="http://www.robotmesh.com/wheel-42x19mm-pair"><text:span text:style-name="T87_2">http</text:span></text:a></text:span><text:span text:style-name="T87_3"><text:a xlink:type="simple" xlink:href="http://www.robotmesh.com/wheel-42x19mm-pair"><text:span text:style-name="T87_4">://</text:span></text:a></text:span><text:span text:style-name="T87_5"><text:a xlink:type="simple" xlink:href="http://www.robotmesh.com/wheel-42x19mm-pair"><text:span text:style-name="T87_6">www</text:span></text:a></text:span><text:span text:style-name="T87_7"><text:a xlink:type="simple" xlink:href="http://www.robotmesh.com/wheel-42x19mm-pair"><text:span text:style-name="T87_8">.</text:span></text:a></text:span><text:span text:style-name="T87_9"><text:a xlink:type="simple" xlink:href="http://www.robotmesh.com/wheel-42x19mm-pair"><text:span text:style-name="T87_10">robotmesh</text:span></text:a></text:span><text:span text:style-name="T87_11"><text:a xlink:type="simple" xlink:href="http://www.robotmesh.com/wheel-42x19mm-pair"><text:span text:style-name="T87_12">.</text:span></text:a></text:span><text:span text:style-name="T87_13"><text:a xlink:type="simple" xlink:href="http://www.robotmesh.com/wheel-42x19mm-pair"><text:span text:style-name="T87_14">com</text:span></text:a></text:span><text:span text:style-name="T87_15"><text:a xlink:type="simple" xlink:href="http://www.robotmesh.com/wheel-42x19mm-pair"><text:span text:style-name="T87_16">/</text:span></text:a></text:span><text:span text:style-name="T87_17"><text:a xlink:type="simple" xlink:href="http://www.robotmesh.com/wheel-42x19mm-pair"><text:span text:style-name="T87_18">wheel</text:span></text:a></text:span><text:span text:style-name="T87_19"><text:a xlink:type="simple" xlink:href="http://www.robotmesh.com/wheel-42x19mm-pair"><text:span text:style-name="T87_20">-42</text:span></text:a></text:span><text:span text:style-name="T87_21"><text:a xlink:type="simple" xlink:href="http://www.robotmesh.com/wheel-42x19mm-pair"><text:span text:style-name="T87_22">x</text:span></text:a></text:span><text:span text:style-name="T87_23"><text:a xlink:type="simple" xlink:href="http://www.robotmesh.com/wheel-42x19mm-pair"><text:span text:style-name="T87_24">19</text:span></text:a></text:span><text:span text:style-name="T87_25"><text:a xlink:type="simple" xlink:href="http://www.robotmesh.com/wheel-42x19mm-pair"><text:span text:style-name="T87_26">mm</text:span></text:a></text:span><text:span text:style-name="T87_27"><text:a xlink:type="simple" xlink:href="http://www.robotmesh.com/wheel-42x19mm-pair"><text:span text:style-name="T87_28">-</text:span></text:a></text:span><text:span text:style-name="T87_29"><text:a xlink:type="simple" xlink:href="http://www.robotmesh.com/wheel-42x19mm-pair"><text:span text:style-name="T87_30">pair</text:span></text:a></text:span></text:p>
          </table:table-cell>
        </table:table-row>
        <table:table-row table:style-name="Row9">
          <table:table-cell table:style-name="Cell41">
            <text:p text:style-name="P88"><text:span text:style-name="T88_1">Extended</text:span><text:span text:style-name="T88_2"><text:s/></text:span><text:span text:style-name="T88_3">Motor</text:span><text:span text:style-name="T88_4"><text:s/></text:span><text:span text:style-name="T88_5">Bracket</text:span><text:span text:style-name="T88_6">,<text:s/></text:span><text:span text:style-name="T88_7">Pair</text:span></text:p>
          </table:table-cell>
          <table:table-cell table:style-name="Cell42">
            <text:p text:style-name="P89"><text:span text:style-name="T89_1">2.99</text:span></text:p>
          </table:table-cell>
          <table:table-cell table:style-name="Cell43">
            <text:p text:style-name="P90"><text:span text:style-name="T90_1">pololu</text:span></text:p>
          </table:table-cell>
          <table:table-cell table:style-name="Cell44">
            <text:p text:style-name="P91"><text:span text:style-name="T91_1">#1089<text:s/></text:span><text:span text:style-name="T91_2">Pololu</text:span><text:span text:style-name="T91_3"><text:s/></text:span><text:span text:style-name="T91_4">Micro</text:span><text:span text:style-name="T91_5"><text:s/></text:span><text:span text:style-name="T91_6">Metal</text:span><text:span text:style-name="T91_7"><text:s/></text:span><text:span text:style-name="T91_8">Gearmotor</text:span><text:span text:style-name="T91_9"><text:s/></text:span><text:span text:style-name="T91_10">Bracket</text:span><text:span text:style-name="T91_11"><text:s/></text:span><text:span text:style-name="T91_12">Extended</text:span><text:span text:style-name="T91_13"><text:s/></text:span><text:span text:style-name="T91_14">Pair</text:span></text:p>
          </table:table-cell>
          <table:table-cell table:style-name="Cell45">
            <text:p text:style-name="P92"><text:span text:style-name="T92_1"><text:a xlink:type="simple" xlink:href="http://www.pololu.com/product/1089"><text:span text:style-name="T92_2">http</text:span></text:a></text:span><text:span text:style-name="T92_3"><text:a xlink:type="simple" xlink:href="http://www.pololu.com/product/1089"><text:span text:style-name="T92_4">://</text:span></text:a></text:span><text:span text:style-name="T92_5"><text:a xlink:type="simple" xlink:href="http://www.pololu.com/product/1089"><text:span text:style-name="T92_6">www</text:span></text:a></text:span><text:span text:style-name="T92_7"><text:a xlink:type="simple" xlink:href="http://www.pololu.com/product/1089"><text:span text:style-name="T92_8">.</text:span></text:a></text:span><text:span text:style-name="T92_9"><text:a xlink:type="simple" xlink:href="http://www.pololu.com/product/1089"><text:span text:style-name="T92_10">pololu</text:span></text:a></text:span><text:span text:style-name="T92_11"><text:a xlink:type="simple" xlink:href="http://www.pololu.com/product/1089"><text:span text:style-name="T92_12">.</text:span></text:a></text:span><text:span text:style-name="T92_13"><text:a xlink:type="simple" xlink:href="http://www.pololu.com/product/1089"><text:span text:style-name="T92_14">com</text:span></text:a></text:span><text:span text:style-name="T92_15"><text:a xlink:type="simple" xlink:href="http://www.pololu.com/product/1089"><text:span text:style-name="T92_16">/</text:span></text:a></text:span><text:span text:style-name="T92_17"><text:a xlink:type="simple" xlink:href="http://www.pololu.com/product/1089"><text:span text:style-name="T92_18">product</text:span></text:a></text:span><text:span text:style-name="T92_19"><text:a xlink:type="simple" xlink:href="http://www.pololu.com/product/1089"><text:span text:style-name="T92_20">/1089</text:span></text:a></text:span></text:p>
          </table:table-cell>
        </table:table-row>
        <table:table-row table:style-name="Row10">
          <table:table-cell table:style-name="Cell46">
            <text:p text:style-name="P93"><text:span text:style-name="T93_1">2</text:span><text:span text:style-name="T93_2">x</text:span><text:span text:style-name="T93_3"><text:s/></text:span><text:span text:style-name="T93_4">Optical</text:span><text:span text:style-name="T93_5"><text:s/></text:span><text:span text:style-name="T93_6">Encoder</text:span></text:p>
          </table:table-cell>
          <table:table-cell table:style-name="Cell47">
            <text:p text:style-name="P94"><text:span text:style-name="T94_1">17.9</text:span></text:p>
          </table:table-cell>
          <table:table-cell table:style-name="Cell48">
            <text:p text:style-name="P95"><text:span text:style-name="T95_1">pololu</text:span></text:p>
          </table:table-cell>
          <table:table-cell table:style-name="Cell49">
            <text:p text:style-name="P96"><text:span text:style-name="T96_1">#2591<text:s/></text:span><text:span text:style-name="T96_2">Optical</text:span><text:span text:style-name="T96_3"><text:s/></text:span><text:span text:style-name="T96_4">Encoder</text:span><text:span text:style-name="T96_5"><text:s/></text:span><text:span text:style-name="T96_6">Pair</text:span><text:span text:style-name="T96_7"><text:s/></text:span><text:span text:style-name="T96_8">Kit</text:span><text:span text:style-name="T96_9"><text:s/></text:span><text:span text:style-name="T96_10">for</text:span><text:span text:style-name="T96_11"><text:s/></text:span><text:span text:style-name="T96_12">Micro</text:span><text:span text:style-name="T96_13"><text:s/></text:span><text:span text:style-name="T96_14">Metal</text:span><text:span text:style-name="T96_15"><text:s/></text:span><text:span text:style-name="T96_16">Gearmotors</text:span><text:span text:style-name="T96_17">,<text:s/>3.3</text:span><text:span text:style-name="T96_18">V</text:span></text:p>
          </table:table-cell>
          <table:table-cell table:style-name="Cell50">
            <text:p text:style-name="P97"><text:span text:style-name="T97_1"><text:a xlink:type="simple" xlink:href="http://www.pololu.com/product/2591"><text:span text:style-name="T97_2">http</text:span></text:a></text:span><text:span text:style-name="T97_3"><text:a xlink:type="simple" xlink:href="http://www.pololu.com/product/2591"><text:span text:style-name="T97_4">://</text:span></text:a></text:span><text:span text:style-name="T97_5"><text:a xlink:type="simple" xlink:href="http://www.pololu.com/product/2591"><text:span text:style-name="T97_6">www</text:span></text:a></text:span><text:span text:style-name="T97_7"><text:a xlink:type="simple" xlink:href="http://www.pololu.com/product/2591"><text:span text:style-name="T97_8">.</text:span></text:a></text:span><text:span text:style-name="T97_9"><text:a xlink:type="simple" xlink:href="http://www.pololu.com/product/2591"><text:span text:style-name="T97_10">pololu</text:span></text:a></text:span><text:span text:style-name="T97_11"><text:a xlink:type="simple" xlink:href="http://www.pololu.com/product/2591"><text:span text:style-name="T97_12">.</text:span></text:a></text:span><text:span text:style-name="T97_13"><text:a xlink:type="simple" xlink:href="http://www.pololu.com/product/2591"><text:span text:style-name="T97_14">com</text:span></text:a></text:span><text:span text:style-name="T97_15"><text:a xlink:type="simple" xlink:href="http://www.pololu.com/product/2591"><text:span text:style-name="T97_16">/</text:span></text:a></text:span><text:span text:style-name="T97_17"><text:a xlink:type="simple" xlink:href="http://www.pololu.com/product/2591"><text:span text:style-name="T97_18">product</text:span></text:a></text:span><text:span text:style-name="T97_19"><text:a xlink:type="simple" xlink:href="http://www.pololu.com/product/2591"><text:span text:style-name="T97_20">/2591</text:span></text:a></text:span></text:p>
          </table:table-cell>
        </table:table-row>
        <table:table-row table:style-name="Row11">
          <table:table-cell table:style-name="Cell51">
            <text:p text:style-name="P98"><text:span text:style-name="T98_1">2</text:span><text:span text:style-name="T98_2">x</text:span><text:span text:style-name="T98_3"><text:s/></text:span><text:span text:style-name="T98_4">Caster</text:span></text:p>
          </table:table-cell>
          <table:table-cell table:style-name="Cell52">
            <text:p text:style-name="P99"><text:span text:style-name="T99_1">$3.8</text:span></text:p>
          </table:table-cell>
          <table:table-cell table:style-name="Cell53">
            <text:p text:style-name="P100"><text:span text:style-name="T100_1">Robotmesh</text:span></text:p>
          </table:table-cell>
          <table:table-cell table:style-name="Cell54">
            <text:p text:style-name="P101"><text:span text:style-name="T101_1">MiniQ</text:span><text:span text:style-name="T101_2"><text:s/></text:span><text:span text:style-name="T101_3">Ball</text:span><text:span text:style-name="T101_4"><text:s/></text:span><text:span text:style-name="T101_5">Caster</text:span><text:span text:style-name="T101_6"><text:s/></text:span><text:span text:style-name="T101_7">Metal</text:span></text:p>
          </table:table-cell>
          <table:table-cell table:style-name="Cell55">
            <text:p text:style-name="P102"><text:span text:style-name="T102_1"><text:a xlink:type="simple" xlink:href="http://www.robotmesh.com/ball-caster-metal-miniq"><text:span text:style-name="T102_2">http</text:span></text:a></text:span><text:span text:style-name="T102_3"><text:a xlink:type="simple" xlink:href="http://www.robotmesh.com/ball-caster-metal-miniq"><text:span text:style-name="T102_4">://</text:span></text:a></text:span><text:span text:style-name="T102_5"><text:a xlink:type="simple" xlink:href="http://www.robotmesh.com/ball-caster-metal-miniq"><text:span text:style-name="T102_6">www</text:span></text:a></text:span><text:span text:style-name="T102_7"><text:a xlink:type="simple" xlink:href="http://www.robotmesh.com/ball-caster-metal-miniq"><text:span text:style-name="T102_8">.</text:span></text:a></text:span><text:span text:style-name="T102_9"><text:a xlink:type="simple" xlink:href="http://www.robotmesh.com/ball-caster-metal-miniq"><text:span text:style-name="T102_10">robotmesh</text:span></text:a></text:span><text:span text:style-name="T102_11"><text:a xlink:type="simple" xlink:href="http://www.robotmesh.com/ball-caster-metal-miniq"><text:span text:style-name="T102_12">.</text:span></text:a></text:span><text:span text:style-name="T102_13"><text:a xlink:type="simple" xlink:href="http://www.robotmesh.com/ball-caster-metal-miniq"><text:span text:style-name="T102_14">com</text:span></text:a></text:span><text:span text:style-name="T102_15"><text:a xlink:type="simple" xlink:href="http://www.robotmesh.com/ball-caster-metal-miniq"><text:span text:style-name="T102_16">/</text:span></text:a></text:span><text:span text:style-name="T102_17"><text:a xlink:type="simple" xlink:href="http://www.robotmesh.com/ball-caster-metal-miniq"><text:span text:style-name="T102_18">ball</text:span></text:a></text:span><text:span text:style-name="T102_19"><text:a xlink:type="simple" xlink:href="http://www.robotmesh.com/ball-caster-metal-miniq"><text:span text:style-name="T102_20">-</text:span></text:a></text:span><text:span text:style-name="T102_21"><text:a xlink:type="simple" xlink:href="http://www.robotmesh.com/ball-caster-metal-miniq"><text:span text:style-name="T102_22">caster</text:span></text:a></text:span><text:span text:style-name="T102_23"><text:a xlink:type="simple" xlink:href="http://www.robotmesh.com/ball-caster-metal-miniq"><text:span text:style-name="T102_24">-</text:span></text:a></text:span><text:span text:style-name="T102_25"><text:a xlink:type="simple" xlink:href="http://www.robotmesh.com/ball-caster-metal-miniq"><text:span text:style-name="T102_26">metal</text:span></text:a></text:span><text:span text:style-name="T102_27"><text:a xlink:type="simple" xlink:href="http://www.robotmesh.com/ball-caster-metal-miniq"><text:span text:style-name="T102_28">-</text:span></text:a></text:span><text:span text:style-name="T102_29"><text:a xlink:type="simple" xlink:href="http://www.robotmesh.com/ball-caster-metal-miniq"><text:span text:style-name="T102_30">miniq</text:span></text:a></text:span></text:p>
          </table:table-cell>
        </table:table-row>
        <table:table-row table:style-name="Row12">
          <table:table-cell table:style-name="Cell56">
            <text:p text:style-name="P103"><text:span text:style-name="T103_1">3</text:span><text:span text:style-name="T103_2">x</text:span><text:span text:style-name="T103_3"><text:s/></text:span><text:span text:style-name="T103_4">Standoff</text:span></text:p>
          </table:table-cell>
          <table:table-cell table:style-name="Cell57">
            <text:p text:style-name="P104"><text:span text:style-name="T104_1">$2</text:span></text:p>
          </table:table-cell>
          <table:table-cell table:style-name="Cell58">
            <text:p text:style-name="P105"><text:span text:style-name="T105_1">Robotmesh</text:span></text:p>
          </table:table-cell>
          <table:table-cell table:style-name="Cell59">
            <text:p text:style-name="P106"><text:span text:style-name="T106_1">10<text:s/></text:span><text:span text:style-name="T106_2">sets</text:span><text:span text:style-name="T106_3"><text:s/></text:span><text:span text:style-name="T106_4">M</text:span><text:span text:style-name="T106_5">3<text:s/>*<text:s/>30<text:s/></text:span><text:span text:style-name="T106_6">nylon</text:span><text:span text:style-name="T106_7"><text:s/></text:span><text:span text:style-name="T106_8">standoffs</text:span></text:p>
          </table:table-cell>
          <table:table-cell table:style-name="Cell60">
            <text:p text:style-name="P107"><text:span text:style-name="T107_1"><text:a xlink:type="simple" xlink:href="http://www.robotmesh.com/10-sets-m3-30-nylon-standoffs"><text:span text:style-name="T107_2">http</text:span></text:a></text:span><text:span text:style-name="T107_3"><text:a xlink:type="simple" xlink:href="http://www.robotmesh.com/10-sets-m3-30-nylon-standoffs"><text:span text:style-name="T107_4">://</text:span></text:a></text:span><text:span text:style-name="T107_5"><text:a xlink:type="simple" xlink:href="http://www.robotmesh.com/10-sets-m3-30-nylon-standoffs"><text:span text:style-name="T107_6">www</text:span></text:a></text:span><text:span text:style-name="T107_7"><text:a xlink:type="simple" xlink:href="http://www.robotmesh.com/10-sets-m3-30-nylon-standoffs"><text:span text:style-name="T107_8">.</text:span></text:a></text:span><text:span text:style-name="T107_9"><text:a xlink:type="simple" xlink:href="http://www.robotmesh.com/10-sets-m3-30-nylon-standoffs"><text:span text:style-name="T107_10">robotmesh</text:span></text:a></text:span><text:span text:style-name="T107_11"><text:a xlink:type="simple" xlink:href="http://www.robotmesh.com/10-sets-m3-30-nylon-standoffs"><text:span text:style-name="T107_12">.</text:span></text:a></text:span><text:span text:style-name="T107_13"><text:a xlink:type="simple" xlink:href="http://www.robotmesh.com/10-sets-m3-30-nylon-standoffs"><text:span text:style-name="T107_14">com</text:span></text:a></text:span><text:span text:style-name="T107_15"><text:a xlink:type="simple" xlink:href="http://www.robotmesh.com/10-sets-m3-30-nylon-standoffs"><text:span text:style-name="T107_16">/10-</text:span></text:a></text:span><text:span text:style-name="T107_17"><text:a xlink:type="simple" xlink:href="http://www.robotmesh.com/10-sets-m3-30-nylon-standoffs"><text:span text:style-name="T107_18">sets</text:span></text:a></text:span><text:span text:style-name="T107_19"><text:a xlink:type="simple" xlink:href="http://www.robotmesh.com/10-sets-m3-30-nylon-standoffs"><text:span text:style-name="T107_20">-</text:span></text:a></text:span><text:span text:style-name="T107_21"><text:a xlink:type="simple" xlink:href="http://www.robotmesh.com/10-sets-m3-30-nylon-standoffs"><text:span text:style-name="T107_22">m</text:span></text:a></text:span><text:span text:style-name="T107_23"><text:a xlink:type="simple" xlink:href="http://www.robotmesh.com/10-sets-m3-30-nylon-standoffs"><text:span text:style-name="T107_24">3-30-</text:span></text:a></text:span><text:span text:style-name="T107_25"><text:a xlink:type="simple" xlink:href="http://www.robotmesh.com/10-sets-m3-30-nylon-standoffs"><text:span text:style-name="T107_26">nylon</text:span></text:a></text:span><text:span text:style-name="T107_27"><text:a xlink:type="simple" xlink:href="http://www.robotmesh.com/10-sets-m3-30-nylon-standoffs"><text:span text:style-name="T107_28">-</text:span></text:a></text:span><text:span text:style-name="T107_29"><text:a xlink:type="simple" xlink:href="http://www.robotmesh.com/10-sets-m3-30-nylon-standoffs"><text:span text:style-name="T107_30">standoffs</text:span></text:a></text:span></text:p>
          </table:table-cell>
        </table:table-row>
        <table:table-row table:style-name="Row13">
          <table:table-cell table:style-name="Cell61">
            <text:p text:style-name="P108"><text:span text:style-name="T108_1">7</text:span><text:span text:style-name="T108_2">x</text:span><text:span text:style-name="T108_3"><text:s/>3<text:s/></text:span><text:span text:style-name="T108_4">wire</text:span></text:p>
          </table:table-cell>
          <table:table-cell table:style-name="Cell62">
            <text:p text:style-name="P109"><text:span text:style-name="T109_1">$6</text:span></text:p>
          </table:table-cell>
          <table:table-cell table:style-name="Cell63">
            <text:p text:style-name="P110"><text:span text:style-name="T110_1">Robotmesh</text:span></text:p>
          </table:table-cell>
          <table:table-cell table:style-name="Cell64">
            <text:p text:style-name="P111"><text:span text:style-name="T111_1">Analog</text:span><text:span text:style-name="T111_2"><text:s/></text:span><text:span text:style-name="T111_3">Sensor</text:span><text:span text:style-name="T111_4"><text:s/></text:span><text:span text:style-name="T111_5">Cable</text:span><text:span text:style-name="T111_6"><text:s/></text:span><text:span text:style-name="T111_7">For</text:span><text:span text:style-name="T111_8"><text:s/></text:span><text:span text:style-name="T111_9">Arduino</text:span><text:span text:style-name="T111_10"><text:s/>(10<text:s/></text:span><text:span text:style-name="T111_11">Pack</text:span><text:span text:style-name="T111_12">)</text:span></text:p>
          </table:table-cell>
          <table:table-cell table:style-name="Cell65">
            <text:p text:style-name="P112"><text:span text:style-name="T112_1"><text:a xlink:type="simple" xlink:href="http://www.robotmesh.com/analog-sensor-cable-for-arduino-10-pack"><text:span text:style-name="T112_2">http</text:span></text:a></text:span><text:span text:style-name="T112_3"><text:a xlink:type="simple" xlink:href="http://www.robotmesh.com/analog-sensor-cable-for-arduino-10-pack"><text:span text:style-name="T112_4">://</text:span></text:a></text:span><text:span text:style-name="T112_5"><text:a xlink:type="simple" xlink:href="http://www.robotmesh.com/analog-sensor-cable-for-arduino-10-pack"><text:span text:style-name="T112_6">www</text:span></text:a></text:span><text:span text:style-name="T112_7"><text:a xlink:type="simple" xlink:href="http://www.robotmesh.com/analog-sensor-cable-for-arduino-10-pack"><text:span text:style-name="T112_8">.</text:span></text:a></text:span><text:span text:style-name="T112_9"><text:a xlink:type="simple" xlink:href="http://www.robotmesh.com/analog-sensor-cable-for-arduino-10-pack"><text:span text:style-name="T112_10">robotmesh</text:span></text:a></text:span><text:span text:style-name="T112_11"><text:a xlink:type="simple" xlink:href="http://www.robotmesh.com/analog-sensor-cable-for-arduino-10-pack"><text:span text:style-name="T112_12">.</text:span></text:a></text:span><text:span text:style-name="T112_13"><text:a xlink:type="simple" xlink:href="http://www.robotmesh.com/analog-sensor-cable-for-arduino-10-pack"><text:span text:style-name="T112_14">com</text:span></text:a></text:span><text:span text:style-name="T112_15"><text:a xlink:type="simple" xlink:href="http://www.robotmesh.com/analog-sensor-cable-for-arduino-10-pack"><text:span text:style-name="T112_16">/</text:span></text:a></text:span><text:span text:style-name="T112_17"><text:a xlink:type="simple" xlink:href="http://www.robotmesh.com/analog-sensor-cable-for-arduino-10-pack"><text:span text:style-name="T112_18">analog</text:span></text:a></text:span><text:span text:style-name="T112_19"><text:a xlink:type="simple" xlink:href="http://www.robotmesh.com/analog-sensor-cable-for-arduino-10-pack"><text:span text:style-name="T112_20">-</text:span></text:a></text:span><text:span text:style-name="T112_21"><text:a xlink:type="simple" xlink:href="http://www.robotmesh.com/analog-sensor-cable-for-arduino-10-pack"><text:span text:style-name="T112_22">sensor</text:span></text:a></text:span><text:span text:style-name="T112_23"><text:a xlink:type="simple" xlink:href="http://www.robotmesh.com/analog-sensor-cable-for-arduino-10-pack"><text:span text:style-name="T112_24">-</text:span></text:a></text:span><text:span text:style-name="T112_25"><text:a xlink:type="simple" xlink:href="http://www.robotmesh.com/analog-sensor-cable-for-arduino-10-pack"><text:span text:style-name="T112_26">cable</text:span></text:a></text:span><text:span text:style-name="T112_27"><text:a xlink:type="simple" xlink:href="http://www.robotmesh.com/analog-sensor-cable-for-arduino-10-pack"><text:span text:style-name="T112_28">-</text:span></text:a></text:span><text:span text:style-name="T112_29"><text:a xlink:type="simple" xlink:href="http://www.robotmesh.com/analog-sensor-cable-for-arduino-10-pack"><text:span text:style-name="T112_30">for</text:span></text:a></text:span><text:span text:style-name="T112_31"><text:a xlink:type="simple" xlink:href="http://www.robotmesh.com/analog-sensor-cable-for-arduino-10-pack"><text:span text:style-name="T112_32">-</text:span></text:a></text:span><text:span text:style-name="T112_33"><text:a xlink:type="simple" xlink:href="http://www.robotmesh.com/analog-sensor-cable-for-arduino-10-pack"><text:span text:style-name="T112_34">arduino</text:span></text:a></text:span><text:span text:style-name="T112_35"><text:a xlink:type="simple" xlink:href="http://www.robotmesh.com/analog-sensor-cable-for-arduino-10-pack"><text:span text:style-name="T112_36">-10-</text:span></text:a></text:span><text:span text:style-name="T112_37"><text:a xlink:type="simple" xlink:href="http://www.robotmesh.com/analog-sensor-cable-for-arduino-10-pack"><text:span text:style-name="T112_38">pack</text:span></text:a></text:span></text:p>
          </table:table-cell>
        </table:table-row>
        <table:table-row table:style-name="Row14">
          <table:table-cell table:style-name="Cell66">
            <text:p text:style-name="P113"><text:span text:style-name="T113_1">Romeo</text:span><text:span text:style-name="T113_2"><text:s/></text:span><text:span text:style-name="T113_3">controller</text:span></text:p>
          </table:table-cell>
          <table:table-cell table:style-name="Cell67">
            <text:p text:style-name="P114"><text:span text:style-name="T114_1">$39.9</text:span></text:p>
          </table:table-cell>
          <table:table-cell table:style-name="Cell68">
            <text:p text:style-name="P115"><text:span text:style-name="T115_1">Robotmesh</text:span></text:p>
          </table:table-cell>
          <table:table-cell table:style-name="Cell69">
            <text:p text:style-name="P116"><text:span text:style-name="T116_1">Romeo</text:span><text:span text:style-name="T116_2"><text:s/></text:span><text:span text:style-name="T116_3">V</text:span><text:span text:style-name="T116_4">2-</text:span><text:span text:style-name="T116_5">All</text:span><text:span text:style-name="T116_6"><text:s/></text:span><text:span text:style-name="T116_7">in</text:span><text:span text:style-name="T116_8"><text:s/></text:span><text:span text:style-name="T116_9">one</text:span><text:span text:style-name="T116_10"><text:s/></text:span><text:span text:style-name="T116_11">Controller</text:span></text:p>
          </table:table-cell>
          <table:table-cell table:style-name="Cell70">
            <text:p text:style-name="P117"><text:span text:style-name="T117_1"><text:a xlink:type="simple" xlink:href="http://www.robotmesh.com/romeo-v2-all-in-one-controller"><text:span text:style-name="T117_2">http</text:span></text:a></text:span><text:span text:style-name="T117_3"><text:a xlink:type="simple" xlink:href="http://www.robotmesh.com/romeo-v2-all-in-one-controller"><text:span text:style-name="T117_4">://</text:span></text:a></text:span><text:span text:style-name="T117_5"><text:a xlink:type="simple" xlink:href="http://www.robotmesh.com/romeo-v2-all-in-one-controller"><text:span text:style-name="T117_6">www</text:span></text:a></text:span><text:span text:style-name="T117_7"><text:a xlink:type="simple" xlink:href="http://www.robotmesh.com/romeo-v2-all-in-one-controller"><text:span text:style-name="T117_8">.</text:span></text:a></text:span><text:span text:style-name="T117_9"><text:a xlink:type="simple" xlink:href="http://www.robotmesh.com/romeo-v2-all-in-one-controller"><text:span text:style-name="T117_10">robotmesh</text:span></text:a></text:span><text:span text:style-name="T117_11"><text:a xlink:type="simple" xlink:href="http://www.robotmesh.com/romeo-v2-all-in-one-controller"><text:span text:style-name="T117_12">.</text:span></text:a></text:span><text:span text:style-name="T117_13"><text:a xlink:type="simple" xlink:href="http://www.robotmesh.com/romeo-v2-all-in-one-controller"><text:span text:style-name="T117_14">com</text:span></text:a></text:span><text:span text:style-name="T117_15"><text:a xlink:type="simple" xlink:href="http://www.robotmesh.com/romeo-v2-all-in-one-controller"><text:span text:style-name="T117_16">/</text:span></text:a></text:span><text:span text:style-name="T117_17"><text:a xlink:type="simple" xlink:href="http://www.robotmesh.com/romeo-v2-all-in-one-controller"><text:span text:style-name="T117_18">romeo</text:span></text:a></text:span><text:span text:style-name="T117_19"><text:a xlink:type="simple" xlink:href="http://www.robotmesh.com/romeo-v2-all-in-one-controller"><text:span text:style-name="T117_20">-</text:span></text:a></text:span><text:span text:style-name="T117_21"><text:a xlink:type="simple" xlink:href="http://www.robotmesh.com/romeo-v2-all-in-one-controller"><text:span text:style-name="T117_22">v</text:span></text:a></text:span><text:span text:style-name="T117_23"><text:a xlink:type="simple" xlink:href="http://www.robotmesh.com/romeo-v2-all-in-one-controller"><text:span text:style-name="T117_24">2-</text:span></text:a></text:span><text:span text:style-name="T117_25"><text:a xlink:type="simple" xlink:href="http://www.robotmesh.com/romeo-v2-all-in-one-controller"><text:span text:style-name="T117_26">all</text:span></text:a></text:span><text:span text:style-name="T117_27"><text:a xlink:type="simple" xlink:href="http://www.robotmesh.com/romeo-v2-all-in-one-controller"><text:span text:style-name="T117_28">-</text:span></text:a></text:span><text:span text:style-name="T117_29"><text:a xlink:type="simple" xlink:href="http://www.robotmesh.com/romeo-v2-all-in-one-controller"><text:span text:style-name="T117_30">in</text:span></text:a></text:span><text:span text:style-name="T117_31"><text:a xlink:type="simple" xlink:href="http://www.robotmesh.com/romeo-v2-all-in-one-controller"><text:span text:style-name="T117_32">-</text:span></text:a></text:span><text:span text:style-name="T117_33"><text:a xlink:type="simple" xlink:href="http://www.robotmesh.com/romeo-v2-all-in-one-controller"><text:span text:style-name="T117_34">one</text:span></text:a></text:span><text:span text:style-name="T117_35"><text:a xlink:type="simple" xlink:href="http://www.robotmesh.com/romeo-v2-all-in-one-controller"><text:span text:style-name="T117_36">-</text:span></text:a></text:span><text:span text:style-name="T117_37"><text:a xlink:type="simple" xlink:href="http://www.robotmesh.com/romeo-v2-all-in-one-controller"><text:span text:style-name="T117_38">controller</text:span></text:a></text:span></text:p>
          </table:table-cell>
        </table:table-row>
        <table:table-row table:style-name="Row15">
          <table:table-cell table:style-name="Cell71">
            <text:p text:style-name="P118"><text:span text:style-name="T118_1">Head</text:span><text:span text:style-name="T118_2"><text:s/></text:span><text:span text:style-name="T118_3">Servo</text:span></text:p>
          </table:table-cell>
          <table:table-cell table:style-name="Cell72">
            <text:p text:style-name="P119"><text:span text:style-name="T119_1">$5</text:span></text:p>
          </table:table-cell>
          <table:table-cell table:style-name="Cell73">
            <text:p text:style-name="P120"><text:span text:style-name="T120_1">Emax</text:span><text:span text:style-name="T120_2"><text:s/>/<text:s/></text:span><text:span text:style-name="T120_3">somewhere</text:span></text:p>
          </table:table-cell>
          <table:table-cell table:style-name="Cell74">
            <text:p text:style-name="P121"/>
          </table:table-cell>
          <table:table-cell table:style-name="Cell75">
            <text:p text:style-name="P122"/>
          </table:table-cell>
        </table:table-row>
        <table:table-row table:style-name="Row16">
          <table:table-cell table:style-name="Cell76">
            <text:p text:style-name="P123"/>
          </table:table-cell>
          <table:table-cell table:style-name="Cell77">
            <text:p text:style-name="P124"/>
          </table:table-cell>
          <table:table-cell table:style-name="Cell78">
            <text:p text:style-name="P125"/>
          </table:table-cell>
          <table:table-cell table:style-name="Cell79">
            <text:p text:style-name="P126"><text:span text:style-name="T126_1">Subtotal</text:span></text:p>
          </table:table-cell>
          <table:table-cell table:style-name="Cell80">
            <text:p text:style-name="P127"><text:span text:style-name="T127_1">$168.78</text:span></text:p>
          </table:table-cell>
        </table:table-row>
        <table:table-row table:style-name="Row17">
          <table:table-cell table:style-name="Cell81">
            <text:p text:style-name="P128"><text:span text:style-name="T128_1">Wireless</text:span></text:p>
          </table:table-cell>
          <table:table-cell table:style-name="Cell82">
            <text:p text:style-name="P129"/>
          </table:table-cell>
          <table:table-cell table:style-name="Cell83">
            <text:p text:style-name="P130"/>
          </table:table-cell>
          <table:table-cell table:style-name="Cell84">
            <text:p text:style-name="P131"/>
          </table:table-cell>
          <table:table-cell table:style-name="Cell85">
            <text:p text:style-name="P132"/>
          </table:table-cell>
        </table:table-row>
        <table:table-row table:style-name="Row18">
          <table:table-cell table:style-name="Cell86">
            <text:p text:style-name="P133"><text:span text:style-name="T133_1">2</text:span><text:span text:style-name="T133_2">x</text:span><text:span text:style-name="T133_3"><text:s/></text:span><text:span text:style-name="T133_4">Xbee</text:span></text:p>
          </table:table-cell>
          <table:table-cell table:style-name="Cell87">
            <text:p text:style-name="P134"><text:span text:style-name="T134_1">41.9</text:span></text:p>
          </table:table-cell>
          <table:table-cell table:style-name="Cell88">
            <text:p text:style-name="P135"><text:span text:style-name="T135_1">Robotmesh</text:span></text:p>
          </table:table-cell>
          <table:table-cell table:style-name="Cell89">
            <text:p text:style-name="P136"><text:span text:style-name="T136_1">XBee</text:span><text:span text:style-name="T136_2"><text:s/>1</text:span><text:span text:style-name="T136_3">mW</text:span><text:span text:style-name="T136_4"><text:s/></text:span><text:span text:style-name="T136_5">Trace</text:span><text:span text:style-name="T136_6"><text:s/></text:span><text:span text:style-name="T136_7">Antenna</text:span><text:span text:style-name="T136_8"><text:s/>-<text:s/></text:span><text:span text:style-name="T136_9">Series</text:span><text:span text:style-name="T136_10"><text:s/>1<text:s/>(802.15.4)</text:span></text:p>
          </table:table-cell>
          <table:table-cell table:style-name="Cell90">
            <text:p text:style-name="P137"><text:span text:style-name="T137_1"><text:a xlink:type="simple" xlink:href="http://www.robotmesh.com/xbee-1mw-trace-antenna-series-1-802-15-4"><text:span text:style-name="T137_2">http</text:span></text:a></text:span><text:span text:style-name="T137_3"><text:a xlink:type="simple" xlink:href="http://www.robotmesh.com/xbee-1mw-trace-antenna-series-1-802-15-4"><text:span text:style-name="T137_4">://</text:span></text:a></text:span><text:span text:style-name="T137_5"><text:a xlink:type="simple" xlink:href="http://www.robotmesh.com/xbee-1mw-trace-antenna-series-1-802-15-4"><text:span text:style-name="T137_6">www</text:span></text:a></text:span><text:span text:style-name="T137_7"><text:a xlink:type="simple" xlink:href="http://www.robotmesh.com/xbee-1mw-trace-antenna-series-1-802-15-4"><text:span text:style-name="T137_8">.</text:span></text:a></text:span><text:span text:style-name="T137_9"><text:a xlink:type="simple" xlink:href="http://www.robotmesh.com/xbee-1mw-trace-antenna-series-1-802-15-4"><text:span text:style-name="T137_10">robotmesh</text:span></text:a></text:span><text:span text:style-name="T137_11"><text:a xlink:type="simple" xlink:href="http://www.robotmesh.com/xbee-1mw-trace-antenna-series-1-802-15-4"><text:span text:style-name="T137_12">.</text:span></text:a></text:span><text:span text:style-name="T137_13"><text:a xlink:type="simple" xlink:href="http://www.robotmesh.com/xbee-1mw-trace-antenna-series-1-802-15-4"><text:span text:style-name="T137_14">com</text:span></text:a></text:span><text:span text:style-name="T137_15"><text:a xlink:type="simple" xlink:href="http://www.robotmesh.com/xbee-1mw-trace-antenna-series-1-802-15-4"><text:span text:style-name="T137_16">/</text:span></text:a></text:span><text:span text:style-name="T137_17"><text:a xlink:type="simple" xlink:href="http://www.robotmesh.com/xbee-1mw-trace-antenna-series-1-802-15-4"><text:span text:style-name="T137_18">xbee</text:span></text:a></text:span><text:span text:style-name="T137_19"><text:a xlink:type="simple" xlink:href="http://www.robotmesh.com/xbee-1mw-trace-antenna-series-1-802-15-4"><text:span text:style-name="T137_20">-1</text:span></text:a></text:span><text:span text:style-name="T137_21"><text:a xlink:type="simple" xlink:href="http://www.robotmesh.com/xbee-1mw-trace-antenna-series-1-802-15-4"><text:span text:style-name="T137_22">mw</text:span></text:a></text:span><text:span text:style-name="T137_23"><text:a xlink:type="simple" xlink:href="http://www.robotmesh.com/xbee-1mw-trace-antenna-series-1-802-15-4"><text:span text:style-name="T137_24">-</text:span></text:a></text:span><text:span text:style-name="T137_25"><text:a xlink:type="simple" xlink:href="http://www.robotmesh.com/xbee-1mw-trace-antenna-series-1-802-15-4"><text:span text:style-name="T137_26">trace</text:span></text:a></text:span><text:span text:style-name="T137_27"><text:a xlink:type="simple" xlink:href="http://www.robotmesh.com/xbee-1mw-trace-antenna-series-1-802-15-4"><text:span text:style-name="T137_28">-</text:span></text:a></text:span><text:span text:style-name="T137_29"><text:a xlink:type="simple" xlink:href="http://www.robotmesh.com/xbee-1mw-trace-antenna-series-1-802-15-4"><text:span text:style-name="T137_30">antenna</text:span></text:a></text:span><text:span text:style-name="T137_31"><text:a xlink:type="simple" xlink:href="http://www.robotmesh.com/xbee-1mw-trace-antenna-series-1-802-15-4"><text:span text:style-name="T137_32">-</text:span></text:a></text:span><text:span text:style-name="T137_33"><text:a xlink:type="simple" xlink:href="http://www.robotmesh.com/xbee-1mw-trace-antenna-series-1-802-15-4"><text:span text:style-name="T137_34">series</text:span></text:a></text:span><text:span text:style-name="T137_35"><text:a xlink:type="simple" xlink:href="http://www.robotmesh.com/xbee-1mw-trace-antenna-series-1-802-15-4"><text:span text:style-name="T137_36">-1-802-15-4</text:span></text:a></text:span></text:p>
          </table:table-cell>
        </table:table-row>
        <table:table-row table:style-name="Row19">
          <table:table-cell table:style-name="Cell91">
            <text:p text:style-name="P138"><text:span text:style-name="T138_1">Xbee</text:span><text:span text:style-name="T138_2"><text:s/></text:span><text:span text:style-name="T138_3">USB</text:span><text:span text:style-name="T138_4"><text:s/></text:span><text:span text:style-name="T138_5">adapter</text:span></text:p>
          </table:table-cell>
          <table:table-cell table:style-name="Cell92">
            <text:p text:style-name="P139"><text:span text:style-name="T139_1">18.5</text:span></text:p>
          </table:table-cell>
          <table:table-cell table:style-name="Cell93">
            <text:p text:style-name="P140"><text:span text:style-name="T140_1">Robotmesh</text:span></text:p>
          </table:table-cell>
          <table:table-cell table:style-name="Cell94">
            <text:p text:style-name="P141"><text:span text:style-name="T141_1">XBee</text:span><text:span text:style-name="T141_2"><text:s/></text:span><text:span text:style-name="T141_3">USB</text:span><text:span text:style-name="T141_4"><text:s/></text:span><text:span text:style-name="T141_5">Adapter</text:span><text:span text:style-name="T141_6"><text:s/></text:span><text:span text:style-name="T141_7">V</text:span><text:span text:style-name="T141_8">2</text:span></text:p>
          </table:table-cell>
          <table:table-cell table:style-name="Cell95">
            <text:p text:style-name="P142"><text:span text:style-name="T142_1"><text:a xlink:type="simple" xlink:href="http://www.robotmesh.com/xbee-usb-adapter-v2"><text:span text:style-name="T142_2">http</text:span></text:a></text:span><text:span text:style-name="T142_3"><text:a xlink:type="simple" xlink:href="http://www.robotmesh.com/xbee-usb-adapter-v2"><text:span text:style-name="T142_4">://</text:span></text:a></text:span><text:span text:style-name="T142_5"><text:a xlink:type="simple" xlink:href="http://www.robotmesh.com/xbee-usb-adapter-v2"><text:span text:style-name="T142_6">www</text:span></text:a></text:span><text:span text:style-name="T142_7"><text:a xlink:type="simple" xlink:href="http://www.robotmesh.com/xbee-usb-adapter-v2"><text:span text:style-name="T142_8">.</text:span></text:a></text:span><text:span text:style-name="T142_9"><text:a xlink:type="simple" xlink:href="http://www.robotmesh.com/xbee-usb-adapter-v2"><text:span text:style-name="T142_10">robotmesh</text:span></text:a></text:span><text:span text:style-name="T142_11"><text:a xlink:type="simple" xlink:href="http://www.robotmesh.com/xbee-usb-adapter-v2"><text:span text:style-name="T142_12">.</text:span></text:a></text:span><text:span text:style-name="T142_13"><text:a xlink:type="simple" xlink:href="http://www.robotmesh.com/xbee-usb-adapter-v2"><text:span text:style-name="T142_14">com</text:span></text:a></text:span><text:span text:style-name="T142_15"><text:a xlink:type="simple" xlink:href="http://www.robotmesh.com/xbee-usb-adapter-v2"><text:span text:style-name="T142_16">/</text:span></text:a></text:span><text:span text:style-name="T142_17"><text:a xlink:type="simple" xlink:href="http://www.robotmesh.com/xbee-usb-adapter-v2"><text:span text:style-name="T142_18">xbee</text:span></text:a></text:span><text:span text:style-name="T142_19"><text:a xlink:type="simple" xlink:href="http://www.robotmesh.com/xbee-usb-adapter-v2"><text:span text:style-name="T142_20">-</text:span></text:a></text:span><text:span text:style-name="T142_21"><text:a xlink:type="simple" xlink:href="http://www.robotmesh.com/xbee-usb-adapter-v2"><text:span text:style-name="T142_22">usb</text:span></text:a></text:span><text:span text:style-name="T142_23"><text:a xlink:type="simple" xlink:href="http://www.robotmesh.com/xbee-usb-adapter-v2"><text:span text:style-name="T142_24">-</text:span></text:a></text:span><text:span text:style-name="T142_25"><text:a xlink:type="simple" xlink:href="http://www.robotmesh.com/xbee-usb-adapter-v2"><text:span text:style-name="T142_26">adapter</text:span></text:a></text:span><text:span text:style-name="T142_27"><text:a xlink:type="simple" xlink:href="http://www.robotmesh.com/xbee-usb-adapter-v2"><text:span text:style-name="T142_28">-</text:span></text:a></text:span><text:span text:style-name="T142_29"><text:a xlink:type="simple" xlink:href="http://www.robotmesh.com/xbee-usb-adapter-v2"><text:span text:style-name="T142_30">v</text:span></text:a></text:span><text:span text:style-name="T142_31"><text:a xlink:type="simple" xlink:href="http://www.robotmesh.com/xbee-usb-adapter-v2"><text:span text:style-name="T142_32">2</text:span></text:a></text:span></text:p>
          </table:table-cell>
        </table:table-row>
        <table:table-row table:style-name="Row20">
          <table:table-cell table:style-name="Cell96">
            <text:p text:style-name="P143"><text:span text:style-name="T143_1">USB</text:span><text:span text:style-name="T143_2"><text:s/></text:span><text:span text:style-name="T143_3">mini</text:span></text:p>
          </table:table-cell>
          <table:table-cell table:style-name="Cell97">
            <text:p text:style-name="P144"><text:span text:style-name="T144_1">1.9</text:span></text:p>
          </table:table-cell>
          <table:table-cell table:style-name="Cell98">
            <text:p text:style-name="P145"><text:span text:style-name="T145_1">Robotmesh</text:span></text:p>
          </table:table-cell>
          <table:table-cell table:style-name="Cell99">
            <text:p text:style-name="P146"><text:span text:style-name="T146_1">Mini</text:span><text:span text:style-name="T146_2"><text:s/></text:span><text:span text:style-name="T146_3">USB</text:span><text:span text:style-name="T146_4"><text:s/></text:span><text:span text:style-name="T146_5">cable</text:span></text:p>
          </table:table-cell>
          <table:table-cell table:style-name="Cell100">
            <text:p text:style-name="P147"><text:span text:style-name="T147_1"><text:a xlink:type="simple" xlink:href="http://www.robotmesh.com/mini-usb-cable"><text:span text:style-name="T147_2">http</text:span></text:a></text:span><text:span text:style-name="T147_3"><text:a xlink:type="simple" xlink:href="http://www.robotmesh.com/mini-usb-cable"><text:span text:style-name="T147_4">://</text:span></text:a></text:span><text:span text:style-name="T147_5"><text:a xlink:type="simple" xlink:href="http://www.robotmesh.com/mini-usb-cable"><text:span text:style-name="T147_6">www</text:span></text:a></text:span><text:span text:style-name="T147_7"><text:a xlink:type="simple" xlink:href="http://www.robotmesh.com/mini-usb-cable"><text:span text:style-name="T147_8">.</text:span></text:a></text:span><text:span text:style-name="T147_9"><text:a xlink:type="simple" xlink:href="http://www.robotmesh.com/mini-usb-cable"><text:span text:style-name="T147_10">robotmesh</text:span></text:a></text:span><text:span text:style-name="T147_11"><text:a xlink:type="simple" xlink:href="http://www.robotmesh.com/mini-usb-cable"><text:span text:style-name="T147_12">.</text:span></text:a></text:span><text:span text:style-name="T147_13"><text:a xlink:type="simple" xlink:href="http://www.robotmesh.com/mini-usb-cable"><text:span text:style-name="T147_14">com</text:span></text:a></text:span><text:span text:style-name="T147_15"><text:a xlink:type="simple" xlink:href="http://www.robotmesh.com/mini-usb-cable"><text:span text:style-name="T147_16">/</text:span></text:a></text:span><text:span text:style-name="T147_17"><text:a xlink:type="simple" xlink:href="http://www.robotmesh.com/mini-usb-cable"><text:span text:style-name="T147_18">mini</text:span></text:a></text:span><text:span text:style-name="T147_19"><text:a xlink:type="simple" xlink:href="http://www.robotmesh.com/mini-usb-cable"><text:span text:style-name="T147_20">-</text:span></text:a></text:span><text:span text:style-name="T147_21"><text:a xlink:type="simple" xlink:href="http://www.robotmesh.com/mini-usb-cable"><text:span text:style-name="T147_22">usb</text:span></text:a></text:span><text:span text:style-name="T147_23"><text:a xlink:type="simple" xlink:href="http://www.robotmesh.com/mini-usb-cable"><text:span text:style-name="T147_24">-</text:span></text:a></text:span><text:span text:style-name="T147_25"><text:a xlink:type="simple" xlink:href="http://www.robotmesh.com/mini-usb-cable"><text:span text:style-name="T147_26">cable</text:span></text:a></text:span></text:p>
          </table:table-cell>
        </table:table-row>
        <table:table-row table:style-name="Row21">
          <table:table-cell table:style-name="Cell101">
            <text:p text:style-name="P148"/>
          </table:table-cell>
          <table:table-cell table:style-name="Cell102">
            <text:p text:style-name="P149"/>
          </table:table-cell>
          <table:table-cell table:style-name="Cell103">
            <text:p text:style-name="P150"/>
          </table:table-cell>
          <table:table-cell table:style-name="Cell104">
            <text:p text:style-name="P151"><text:span text:style-name="T151_1">Total</text:span></text:p>
          </table:table-cell>
          <table:table-cell table:style-name="Cell105">
            <text:p text:style-name="P152"><text:span text:style-name="T152_1">$236.08</text:span></text:p>
          </table:table-cell>
        </table:table-row>
      </table:table>
      <text:p text:style-name="P153"/>
      <text:h text:style-name="P154" text:outline-level="10"><text:bookmark-start text:name="h.gz979ca3nst5"/><text:bookmark-end text:name="h.gz979ca3nst5"/><text:span text:style-name="T154_1">Assembly</text:span><text:span text:style-name="T154_2"><text:s/></text:span><text:span text:style-name="T154_3">Instructions</text:span></text:h>
      <text:p text:style-name="P155"><text:span text:style-name="T155_1">See</text:span><text:span text:style-name="T155_2"><text:s/></text:span><text:span text:style-name="T155_3">bill</text:span><text:span text:style-name="T155_4"><text:s/></text:span><text:span text:style-name="T155_5">of</text:span><text:span text:style-name="T155_6"><text:s/></text:span><text:span text:style-name="T155_7">materials</text:span><text:span text:style-name="T155_8"><text:s/></text:span><text:span text:style-name="T155_9">for</text:span><text:span text:style-name="T155_10"><text:s/></text:span><text:span text:style-name="T155_11">needed</text:span><text:span text:style-name="T155_12"><text:s/></text:span><text:span text:style-name="T155_13">parts</text:span><text:span text:style-name="T155_14">.<text:s/></text:span><text:span text:style-name="T155_15">Additionally</text:span><text:span text:style-name="T155_16">,<text:s/></text:span><text:span text:style-name="T155_17">wire</text:span><text:span text:style-name="T155_18"><text:s/></text:span><text:span text:style-name="T155_19">strippers</text:span><text:span text:style-name="T155_20"><text:s/></text:span><text:span text:style-name="T155_21">and</text:span><text:span text:style-name="T155_22"><text:s/></text:span><text:span text:style-name="T155_23">soldering</text:span><text:span text:style-name="T155_24"><text:s/></text:span><text:span text:style-name="T155_25">iron</text:span><text:span text:style-name="T155_26"><text:s/></text:span><text:span text:style-name="T155_27">needed</text:span><text:span text:style-name="T155_28">.</text:span></text:p>
      <text:p text:style-name="P156"/>
      <text:p text:style-name="P157"><text:span text:style-name="T157_1">Motor</text:span><text:span text:style-name="T157_2"><text:s/></text:span><text:span text:style-name="T157_3">Unit</text:span><text:span text:style-name="T157_4"><text:s/></text:span><text:span text:style-name="T157_5">Assembly</text:span></text:p>
      <text:list text:style-name="LS4" xml:id="list25">
        <text:list-item>
          <text:p text:style-name="P158"><text:span text:style-name="T158_1">Solder</text:span><text:span text:style-name="T158_2"><text:s/></text:span><text:span text:style-name="T158_3">optical</text:span><text:span text:style-name="T158_4"><text:s/></text:span><text:span text:style-name="T158_5">encoder</text:span><text:span text:style-name="T158_6"><text:s/></text:span><text:span text:style-name="T158_7">to</text:span><text:span text:style-name="T158_8"><text:s/></text:span><text:span text:style-name="T158_9">gearmotor</text:span></text:p>
        </text:list-item>
        <text:list-item>
          <text:p text:style-name="P159"><text:span text:style-name="T159_1">Tune</text:span><text:span text:style-name="T159_2"><text:s/></text:span><text:span text:style-name="T159_3">with</text:span><text:span text:style-name="T159_4"><text:s/></text:span><text:span text:style-name="T159_5">oscilloscope</text:span><text:span text:style-name="T159_6"><text:s/></text:span><text:span text:style-name="T159_7">and</text:span><text:span text:style-name="T159_8"><text:s/></text:span><text:span text:style-name="T159_9">plastic</text:span><text:span text:style-name="T159_10"><text:s/></text:span><text:span text:style-name="T159_11">screwdriver</text:span><text:span text:style-name="T159_12"><text:s/>(</text:span><text:span text:style-name="T159_13">see</text:span><text:span text:style-name="T159_14"><text:s/></text:span><text:span text:style-name="T159_15"><text:a xlink:type="simple" xlink:href="http://www.pololu.com/product/2590"><text:span text:style-name="T159_16">http</text:span></text:a></text:span><text:span text:style-name="T159_17"><text:a xlink:type="simple" xlink:href="http://www.pololu.com/product/2590"><text:span text:style-name="T159_18">://</text:span></text:a></text:span><text:span text:style-name="T159_19"><text:a xlink:type="simple" xlink:href="http://www.pololu.com/product/2590"><text:span text:style-name="T159_20">www</text:span></text:a></text:span><text:span text:style-name="T159_21"><text:a xlink:type="simple" xlink:href="http://www.pololu.com/product/2590"><text:span text:style-name="T159_22">.</text:span></text:a></text:span><text:span text:style-name="T159_23"><text:a xlink:type="simple" xlink:href="http://www.pololu.com/product/2590"><text:span text:style-name="T159_24">pololu</text:span></text:a></text:span><text:span text:style-name="T159_25"><text:a xlink:type="simple" xlink:href="http://www.pololu.com/product/2590"><text:span text:style-name="T159_26">.</text:span></text:a></text:span><text:span text:style-name="T159_27"><text:a xlink:type="simple" xlink:href="http://www.pololu.com/product/2590"><text:span text:style-name="T159_28">com</text:span></text:a></text:span><text:span text:style-name="T159_29"><text:a xlink:type="simple" xlink:href="http://www.pololu.com/product/2590"><text:span text:style-name="T159_30">/</text:span></text:a></text:span><text:span text:style-name="T159_31"><text:a xlink:type="simple" xlink:href="http://www.pololu.com/product/2590"><text:span text:style-name="T159_32">product</text:span></text:a></text:span><text:span text:style-name="T159_33"><text:a xlink:type="simple" xlink:href="http://www.pololu.com/product/2590"><text:span text:style-name="T159_34">/2590</text:span></text:a></text:span><text:span text:style-name="T159_35"><text:s/></text:span><text:span text:style-name="T159_36">for</text:span><text:span text:style-name="T159_37"><text:s/></text:span><text:span text:style-name="T159_38">more</text:span><text:span text:style-name="T159_39"><text:s/></text:span><text:span text:style-name="T159_40">details</text:span><text:span text:style-name="T159_41">)</text:span></text:p>
        </text:list-item>
        <text:list-item>
          <text:p text:style-name="P160"><text:span text:style-name="T160_1">Put</text:span><text:span text:style-name="T160_2"><text:s/></text:span><text:span text:style-name="T160_3">motor</text:span><text:span text:style-name="T160_4"><text:s/></text:span><text:span text:style-name="T160_5">bracket</text:span><text:span text:style-name="T160_6"><text:s/></text:span><text:span text:style-name="T160_7">on</text:span><text:span text:style-name="T160_8"><text:s/></text:span><text:span text:style-name="T160_9">gearmotor</text:span></text:p>
        </text:list-item>
        <text:list-item>
          <text:p text:style-name="P161"><text:span text:style-name="T161_1">Put</text:span><text:span text:style-name="T161_2"><text:s/></text:span><text:span text:style-name="T161_3">wheel</text:span><text:span text:style-name="T161_4"><text:s/></text:span><text:span text:style-name="T161_5">on</text:span><text:span text:style-name="T161_6"><text:s/></text:span><text:span text:style-name="T161_7">gearmotor</text:span></text:p>
        </text:list-item>
      </text:list>
      <text:p text:style-name="P162"/>
      <text:p text:style-name="P163"><text:span text:style-name="T163_1">Sensor</text:span><text:span text:style-name="T163_2"><text:s/></text:span><text:span text:style-name="T163_3">Unit</text:span><text:span text:style-name="T163_4"><text:s/></text:span><text:span text:style-name="T163_5">Assembly</text:span></text:p>
      <text:list text:style-name="LS5" xml:id="list29">
        <text:list-item>
          <text:p text:style-name="P164"><text:span text:style-name="T164_1">Screw</text:span><text:span text:style-name="T164_2"><text:s/></text:span><text:span text:style-name="T164_3">IR</text:span><text:span text:style-name="T164_4"><text:s/></text:span><text:span text:style-name="T164_5">sensor</text:span><text:span text:style-name="T164_6"><text:s/></text:span><text:span text:style-name="T164_7">onto</text:span><text:span text:style-name="T164_8"><text:s/></text:span><text:span text:style-name="T164_9">IR</text:span><text:span text:style-name="T164_10"><text:s/></text:span><text:span text:style-name="T164_11">mount</text:span></text:p>
        </text:list-item>
        <text:list-item>
          <text:p text:style-name="P165"><text:span text:style-name="T165_1">Swap</text:span><text:span text:style-name="T165_2"><text:s/></text:span><text:span text:style-name="T165_3">two</text:span><text:span text:style-name="T165_4"><text:s/></text:span><text:span text:style-name="T165_5">wires</text:span><text:span text:style-name="T165_6"><text:s/></text:span><text:span text:style-name="T165_7">by</text:span><text:span text:style-name="T165_8"><text:s/></text:span><text:span text:style-name="T165_9">cutting</text:span><text:span text:style-name="T165_10">,<text:s/></text:span><text:span text:style-name="T165_11">stripping</text:span><text:span text:style-name="T165_12">,<text:s/></text:span><text:span text:style-name="T165_13">and</text:span><text:span text:style-name="T165_14"><text:s/></text:span><text:span text:style-name="T165_15">soldering</text:span><text:span text:style-name="T165_16"><text:s/></text:span><text:span text:style-name="T165_17">them</text:span><text:span text:style-name="T165_18">,<text:s/></text:span><text:span text:style-name="T165_19">on</text:span><text:span text:style-name="T165_20"><text:s/></text:span><text:span text:style-name="T165_21">the</text:span><text:span text:style-name="T165_22"><text:s/>3-</text:span><text:span text:style-name="T165_23">wire</text:span><text:span text:style-name="T165_24"><text:s/></text:span><text:span text:style-name="T165_25">analog</text:span><text:span text:style-name="T165_26"><text:s/></text:span><text:span text:style-name="T165_27">connector</text:span></text:p>
        </text:list-item>
      </text:list>
      <text:p text:style-name="P166"/>
      <text:p text:style-name="P167"><text:span text:style-name="T167_1">Servo</text:span><text:span text:style-name="T167_2"><text:s/></text:span><text:span text:style-name="T167_3">Head</text:span><text:span text:style-name="T167_4"><text:s/></text:span><text:span text:style-name="T167_5">Assembly</text:span><text:span text:style-name="T167_6"><text:s/>(</text:span><text:span text:style-name="T167_7">not</text:span><text:span text:style-name="T167_8"><text:s/></text:span><text:span text:style-name="T167_9">needed</text:span><text:span text:style-name="T167_10"><text:s/></text:span><text:span text:style-name="T167_11">in</text:span><text:span text:style-name="T167_12"><text:s/></text:span><text:span text:style-name="T167_13">future</text:span><text:span text:style-name="T167_14">)</text:span></text:p>
      <text:list text:style-name="LS6" xml:id="list31">
        <text:list-item>
          <text:p text:style-name="P168"><text:span text:style-name="T168_1">Take</text:span><text:span text:style-name="T168_2"><text:s/></text:span><text:span text:style-name="T168_3">off</text:span><text:span text:style-name="T168_4"><text:s/></text:span><text:span text:style-name="T168_5">bottom</text:span><text:span text:style-name="T168_6"><text:s/></text:span><text:span text:style-name="T168_7">part</text:span><text:span text:style-name="T168_8"><text:s/></text:span><text:span text:style-name="T168_9">of</text:span><text:span text:style-name="T168_10"><text:s/></text:span><text:span text:style-name="T168_11">case</text:span><text:span text:style-name="T168_12">4121</text:span></text:p>
        </text:list-item>
        <text:list-item>
          <text:p text:style-name="P169"><text:span text:style-name="T169_1">Desolder</text:span><text:span text:style-name="T169_2"><text:s/></text:span><text:span text:style-name="T169_3">control</text:span><text:span text:style-name="T169_4"><text:s/></text:span><text:span text:style-name="T169_5">board</text:span></text:p>
        </text:list-item>
        <text:list-item>
          <text:p text:style-name="P170"><text:span text:style-name="T170_1">Resolder</text:span><text:span text:style-name="T170_2"><text:s/>3-</text:span><text:span text:style-name="T170_3">wire</text:span><text:span text:style-name="T170_4"><text:s/></text:span><text:span text:style-name="T170_5">leads</text:span><text:span text:style-name="T170_6"><text:s/></text:span><text:span text:style-name="T170_7">to</text:span><text:span text:style-name="T170_8"><text:s/></text:span><text:span text:style-name="T170_9">motor</text:span></text:p>
        </text:list-item>
        <text:list-item>
          <text:p text:style-name="P171"><text:span text:style-name="T171_1">Cut</text:span><text:span text:style-name="T171_2"><text:s/></text:span><text:span text:style-name="T171_3">and</text:span><text:span text:style-name="T171_4"><text:s/></text:span><text:span text:style-name="T171_5">strip</text:span><text:span text:style-name="T171_6"><text:s/></text:span><text:span text:style-name="T171_7">a</text:span><text:span text:style-name="T171_8"><text:s/></text:span><text:span text:style-name="T171_9">new</text:span><text:span text:style-name="T171_10"><text:s/>3-</text:span><text:span text:style-name="T171_11">wire</text:span></text:p>
        </text:list-item>
        <text:list-item>
          <text:p text:style-name="P172"><text:span text:style-name="T172_1">Solder</text:span><text:span text:style-name="T172_2"><text:s/>3-</text:span><text:span text:style-name="T172_3">wire</text:span><text:span text:style-name="T172_4"><text:s/></text:span><text:span text:style-name="T172_5">leads</text:span><text:span text:style-name="T172_6"><text:s/></text:span><text:span text:style-name="T172_7">to</text:span><text:span text:style-name="T172_8"><text:s/></text:span><text:span text:style-name="T172_9">potentiometer</text:span></text:p>
        </text:list-item>
        <text:list-item>
          <text:p text:style-name="P173"><text:span text:style-name="T173_1">Place</text:span><text:span text:style-name="T173_2"><text:s/></text:span><text:span text:style-name="T173_3">leads</text:span><text:span text:style-name="T173_4"><text:s/></text:span><text:span text:style-name="T173_5">appropriately</text:span><text:span text:style-name="T173_6"><text:s/></text:span><text:span text:style-name="T173_7">and</text:span><text:span text:style-name="T173_8"><text:s/></text:span><text:span text:style-name="T173_9">put</text:span><text:span text:style-name="T173_10"><text:s/></text:span><text:span text:style-name="T173_11">case</text:span><text:span text:style-name="T173_12"><text:s/></text:span><text:span text:style-name="T173_13">back</text:span><text:span text:style-name="T173_14"><text:s/></text:span><text:span text:style-name="T173_15">on</text:span></text:p>
        </text:list-item>
        <text:list-item>
          <text:p text:style-name="P174"><text:span text:style-name="T174_1">Future</text:span><text:span text:style-name="T174_2">:<text:s/></text:span><text:span text:style-name="T174_3">photodiode</text:span><text:span text:style-name="T174_4"><text:s/></text:span><text:span text:style-name="T174_5">mount</text:span><text:span text:style-name="T174_6"><text:s/></text:span><text:span text:style-name="T174_7">and</text:span><text:span text:style-name="T174_8"><text:s/></text:span><text:span text:style-name="T174_9">wiring</text:span><text:span text:style-name="T174_10">,<text:s/></text:span><text:span text:style-name="T174_11">servo</text:span><text:span text:style-name="T174_12"><text:s/></text:span><text:span text:style-name="T174_13">mount</text:span></text:p>
        </text:list-item>
      </text:list>
      <text:p text:style-name="P175"/>
      <text:p text:style-name="P176"><text:span text:style-name="T176_1">Robot</text:span><text:span text:style-name="T176_2"><text:s/></text:span><text:span text:style-name="T176_3">Assembly</text:span></text:p>
      <text:list text:style-name="LS7" xml:id="list38">
        <text:list-item>
          <text:p text:style-name="P177"><text:span text:style-name="T177_1">Screw</text:span><text:span text:style-name="T177_2"><text:s/></text:span><text:span text:style-name="T177_3">motor</text:span><text:span text:style-name="T177_4"><text:s/></text:span><text:span text:style-name="T177_5">bracket</text:span><text:span text:style-name="T177_6"><text:s/></text:span><text:span text:style-name="T177_7">down</text:span><text:span text:style-name="T177_8"><text:s/></text:span><text:span text:style-name="T177_9">to</text:span><text:span text:style-name="T177_10"><text:s/></text:span><text:span text:style-name="T177_11">chassis</text:span></text:p>
        </text:list-item>
        <text:list-item>
          <text:p text:style-name="P178"><text:span text:style-name="T178_1">Screw</text:span><text:span text:style-name="T178_2"><text:s/></text:span><text:span text:style-name="T178_3">casters</text:span><text:span text:style-name="T178_4"><text:s/></text:span><text:span text:style-name="T178_5">onto</text:span><text:span text:style-name="T178_6"><text:s/></text:span><text:span text:style-name="T178_7">chassis</text:span></text:p>
        </text:list-item>
        <text:list-item>
          <text:p text:style-name="P179"><text:span text:style-name="T179_1">Screw</text:span><text:span text:style-name="T179_2"><text:s/></text:span><text:span text:style-name="T179_3">standoffs</text:span><text:span text:style-name="T179_4"><text:s/></text:span><text:span text:style-name="T179_5">to</text:span><text:span text:style-name="T179_6"><text:s/></text:span><text:span text:style-name="T179_7">chassis</text:span></text:p>
        </text:list-item>
        <text:list-item>
          <text:p text:style-name="P180"><text:span text:style-name="T180_1">Screw</text:span><text:span text:style-name="T180_2"><text:s/></text:span><text:span text:style-name="T180_3">romeo</text:span><text:span text:style-name="T180_4"><text:s/></text:span><text:span text:style-name="T180_5">controller</text:span><text:span text:style-name="T180_6"><text:s/></text:span><text:span text:style-name="T180_7">to</text:span><text:span text:style-name="T180_8"><text:s/></text:span><text:span text:style-name="T180_9">standoffs</text:span></text:p>
        </text:list-item>
      </text:list>
      <text:p text:style-name="P181"/>
      <text:p text:style-name="P182"><text:span text:style-name="T182_1">Program</text:span><text:span text:style-name="T182_2"><text:s/></text:span><text:span text:style-name="T182_3">Xbees</text:span></text:p>
      <text:list text:style-name="LS8" xml:id="list42">
        <text:list-item>
          <text:p text:style-name="P183"><text:span text:style-name="T183_1">Boot</text:span><text:span text:style-name="T183_2"><text:s/></text:span><text:span text:style-name="T183_3">into</text:span><text:span text:style-name="T183_4"><text:s/></text:span><text:span text:style-name="T183_5">windows</text:span><text:span text:style-name="T183_6"><text:s/></text:span><text:span text:style-name="T183_7">and</text:span><text:span text:style-name="T183_8"><text:s/></text:span><text:span text:style-name="T183_9">install</text:span><text:span text:style-name="T183_10"><text:s/></text:span><text:span text:style-name="T183_11">XCTU</text:span></text:p>
        </text:list-item>
        <text:list-item>
          <text:p text:style-name="P184"><text:span text:style-name="T184_1">Program</text:span><text:span text:style-name="T184_2"><text:s/></text:span><text:span text:style-name="T184_3">the</text:span><text:span text:style-name="T184_4"><text:s/></text:span><text:span text:style-name="T184_5">xbees</text:span><text:span text:style-name="T184_6"><text:s/></text:span><text:span text:style-name="T184_7">to</text:span><text:span text:style-name="T184_8"><text:s/></text:span><text:span text:style-name="T184_9">talk</text:span><text:span text:style-name="T184_10"><text:s/></text:span><text:span text:style-name="T184_11">to</text:span><text:span text:style-name="T184_12"><text:s/></text:span><text:span text:style-name="T184_13">each</text:span><text:span text:style-name="T184_14"><text:s/></text:span><text:span text:style-name="T184_15">other</text:span><text:span text:style-name="T184_16"><text:s/>(</text:span><text:span text:style-name="T184_17">DL</text:span><text:span text:style-name="T184_18"><text:s/></text:span><text:span text:style-name="T184_19">and</text:span><text:span text:style-name="T184_20"><text:s/></text:span><text:span text:style-name="T184_21">MY</text:span><text:span text:style-name="T184_22"><text:s/></text:span><text:span text:style-name="T184_23">commands</text:span><text:span text:style-name="T184_24">)</text:span></text:p>
        </text:list-item>
        <text:list-item>
          <text:p text:style-name="P185"><text:span text:style-name="T185_1">Set</text:span><text:span text:style-name="T185_2"><text:s/></text:span><text:span text:style-name="T185_3">the</text:span><text:span text:style-name="T185_4"><text:s/></text:span><text:span text:style-name="T185_5">baud</text:span><text:span text:style-name="T185_6"><text:s/></text:span><text:span text:style-name="T185_7">rate</text:span><text:span text:style-name="T185_8"><text:s/></text:span><text:span text:style-name="T185_9">to</text:span><text:span text:style-name="T185_10"><text:s/>19200</text:span></text:p>
        </text:list-item>
      </text:list>
      <text:p text:style-name="P186"/>
      <text:p text:style-name="P187"><text:span text:style-name="T187_1">Robot</text:span><text:span text:style-name="T187_2"><text:s/></text:span><text:span text:style-name="T187_3">Wiring</text:span></text:p>
      <text:list text:style-name="LS9" xml:id="list45">
        <text:list-item>
          <text:p text:style-name="P188"><text:span text:style-name="T188_1">Cut</text:span><text:span text:style-name="T188_2"><text:s/></text:span><text:span text:style-name="T188_3">and</text:span><text:span text:style-name="T188_4"><text:s/></text:span><text:span text:style-name="T188_5">strip</text:span><text:span text:style-name="T188_6"><text:s/></text:span><text:span text:style-name="T188_7">two</text:span><text:span text:style-name="T188_8"><text:s/></text:span><text:span text:style-name="T188_9">leads</text:span><text:span text:style-name="T188_10"><text:s/></text:span><text:span text:style-name="T188_11">on</text:span><text:span text:style-name="T188_12"><text:s/></text:span><text:span text:style-name="T188_13">one</text:span><text:span text:style-name="T188_14"><text:s/></text:span><text:span text:style-name="T188_15">of</text:span><text:span text:style-name="T188_16"><text:s/></text:span><text:span text:style-name="T188_17">the</text:span><text:span text:style-name="T188_18"><text:s/>3-</text:span><text:span text:style-name="T188_19">wires</text:span><text:span text:style-name="T188_20"><text:s/></text:span><text:span text:style-name="T188_21">for</text:span><text:span text:style-name="T188_22"><text:s/></text:span><text:span text:style-name="T188_23">the</text:span><text:span text:style-name="T188_24"><text:s/></text:span><text:span text:style-name="T188_25">motor</text:span></text:p>
        </text:list-item>
        <text:list-item>
          <text:p text:style-name="P189"><text:span text:style-name="T189_1">Plug</text:span><text:span text:style-name="T189_2"><text:s/></text:span><text:span text:style-name="T189_3">in</text:span><text:span text:style-name="T189_4"><text:s/>/<text:s/></text:span><text:span text:style-name="T189_5">screw</text:span><text:span text:style-name="T189_6"><text:s/></text:span><text:span text:style-name="T189_7">leads</text:span><text:span text:style-name="T189_8"><text:s/></text:span><text:span text:style-name="T189_9">for</text:span><text:span text:style-name="T189_10"><text:s/></text:span><text:span text:style-name="T189_11">motor</text:span><text:span text:style-name="T189_12"><text:s/></text:span><text:span text:style-name="T189_13">to</text:span><text:span text:style-name="T189_14"><text:s/></text:span><text:span text:style-name="T189_15">M</text:span><text:span text:style-name="T189_16">1/</text:span><text:span text:style-name="T189_17">M</text:span><text:span text:style-name="T189_18">2<text:s/></text:span><text:span text:style-name="T189_19">and</text:span><text:span text:style-name="T189_20"><text:s/></text:span><text:span text:style-name="T189_21">digital</text:span><text:span text:style-name="T189_22"><text:s/></text:span><text:span text:style-name="T189_23">pins</text:span></text:p>
        </text:list-item>
        <text:list-item>
          <text:p text:style-name="P190"><text:span text:style-name="T190_1">Plug</text:span><text:span text:style-name="T190_2"><text:s/></text:span><text:span text:style-name="T190_3">in</text:span><text:span text:style-name="T190_4"><text:s/></text:span><text:span text:style-name="T190_5">IR</text:span><text:span text:style-name="T190_6"><text:s/></text:span><text:span text:style-name="T190_7">sensor</text:span><text:span text:style-name="T190_8"><text:s/></text:span><text:span text:style-name="T190_9">to</text:span><text:span text:style-name="T190_10"><text:s/></text:span><text:span text:style-name="T190_11">analog</text:span><text:span text:style-name="T190_12"><text:s/></text:span><text:span text:style-name="T190_13">input</text:span><text:span text:style-name="T190_14"><text:s/></text:span><text:span text:style-name="T190_15">pins</text:span></text:p>
        </text:list-item>
        <text:list-item>
          <text:p text:style-name="P191"><text:span text:style-name="T191_1">Plug</text:span><text:span text:style-name="T191_2"><text:s/></text:span><text:span text:style-name="T191_3">in</text:span><text:span text:style-name="T191_4"><text:s/></text:span><text:span text:style-name="T191_5">Xbee</text:span></text:p>
        </text:list-item>
        <text:list-item>
          <text:p text:style-name="P192"><text:span text:style-name="T192_1">Screw</text:span><text:span text:style-name="T192_2"><text:s/></text:span><text:span text:style-name="T192_3">in</text:span><text:span text:style-name="T192_4"><text:s/></text:span><text:span text:style-name="T192_5">JST</text:span><text:span text:style-name="T192_6"><text:s/>2-</text:span><text:span text:style-name="T192_7">wire</text:span><text:span text:style-name="T192_8"><text:s/></text:span><text:span text:style-name="T192_9">XH</text:span><text:span text:style-name="T192_10">-</text:span><text:span text:style-name="T192_11">style</text:span><text:span text:style-name="T192_12"><text:s/></text:span><text:span text:style-name="T192_13">lipo</text:span><text:span text:style-name="T192_14"><text:s/></text:span><text:span text:style-name="T192_15">male</text:span><text:span text:style-name="T192_16"><text:s/></text:span><text:span text:style-name="T192_17">connector</text:span></text:p>
        </text:list-item>
        <text:list-item>
          <text:p text:style-name="P193"><text:span text:style-name="T193_1">Plug</text:span><text:span text:style-name="T193_2">-</text:span><text:span text:style-name="T193_3">in</text:span><text:span text:style-name="T193_4"><text:s/></text:span><text:span text:style-name="T193_5">battery</text:span></text:p>
        </text:list-item>
      </text:list>
      <text:h text:style-name="P194" text:outline-level="10"><text:bookmark-start text:name="h.27drc2l8n1sy"/><text:bookmark-end text:name="h.27drc2l8n1sy"/><text:span text:style-name="T194_1">Labs</text:span><text:span text:style-name="T194_2"><text:s/></text:span><text:span text:style-name="T194_3">Completion</text:span><text:span text:style-name="T194_4"><text:s/></text:span><text:span text:style-name="T194_5">Status</text:span></text:h>
      <text:h text:style-name="P195" text:outline-level="10"><text:bookmark-start text:name="h.a1axqzqwidyt"/><text:bookmark-end text:name="h.a1axqzqwidyt"/><text:span text:style-name="T195_1">Design</text:span><text:span text:style-name="T195_2"><text:s/></text:span><text:span text:style-name="T195_3">Labs</text:span></text:h>
      <text:list text:style-name="LS10" xml:id="list51">
        <text:list-item>
          <text:p text:style-name="P196"><text:span text:style-name="T196_1">Wall</text:span><text:span text:style-name="T196_2"><text:s/></text:span><text:span text:style-name="T196_3">Find</text:span><text:span text:style-name="T196_4"><text:s/></text:span><text:span text:style-name="T196_5">done</text:span><text:span text:style-name="T196_6"><text:s/></text:span><text:span text:style-name="T196_7"><text:a xlink:type="simple" xlink:href="http://www.youtube.com/watch?v=qMBVbE07Tbg"><text:span text:style-name="T196_8">http</text:span></text:a></text:span><text:span text:style-name="T196_9"><text:a xlink:type="simple" xlink:href="http://www.youtube.com/watch?v=qMBVbE07Tbg"><text:span text:style-name="T196_10">://</text:span></text:a></text:span><text:span text:style-name="T196_11"><text:a xlink:type="simple" xlink:href="http://www.youtube.com/watch?v=qMBVbE07Tbg"><text:span text:style-name="T196_12">www</text:span></text:a></text:span><text:span text:style-name="T196_13"><text:a xlink:type="simple" xlink:href="http://www.youtube.com/watch?v=qMBVbE07Tbg"><text:span text:style-name="T196_14">.</text:span></text:a></text:span><text:span text:style-name="T196_15"><text:a xlink:type="simple" xlink:href="http://www.youtube.com/watch?v=qMBVbE07Tbg"><text:span text:style-name="T196_16">youtube</text:span></text:a></text:span><text:span text:style-name="T196_17"><text:a xlink:type="simple" xlink:href="http://www.youtube.com/watch?v=qMBVbE07Tbg"><text:span text:style-name="T196_18">.</text:span></text:a></text:span><text:span text:style-name="T196_19"><text:a xlink:type="simple" xlink:href="http://www.youtube.com/watch?v=qMBVbE07Tbg"><text:span text:style-name="T196_20">com</text:span></text:a></text:span><text:span text:style-name="T196_21"><text:a xlink:type="simple" xlink:href="http://www.youtube.com/watch?v=qMBVbE07Tbg"><text:span text:style-name="T196_22">/</text:span></text:a></text:span><text:span text:style-name="T196_23"><text:a xlink:type="simple" xlink:href="http://www.youtube.com/watch?v=qMBVbE07Tbg"><text:span text:style-name="T196_24">watch</text:span></text:a></text:span><text:span text:style-name="T196_25"><text:a xlink:type="simple" xlink:href="http://www.youtube.com/watch?v=qMBVbE07Tbg"><text:span text:style-name="T196_26">?</text:span></text:a></text:span><text:span text:style-name="T196_27"><text:a xlink:type="simple" xlink:href="http://www.youtube.com/watch?v=qMBVbE07Tbg"><text:span text:style-name="T196_28">v</text:span></text:a></text:span><text:span text:style-name="T196_29"><text:a xlink:type="simple" xlink:href="http://www.youtube.com/watch?v=qMBVbE07Tbg"><text:span text:style-name="T196_30">=</text:span></text:a></text:span><text:span text:style-name="T196_31"><text:a xlink:type="simple" xlink:href="http://www.youtube.com/watch?v=qMBVbE07Tbg"><text:span text:style-name="T196_32">qMBVbE</text:span></text:a></text:span><text:span text:style-name="T196_33"><text:a xlink:type="simple" xlink:href="http://www.youtube.com/watch?v=qMBVbE07Tbg"><text:span text:style-name="T196_34">07</text:span></text:a></text:span><text:span text:style-name="T196_35"><text:a xlink:type="simple" xlink:href="http://www.youtube.com/watch?v=qMBVbE07Tbg"><text:span text:style-name="T196_36">Tbg</text:span></text:a></text:span><text:span text:style-name="T196_37"><text:s/></text:span><text:span text:style-name="T196_38">/<text:s/></text:span><text:span text:style-name="T196_39">Boundary</text:span><text:span text:style-name="T196_40"><text:s/></text:span><text:span text:style-name="T196_41">Follow</text:span><text:span text:style-name="T196_42">,<text:s/></text:span><text:span text:style-name="T196_43">bang</text:span><text:span text:style-name="T196_44"><text:s/></text:span><text:span text:style-name="T196_45">bang</text:span><text:span text:style-name="T196_46"><text:s/></text:span><text:span text:style-name="T196_47"><text:a xlink:type="simple" xlink:href="http://www.youtube.com/watch?v=XguJQcxj43A"><text:span text:style-name="T196_48">http</text:span></text:a></text:span><text:span text:style-name="T196_49"><text:a xlink:type="simple" xlink:href="http://www.youtube.com/watch?v=XguJQcxj43A"><text:span text:style-name="T196_50">://</text:span></text:a></text:span><text:span text:style-name="T196_51"><text:a xlink:type="simple" xlink:href="http://www.youtube.com/watch?v=XguJQcxj43A"><text:span text:style-name="T196_52">www</text:span></text:a></text:span><text:span text:style-name="T196_53"><text:a xlink:type="simple" xlink:href="http://www.youtube.com/watch?v=XguJQcxj43A"><text:span text:style-name="T196_54">.</text:span></text:a></text:span><text:span text:style-name="T196_55"><text:a xlink:type="simple" xlink:href="http://www.youtube.com/watch?v=XguJQcxj43A"><text:span text:style-name="T196_56">youtube</text:span></text:a></text:span><text:span text:style-name="T196_57"><text:a xlink:type="simple" xlink:href="http://www.youtube.com/watch?v=XguJQcxj43A"><text:span text:style-name="T196_58">.</text:span></text:a></text:span><text:span text:style-name="T196_59"><text:a xlink:type="simple" xlink:href="http://www.youtube.com/watch?v=XguJQcxj43A"><text:span text:style-name="T196_60">com</text:span></text:a></text:span><text:span text:style-name="T196_61"><text:a xlink:type="simple" xlink:href="http://www.youtube.com/watch?v=XguJQcxj43A"><text:span text:style-name="T196_62">/</text:span></text:a></text:span><text:span text:style-name="T196_63"><text:a xlink:type="simple" xlink:href="http://www.youtube.com/watch?v=XguJQcxj43A"><text:span text:style-name="T196_64">watch</text:span></text:a></text:span><text:span text:style-name="T196_65"><text:a xlink:type="simple" xlink:href="http://www.youtube.com/watch?v=XguJQcxj43A"><text:span text:style-name="T196_66">?</text:span></text:a></text:span><text:span text:style-name="T196_67"><text:a xlink:type="simple" xlink:href="http://www.youtube.com/watch?v=XguJQcxj43A"><text:span text:style-name="T196_68">v</text:span></text:a></text:span><text:span text:style-name="T196_69"><text:a xlink:type="simple" xlink:href="http://www.youtube.com/watch?v=XguJQcxj43A"><text:span text:style-name="T196_70">=</text:span></text:a></text:span><text:span text:style-name="T196_71"><text:a xlink:type="simple" xlink:href="http://www.youtube.com/watch?v=XguJQcxj43A"><text:span text:style-name="T196_72">XguJQcxj</text:span></text:a></text:span><text:span text:style-name="T196_73"><text:a xlink:type="simple" xlink:href="http://www.youtube.com/watch?v=XguJQcxj43A"><text:span text:style-name="T196_74">43</text:span></text:a></text:span><text:span text:style-name="T196_75"><text:a xlink:type="simple" xlink:href="http://www.youtube.com/watch?v=XguJQcxj43A"><text:span text:style-name="T196_76">A</text:span></text:a></text:span><text:span text:style-name="T196_77"><text:s/>(</text:span><text:span text:style-name="T196_78">virtual</text:span><text:span text:style-name="T196_79">)</text:span></text:p>
        </text:list-item>
        <text:list-item>
          <text:p text:style-name="P197"><text:span text:style-name="T197_1">x</text:span></text:p>
        </text:list-item>
        <text:list-item>
          <text:p text:style-name="P198"><text:span text:style-name="T198_1">n</text:span><text:span text:style-name="T198_2">/</text:span><text:span text:style-name="T198_3">a</text:span></text:p>
        </text:list-item>
        <text:list-item>
          <text:p text:style-name="P199"><text:span text:style-name="T199_1">x</text:span></text:p>
        </text:list-item>
        <text:list-item>
          <text:p text:style-name="P200"><text:span text:style-name="T200_1">x</text:span></text:p>
        </text:list-item>
        <text:list-item>
          <text:p text:style-name="P201"><text:span text:style-name="T201_1">Boundary</text:span><text:span text:style-name="T201_2"><text:s/></text:span><text:span text:style-name="T201_3">Follow</text:span><text:span text:style-name="T201_4"><text:s/></text:span><text:span text:style-name="T201_5">Error</text:span><text:span text:style-name="T201_6">+</text:span><text:span text:style-name="T201_7">Angle</text:span><text:span text:style-name="T201_8"><text:s/>(</text:span><text:span text:style-name="T201_9">requires</text:span><text:span text:style-name="T201_10"><text:s/></text:span><text:span text:style-name="T201_11">re</text:span><text:span text:style-name="T201_12">-</text:span><text:span text:style-name="T201_13">implementing</text:span><text:span text:style-name="T201_14"><text:s/></text:span><text:span text:style-name="T201_15"><text:a xlink:type="simple" xlink:href="http://sicp-s4.mit.edu/cat-soop/__STATIC__/6.01_S14/docs/index.html"><text:span text:style-name="T201_16">sonarDist</text:span></text:a></text:span><text:span text:style-name="T201_17">,<text:s/></text:span><text:span text:style-name="T201_18">which</text:span><text:span text:style-name="T201_19"><text:s/></text:span><text:span text:style-name="T201_20">relies</text:span><text:span text:style-name="T201_21"><text:s/></text:span><text:span text:style-name="T201_22">on</text:span><text:span text:style-name="T201_23"><text:s/>8<text:s/></text:span><text:span text:style-name="T201_24">sonar</text:span><text:span text:style-name="T201_25"><text:s/></text:span><text:span text:style-name="T201_26">readings</text:span><text:span text:style-name="T201_27"><text:s/></text:span><text:span text:style-name="T201_28">to</text:span><text:span text:style-name="T201_29"><text:s/></text:span><text:span text:style-name="T201_30">calculate</text:span><text:span text:style-name="T201_31"><text:s/></text:span><text:span text:style-name="T201_32">angle</text:span><text:span text:style-name="T201_33"><text:s/></text:span><text:span text:style-name="T201_34">and</text:span><text:span text:style-name="T201_35"><text:s/></text:span><text:span text:style-name="T201_36">distance</text:span><text:span text:style-name="T201_37">),<text:s/></text:span><text:span text:style-name="T201_38">Bulls</text:span><text:span text:style-name="T201_39"><text:s/></text:span><text:span text:style-name="T201_40">Eye</text:span></text:p>
        </text:list-item>
        <text:list-item>
          <text:p text:style-name="P202"><text:span text:style-name="T202_1">n</text:span><text:span text:style-name="T202_2">/</text:span><text:span text:style-name="T202_3">a</text:span></text:p>
        </text:list-item>
        <text:list-item>
          <text:p text:style-name="P203"><text:span text:style-name="T203_1">Head</text:span><text:span text:style-name="T203_2"><text:s/></text:span><text:span text:style-name="T203_3">with</text:span><text:span text:style-name="T203_4"><text:s/></text:span><text:span text:style-name="T203_5">potentiometer</text:span><text:span text:style-name="T203_6"><text:s/></text:span><text:span text:style-name="T203_7"><text:a xlink:type="simple" xlink:href="http://www.youtube.com/watch?v=5r9yhMpieDI"><text:span text:style-name="T203_8">http</text:span></text:a></text:span><text:span text:style-name="T203_9"><text:a xlink:type="simple" xlink:href="http://www.youtube.com/watch?v=5r9yhMpieDI"><text:span text:style-name="T203_10">://</text:span></text:a></text:span><text:span text:style-name="T203_11"><text:a xlink:type="simple" xlink:href="http://www.youtube.com/watch?v=5r9yhMpieDI"><text:span text:style-name="T203_12">www</text:span></text:a></text:span><text:span text:style-name="T203_13"><text:a xlink:type="simple" xlink:href="http://www.youtube.com/watch?v=5r9yhMpieDI"><text:span text:style-name="T203_14">.</text:span></text:a></text:span><text:span text:style-name="T203_15"><text:a xlink:type="simple" xlink:href="http://www.youtube.com/watch?v=5r9yhMpieDI"><text:span text:style-name="T203_16">youtube</text:span></text:a></text:span><text:span text:style-name="T203_17"><text:a xlink:type="simple" xlink:href="http://www.youtube.com/watch?v=5r9yhMpieDI"><text:span text:style-name="T203_18">.</text:span></text:a></text:span><text:span text:style-name="T203_19"><text:a xlink:type="simple" xlink:href="http://www.youtube.com/watch?v=5r9yhMpieDI"><text:span text:style-name="T203_20">com</text:span></text:a></text:span><text:span text:style-name="T203_21"><text:a xlink:type="simple" xlink:href="http://www.youtube.com/watch?v=5r9yhMpieDI"><text:span text:style-name="T203_22">/</text:span></text:a></text:span><text:span text:style-name="T203_23"><text:a xlink:type="simple" xlink:href="http://www.youtube.com/watch?v=5r9yhMpieDI"><text:span text:style-name="T203_24">watch</text:span></text:a></text:span><text:span text:style-name="T203_25"><text:a xlink:type="simple" xlink:href="http://www.youtube.com/watch?v=5r9yhMpieDI"><text:span text:style-name="T203_26">?</text:span></text:a></text:span><text:span text:style-name="T203_27"><text:a xlink:type="simple" xlink:href="http://www.youtube.com/watch?v=5r9yhMpieDI"><text:span text:style-name="T203_28">v</text:span></text:a></text:span><text:span text:style-name="T203_29"><text:a xlink:type="simple" xlink:href="http://www.youtube.com/watch?v=5r9yhMpieDI"><text:span text:style-name="T203_30">=5</text:span></text:a></text:span><text:span text:style-name="T203_31"><text:a xlink:type="simple" xlink:href="http://www.youtube.com/watch?v=5r9yhMpieDI"><text:span text:style-name="T203_32">r</text:span></text:a></text:span><text:span text:style-name="T203_33"><text:a xlink:type="simple" xlink:href="http://www.youtube.com/watch?v=5r9yhMpieDI"><text:span text:style-name="T203_34">9</text:span></text:a></text:span><text:span text:style-name="T203_35"><text:a xlink:type="simple" xlink:href="http://www.youtube.com/watch?v=5r9yhMpieDI"><text:span text:style-name="T203_36">yhMpieDI</text:span></text:a></text:span><text:span text:style-name="T203_37"><text:s/>(</text:span><text:span text:style-name="T203_38">position</text:span><text:span text:style-name="T203_39"><text:s/></text:span><text:span text:style-name="T203_40">control</text:span><text:span text:style-name="T203_41"><text:s/></text:span><text:span text:style-name="T203_42">with</text:span><text:span text:style-name="T203_43"><text:s/></text:span><text:span text:style-name="T203_44">motor</text:span><text:span text:style-name="T203_45"><text:s/></text:span><text:span text:style-name="T203_46">pot</text:span><text:span text:style-name="T203_47"><text:s/></text:span><text:span text:style-name="T203_48">and</text:span><text:span text:style-name="T203_49"><text:s/></text:span><text:span text:style-name="T203_50">external</text:span><text:span text:style-name="T203_51"><text:s/></text:span><text:span text:style-name="T203_52">pot</text:span><text:span text:style-name="T203_53"><text:s/></text:span><text:span text:style-name="T203_54">shown</text:span><text:span text:style-name="T203_55">)</text:span></text:p>
        </text:list-item>
        <text:list-item>
          <text:p text:style-name="P204"><text:span text:style-name="T204_1">Head</text:span><text:span text:style-name="T204_2"><text:s/></text:span><text:span text:style-name="T204_3">with</text:span><text:span text:style-name="T204_4"><text:s/></text:span><text:span text:style-name="T204_5">photodi</text:span><text:span text:style-name="T204_6">ode</text:span><text:span text:style-name="T204_7"><text:s/></text:span><text:span text:style-name="T204_8"><text:a xlink:type="simple" xlink:href="http://www.youtube.com/watch?v=XeEDuTtJMeo"><text:span text:style-name="T204_9">http</text:span></text:a></text:span><text:span text:style-name="T204_10"><text:a xlink:type="simple" xlink:href="http://www.youtube.com/watch?v=XeEDuTtJMeo"><text:span text:style-name="T204_11">://</text:span></text:a></text:span><text:span text:style-name="T204_12"><text:a xlink:type="simple" xlink:href="http://www.youtube.com/watch?v=XeEDuTtJMeo"><text:span text:style-name="T204_13">www</text:span></text:a></text:span><text:span text:style-name="T204_14"><text:a xlink:type="simple" xlink:href="http://www.youtube.com/watch?v=XeEDuTtJMeo"><text:span text:style-name="T204_15">.</text:span></text:a></text:span><text:span text:style-name="T204_16"><text:a xlink:type="simple" xlink:href="http://www.youtube.com/watch?v=XeEDuTtJMeo"><text:span text:style-name="T204_17">youtube</text:span></text:a></text:span><text:span text:style-name="T204_18"><text:a xlink:type="simple" xlink:href="http://www.youtube.com/watch?v=XeEDuTtJMeo"><text:span text:style-name="T204_19">.</text:span></text:a></text:span><text:span text:style-name="T204_20"><text:a xlink:type="simple" xlink:href="http://www.youtube.com/watch?v=XeEDuTtJMeo"><text:span text:style-name="T204_21">com</text:span></text:a></text:span><text:span text:style-name="T204_22"><text:a xlink:type="simple" xlink:href="http://www.youtube.com/watch?v=XeEDuTtJMeo"><text:span text:style-name="T204_23">/</text:span></text:a></text:span><text:span text:style-name="T204_24"><text:a xlink:type="simple" xlink:href="http://www.youtube.com/watch?v=XeEDuTtJMeo"><text:span text:style-name="T204_25">watch</text:span></text:a></text:span><text:span text:style-name="T204_26"><text:a xlink:type="simple" xlink:href="http://www.youtube.com/watch?v=XeEDuTtJMeo"><text:span text:style-name="T204_27">?</text:span></text:a></text:span><text:span text:style-name="T204_28"><text:a xlink:type="simple" xlink:href="http://www.youtube.com/watch?v=XeEDuTtJMeo"><text:span text:style-name="T204_29">v</text:span></text:a></text:span><text:span text:style-name="T204_30"><text:a xlink:type="simple" xlink:href="http://www.youtube.com/watch?v=XeEDuTtJMeo"><text:span text:style-name="T204_31">=</text:span></text:a></text:span><text:span text:style-name="T204_32"><text:a xlink:type="simple" xlink:href="http://www.youtube.com/watch?v=XeEDuTtJMeo"><text:span text:style-name="T204_33">XeEDuTtJMeo</text:span></text:a></text:span><text:span text:style-name="T204_34"><text:s/>(</text:span><text:span text:style-name="T204_35">mystery</text:span><text:span text:style-name="T204_36"><text:s/></text:span><text:span text:style-name="T204_37">right</text:span><text:span text:style-name="T204_38"><text:s/></text:span><text:span text:style-name="T204_39">now</text:span><text:span text:style-name="T204_40"><text:s/>--<text:s/></text:span><text:span text:style-name="T204_41">rails</text:span><text:span text:style-name="T204_42"><text:s/></text:span><text:span text:style-name="T204_43">to</text:span><text:span text:style-name="T204_44"><text:s/></text:span><text:span text:style-name="T204_45">one</text:span><text:span text:style-name="T204_46"><text:s/></text:span><text:span text:style-name="T204_47">side</text:span><text:span text:style-name="T204_48"><text:s/></text:span><text:span text:style-name="T204_49">if</text:span><text:span text:style-name="T204_50"><text:s/></text:span><text:span text:style-name="T204_51">light</text:span><text:span text:style-name="T204_52"><text:s/></text:span><text:span text:style-name="T204_53">is</text:span><text:span text:style-name="T204_54"><text:s/></text:span><text:span text:style-name="T204_55">not</text:span><text:span text:style-name="T204_56"><text:s/></text:span><text:span text:style-name="T204_57">applied</text:span><text:span text:style-name="T204_58">)</text:span></text:p>
        </text:list-item>
        <text:list-item>
          <text:p text:style-name="P205"><text:span text:style-name="T205_1">Robot</text:span><text:span text:style-name="T205_2"><text:s/></text:span><text:span text:style-name="T205_3">with</text:span><text:span text:style-name="T205_4"><text:s/></text:span><text:span text:style-name="T205_5">head</text:span><text:span text:style-name="T205_6"><text:s/>--<text:s/></text:span><text:span text:style-name="T205_7">on</text:span><text:span text:style-name="T205_8"><text:s/></text:span><text:span text:style-name="T205_9">hold</text:span><text:span text:style-name="T205_10"><text:s/></text:span><text:span text:style-name="T205_11">due</text:span><text:span text:style-name="T205_12"><text:s/></text:span><text:span text:style-name="T205_13">to</text:span><text:span text:style-name="T205_14"><text:s/></text:span><text:span text:style-name="T205_15">railing</text:span><text:span text:style-name="T205_16"><text:s/></text:span><text:span text:style-name="T205_17">of</text:span><text:span text:style-name="T205_18"><text:s/></text:span><text:span text:style-name="T205_19">circuit</text:span><text:span text:style-name="T205_20">,<text:s/></text:span><text:span text:style-name="T205_21">but</text:span><text:span text:style-name="T205_22"><text:s/></text:span><text:span text:style-name="T205_23">seems</text:span><text:span text:style-name="T205_24"><text:s/></text:span><text:span text:style-name="T205_25">to</text:span><text:span text:style-name="T205_26"><text:s/></text:span><text:span text:style-name="T205_27">work</text:span><text:span text:style-name="T205_28"><text:s/></text:span><text:span text:style-name="T205_29">fine</text:span></text:p>
        </text:list-item>
        <text:list-item>
          <text:p text:style-name="P206"><text:span text:style-name="T206_1">x</text:span></text:p>
        </text:list-item>
        <text:list-item>
          <text:p text:style-name="P207"><text:span text:style-name="T207_1">x</text:span></text:p>
        </text:list-item>
        <text:list-item>
          <text:p text:style-name="P208"><text:span text:style-name="T208_1">x</text:span></text:p>
        </text:list-item>
        <text:list-item>
          <text:p text:style-name="P209"><text:span text:style-name="T209_1">Maze</text:span></text:p>
        </text:list-item>
      </text:list>
      <text:h text:style-name="P210" text:outline-level="10"><text:bookmark-start text:name="h.ni1r7z4h0gac"/><text:bookmark-end text:name="h.ni1r7z4h0gac"/><text:span text:style-name="T210_1">Software</text:span><text:span text:style-name="T210_2"><text:s/></text:span><text:span text:style-name="T210_3">Labs</text:span></text:h>
      <text:list text:style-name="LS11" xml:id="list65">
        <text:list-item>
          <text:p text:style-name="P211"><text:span text:style-name="T211_1">n</text:span><text:span text:style-name="T211_2">/</text:span><text:span text:style-name="T211_3">a</text:span></text:p>
        </text:list-item>
        <text:list-item>
          <text:p text:style-name="P212"><text:span text:style-name="T212_1">x</text:span></text:p>
        </text:list-item>
        <text:list-item>
          <text:p text:style-name="P213"><text:span text:style-name="T213_1">x</text:span></text:p>
        </text:list-item>
        <text:list-item>
          <text:p text:style-name="P214"><text:span text:style-name="T214_1">x</text:span></text:p>
        </text:list-item>
        <text:list-item>
          <text:p text:style-name="P215"><text:span text:style-name="T215_1">x</text:span></text:p>
        </text:list-item>
        <text:list-item>
          <text:p text:style-name="P216"><text:span text:style-name="T216_1">x</text:span></text:p>
        </text:list-item>
        <text:list-item>
          <text:p text:style-name="P217"><text:span text:style-name="T217_1">n</text:span><text:span text:style-name="T217_2">/</text:span><text:span text:style-name="T217_3">a</text:span></text:p>
        </text:list-item>
        <text:list-item>
          <text:p text:style-name="P218"><text:span text:style-name="T218_1">Head</text:span><text:span text:style-name="T218_2"><text:s/></text:span><text:span text:style-name="T218_3">circuit</text:span></text:p>
        </text:list-item>
        <text:list-item>
          <text:p text:style-name="P219"><text:span text:style-name="T219_1">Head</text:span><text:span text:style-name="T219_2"><text:s/></text:span><text:span text:style-name="T219_3">and</text:span><text:span text:style-name="T219_4"><text:s/></text:span><text:span text:style-name="T219_5">robot</text:span></text:p>
        </text:list-item>
        <text:list-item>
          <text:p text:style-name="P220"><text:span text:style-name="T220_1">x</text:span></text:p>
        </text:list-item>
        <text:list-item>
          <text:p text:style-name="P221"><text:span text:style-name="T221_1">n</text:span><text:span text:style-name="T221_2">/</text:span><text:span text:style-name="T221_3">a</text:span></text:p>
        </text:list-item>
        <text:list-item>
          <text:p text:style-name="P222"><text:span text:style-name="T222_1">x</text:span></text:p>
        </text:list-item>
        <text:list-item>
          <text:p text:style-name="P223"><text:span text:style-name="T223_1">Parking</text:span></text:p>
        </text:list-item>
        <text:list-item>
          <text:p text:style-name="P224"><text:span text:style-name="T224_1">Maz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